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КАРТОЧКА Nr 1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В среднем сколько времени в день Вы смотрите телевизор?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КАРТОЧКА Nr 1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В среднем, сколько времени из того, что смотрите телевизор, Вы проводите за просмотром новостей или передач о политике или актуальных событиях?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КАРТОЧКА Nr 1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В среднем, сколько времени в день Вы слушаете радио?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КАРТОЧКА Nr 1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В среднем, сколько времени из того времени, что слушаете радио, Вы проводите за прослушиванием новостей или передач о политике и актуальных событиях?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КАРТОЧКА Nr 1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В среднем, сколько времени в день Вы проводите за чтением газет?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КАРТОЧКА Nr 1</text:p>
          </table:table-cell>
          <table:table-cell office:value-type="float" office:value="4856" calcext:value-type="float">
            <text:p>4856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И сколько времени Вы читаете о политике и актуальных событиях?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РТОЧКА Nr 2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к часто Вы используете интернет и электронную почту для своих личных нужд, не важно – на работе или дома?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КАРТОЧКА Nr 3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Скажите, насколько, по-вашему, можно доверять людям - думаете Вы, что большинству людей можно доверять или же всегда нужно быть осторожным?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Оцените, пожалуйста, по 10 бальной шкале, где 0 означает «нужно быть очень осторожным», а 10 – «большинству людей можно доверять».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РТОЧКА Nr 4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Используя шкалу на этой карточке, как Вам кажется, попыталось ли большинство людей использовать Вас, если у них была бы такая возможность или они старались бы быть честными?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РТОЧКА Nr 5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Как Вам кажется, в большинстве своем люди готовы помочь другим или они в основном стараются заботиться только о себе?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кажите, пожалуйста, насколько Вы интересуетесь политикой?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Вы...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РТОЧКА Nr 6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Вам столь сложной, что не можете понять, что на самом деле происходит?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КАРТОЧКА Nr 7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асколько Вам тяжело или легко сформировать свое мнение в политических вопросах?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КАРТОЧКА Nr 8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эту карточку, оцените по 10 бальной шкале в какой степени Вы лично доверяете каждой из институций, которые я назову.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означает, что Вы «совершенно не доверяете этой институции», а 10 означает, что Вы ей «доверяете полностью».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аэйму?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Судебно-правовой системе?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Полиции?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Политикам?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Политическим партиям?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Европейскому парламенту?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Организации Объединенных Наций?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string" calcext:value-type="string">
            <text:p>ESS_R04_2008_RUS_LV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В наше время некоторые люди по тем или иным причинам не принимают участие в выборах.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ESS_R04_2008_RUS_LV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Принимали ли Вы участие в последних выборах в Сейм в октябре 2006 года?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какую партию Вы проголосовали на этих выборах?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ESS_R04_2008_RUS_LV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ПРАШИВАЙТЕ У ВСЕХ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4_2008_RUS_LV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уществуют разные способы, как улучшить происходящее в Латвии или предотвратить появление серьезных проблем.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office:value-type="string" calcext:value-type="string">
            <text:p>ESS_R04_2008_RUS_LV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елали ли Вы в течении последних 12 месяцев что-нибудь из перечисленного?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string" calcext:value-type="string">
            <text:p>ESS_R04_2008_RUS_LV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Контактировал с каким-нибудь политиком, должностным лицом правительства или самоуправления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string" calcext:value-type="string">
            <text:p>ESS_R04_2008_RUS_LV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Участвовал в политической партии или какой-либо политической рабочей группе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ESS_R04_2008_RUS_LV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Принимал участие в работе какой-либо другой организации или объединения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ESS_R04_2008_RUS_LV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осил или показывал значок/наклейку кампании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string" calcext:value-type="string">
            <text:p>ESS_R04_2008_RUS_LV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Подписал петицию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ESS_R04_2008_RUS_LV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Принимал участие в санкционированной публичной демонстрации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ESS_R04_2008_RUS_LV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Бойкотировал определенные продукты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ESS_R04_2008_RUS_LV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Есть ли какая-нибудь политическая партия, которая кажется Вам более близкой, чем другие партии?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это партия?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эта партия Вам близка?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Вам кажется, что...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ЗАЧИТАЙТЕ ...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ESS_R04_2008_RUS_LV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СПРАШИВАЙТЕ У ВСЕХ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ESS_R04_2008_RUS_LV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й-либо политической партии?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Членом какой политической партии Вы являетесь?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КАРТОЧКА Nr 9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иногда говорят о «левых» и «правых».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куда бы Вы поместили себя на шкале, где 0 обозначает левых, а 10 – правых?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КАРТОЧКА Nr 10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В целом, насколько Вы удовлетворены своей жизнью?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Ответьте, пожалуйста, используя эту карточку, где 0 означает «очень не удовлетворен», а 10 – «очень удовлетворен».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КАРТОЧКА Nr 10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 сколько Вы удовлетворены нынешним состоянием экономики в Латвии?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КАРТОЧКА Nr 10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Говоря о правительстве Латвии, насколько Вы удовлетворены работой правительства?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КАРТОЧКА Nr 10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 в целом, насколько Вы удовлетворены тем, как работает (действует) демократическая система в Латвии?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КАРТОЧКА Nr 11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Теперь, используя эту карточку, скажите, что в целом Вы думаете о нынешней ситуации в сфере образования в Латвии?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СНОВА КАРТОЧКА Nr 11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Снова используя эту карточку, скажите, пожалуйста, что в целом Вы думаете о нынешней ситуации в области здравоохранения в Латвии?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КАРТОЧКА Nr 12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Используя эту карточку, скажите, пожалуйста, в какой степени Вы согласны или не согласны с каждым из следующих утверждений.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ЗАЧИТАЙТЕ УТВЕРЖДЕНИЯ.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ОДИН ОТВЕТ В КАЖДОЙ СТРОКЕ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сокращения разницы в уровнях доходов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office:value-type="string" calcext:value-type="string">
            <text:p>ESS_R04_2008_RUS_LV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и и лесбиянки должны быть сво- бодны в том, чтобы жить так, как они желают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string" calcext:value-type="string">
            <text:p>ESS_R04_2008_RUS_LV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ужно запретить партии, которые хотят уничтожить демократический строй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string" calcext:value-type="string">
            <text:p>ESS_R04_2008_RUS_LV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а современную науку можно по- ложиться в решении проблем на- шей окружающей среды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АРТОЧКА Nr 13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Некоторые люди, говоря о Европейском союзе, считают, что внутренняя интеграция Европы должна продолжаться.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Другие считают, что она уже зашла слишком далеко.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Используя эту карточку, скажите, какая цифра на шкале лучше всего характеризует Вашу позицию?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А теперь несколько вопросов о переезде жителей из других стран для проживания в Латвии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КАРТОЧКА Nr 14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Теперь, используя эту карточку, скажите, в какой мере Латвии следовало бы разрешить людям той же расы и этнической группы, что и большинство населения Латвии, переезжать жить в Латвию?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РТОЧКА Nr 14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Как насчет людей другой расы или этнической группы, нежели у большинства жителей Латвии?</text:p>
          </table:table-cell>
          <table:table-cell office:value-type="float" office:value="4935" calcext:value-type="float">
            <text:p>4935</text:p>
          </table:table-cell>
        </table:table-row>
        <table:table-row table:style-name="ro1">
          <table:table-cell office:value-type="string" calcext:value-type="string">
            <text:p>ESS_R04_2008_RUS_LV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КАРТОЧКА Nr 14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string" calcext:value-type="string">
            <text:p>ESS_R04_2008_RUS_LV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И как насчет людей из более бедных стран за пределами Европы?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РТОЧКА Nr 15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 целом Вы оцениваете влияние на экономику того, что люди из других стран переезжают сюда – это плохо или хорошо для экономики Латвии?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КАРТОЧКА Nr 16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Используя эту карточку, скажите, как Вы думаете – люди, которые переезжают сюда из других стран, в целом разрушают или обогащают культурную жизнь Латвии?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РТОЧКА Nr 17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Делают ли люди, которые переезжают сюда из других стран, Латвию более хорошим или более плохим местом для жизни?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КАРТОЧКА Nr 18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В целом, как Вы думаете, насколько Вы счастливы?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РТОЧКА Nr 19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Используя эту карточку, скажите, как часто Вы по собственному желанию встречаетесь с друзьями, родственниками или коллегами по работе?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ESS_R04_2008_RUS_LV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кто-нибудь, с кем можете говорить о вопросах личного и интимного характера?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КАРТОЧКА Nr 20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о сравнению с Вашими ровесниками, как часто Вы участвуете в общественной жизни, встречах (по своему желанию, вне работы)?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ESS_R04_2008_RUS_LV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тановились ли Вы или кто-то из членов вашего домохозяйства жертвами кражи или нападения в течении последних 5 лет?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чувствуете или чувствовали бы себя, идя в одиночестве по району, в котором живете в темное время суток?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чувствуете/ чувствовали бы себя...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КАРТОЧКА Nr 21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Как часто Вас беспокоит то, что Ваш дом могут ограбить?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Выберите, пожалуйста, ответ из этой карточки..</text:p>
          </table:table-cell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string" calcext:value-type="string">
            <text:p>ESS_R04_2008_RUS_LV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Это беспокойство...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ESS_R04_2008_RUS_LV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КАРТОЧКА Nr 21</text:p>
          </table:table-cell>
          <table:table-cell office:value-type="float" office:value="4953" calcext:value-type="float">
            <text:p>4953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Беспокоит ли Вас и как часто то, что Вы можете стать жертвой насильственного преступления?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Выберите, пожалуйста, ответ из этой карточки.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string" calcext:value-type="string">
            <text:p>ESS_R04_2008_RUS_LV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Это беспокойство, связанное с возможностью оказаться жертвой преступления,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string" calcext:value-type="string">
            <text:p>ESS_R04_2008_RUS_LV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Теперь несколько вопросов о терроризме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Как Вы думаете, в ближайшие 12 месяцев нападение террористов в какой-либо Европейской стране...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ак Вы думаете, в ближайшие 12 месяцев нападение террористов в Латвии... ЗАЧИТАЙТЕ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Как Вы думаете, в ближайшие 12 месяцев нападение террористов в Латвии... ЗАЧИТАЙТЕ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КАРТОЧКА Nr 22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Используя эту карточку скажите, пожалуйста, в какой степени Вы согласны или не согласны с этими утверждениями.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ЗАЧИТАЙТЕ УТВЕРЖДЕНИЯ.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ОДИН ОТВЕТ В КАЖДОЙ СТРОКЕ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Если бы в Латвии кого-то подозревали в планировании террористического акта, то у полиции должно быть право задержать его до тех пор, пока не выяснится его непричастность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string" calcext:value-type="string">
            <text:p>ESS_R04_2008_RUS_LV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ытки заключенных в Латвийских тюрьмах не оправданы, даже если с их помощью возмож- но получить информацию, которая может предотвратить террористический акт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ледующие вопросы будут о Вас лично</text:p>
          </table:table-cell>
          <table:table-cell office:value-type="float" office:value="4967" calcext:value-type="float">
            <text:p>4967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ое в целом у Вас здоровье?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но...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Ограничивает ли Вас каким-либо образом в повседневной жизни длительная болезнь, слабость или проблемы душевного характера?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office:value-type="string" calcext:value-type="string">
            <text:p>ESS_R04_2008_RUS_LV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ЕСЛИ ДА, в какой степени это Вам мешает?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string" calcext:value-type="string">
            <text:p>ESS_R04_2008_RUS_LV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Считаете ли Вы себя принадлежащим к какой-нибудь из религий или конфессий?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 какой религии или конфессии Вы себя причисляете?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string" calcext:value-type="string">
            <text:p>ESS_R04_2008_RUS_LV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Считали ли Вы себя когда-либо принадлежащим какой-нибудь религии или конфессии?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 какой религии или конфессии?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КАРТОЧКА Nr 23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принадлежите ли Вы к какой-нибудь религии или конфессии, насколько Вы религиозны?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РТОЧКА Nr 24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е считая такие особые события как свадьбы и похороны, как часто в повседневной жизни Вы посещаете религиозные службы?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РТОЧКА Nr 24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е считая религиозные богослужения, как часто вообще Вы молитесь?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string" calcext:value-type="string">
            <text:p>ESS_R04_2008_RUS_LV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Считаете ли Вы, что принадлежите к такой группе, которую дискриминируют в Латвии?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За что Вас дискриминируют?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За...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ЫЯСНИТЕ: ‘Какие другие причины?'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string" calcext:value-type="string">
            <text:p>ESS_R04_2008_RUS_LV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 Латвии?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string" calcext:value-type="string">
            <text:p>ESS_R04_2008_RUS_LV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Гражданство какой страны у Вас есть?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string" calcext:value-type="string">
            <text:p>ESS_R04_2008_RUS_LV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Вы родились в Латвии?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string" calcext:value-type="string">
            <text:p>ESS_R04_2008_RUS_LV_8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й стране Вы родились?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string" calcext:value-type="string">
            <text:p>ESS_R04_2008_RUS_LV_8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КАРТОЧКА Nr 25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Когда Вы впервые переехали жить в Латвию?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string" calcext:value-type="string">
            <text:p>ESS_R04_2008_RUS_LV_8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каком/ каких языках Вы в основном общаетесь дома?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string" calcext:value-type="string">
            <text:p>ESS_R04_2008_RUS_LV_8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ВПИШИТЕ НЕ БОЛЬШЕ ДВУХ ЯЗЫКОВ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string" calcext:value-type="string">
            <text:p>ESS_R04_2008_RUS_LV_85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Считаете ли Вы, что принадлежите к какой-либо группе этнических меньшинств в Латвии?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string" calcext:value-type="string">
            <text:p>ESS_R04_2008_RUS_LV_8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Ваш отец родился в Латвии?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string" calcext:value-type="string">
            <text:p>ESS_R04_2008_RUS_LV_8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й стране родился Ваш отец?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string" calcext:value-type="string">
            <text:p>ESS_R04_2008_RUS_LV_8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8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Ваша мать родилась в Латвии?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string" calcext:value-type="string">
            <text:p>ESS_R04_2008_RUS_LV_8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й стране родилась Ваша мать?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ESS_R04_2008_RUS_LV_8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КАРТОЧКА 2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Используя эту карточку, скажите, в какой степени Вы согласны или не согласны со следующими утверждениями.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ОДИН ОТВЕТ В КАЖДОЙ СТРОКЕ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Большая разница в доходах людей допустима, так как талант и усилия следует оценивать должным образом.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string" calcext:value-type="string">
            <text:p>ESS_R04_2008_RUS_LV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Школа должна учить детей следовать правилам и быть дисциплинированным.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string" calcext:value-type="string">
            <text:p>ESS_R04_2008_RUS_LV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Женщине следует быть готовой работать меньше на оплачиваемой работе из-за семьи.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office:value-type="string" calcext:value-type="string">
            <text:p>ESS_R04_2008_RUS_LV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Чтобы общество было справедливым, различия в материальном благосостоянии людей должны быть небольшими.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 office:value-type="string" calcext:value-type="string">
            <text:p>ESS_R04_2008_RUS_LV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арушителям закона следует выносить намного более суровые приговоры, нежели сейчас.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string" calcext:value-type="string">
            <text:p>ESS_R04_2008_RUS_LV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огда рабочих мест становится меньше, мужчины должны иметь приоритет перед женщинами на рынке труда.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КАРТОЧКА 27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 Вашему мнению, из каждых ста человек трудооспособного возраста в Латвии сколько являются безработными и ищут работу?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Выберите ответ из вариантов на карточке!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СНОВА КАРТОЧКА 27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И сколько человек, по-вашему, в Латвии из каждых 100 человек трудоспособного возраста имеют инвалидность или длительно больны?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СНОВА КАРТОЧКА 27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Из каждых 100 человек трудоспособного возраста в Латвии сколько, по-вашему, не имеют денег, чтобы обеспечить основные потребности, самое необходимое?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КАРТОЧКА 27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И сколько человек из 100 человек трудоспособного возраста в Латвии, по вашему мнению, родились за пределами Латвии?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В продолжение — несколько вопросов о том, как обстоят дела у различных групп населения в Латвии.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КАРТОЧКА 28.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Что, в целом, Вы думаете о материальном положении пенсионеров?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Дайте, пожалуста, свою оценку по шкале от ноля до десяти, где 0 означает «очень плохое», а 10 – «очень хорошее».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АРТОЧКА 28.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Какое, по-вашему, материальное положение безработных?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Воспользуйтесь той же карточкой!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АРТОЧКА 28.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Как Вы оцениваете обеспечение работающих родителей доступными с финансовой точки зрения услугами по уходу за детьми (детсады, дневные центры и т.д.)?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РТОЧКА 28.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Какое у Вас мнение в целом о возможностях молодых людей найти в Латвии свою первую работу на полную ставку?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КАРТОЧКА 29.</text:p>
          </table:table-cell>
          <table:table-cell office:value-type="float" office:value="5022" calcext:value-type="float">
            <text:p>5022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Есть много мнений о том, что должно входить в задачи государства, а что – нет.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цените, пожалуйста, по шкале от ноля до десяти, в какой степени государство должнo быть ответственно за каждую из задач, которые я Вам назову.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Ноль означает «это вообще не должно входить в обязанности государства», а 10 – «это должно быть всецело обязанностью государства».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Итак...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ДИН ОТВЕТ В КАЖДОЙ СТРОКЕ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...обеспечивать работой любого, кто того желает?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обеспечивать адекватные услуги здравоохранения больным?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обеспечивать премлемое материальное положение пожилым людям?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КАРТОЧКА 29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И в какой степени в обязанности государства должно входить...</text:p>
          </table:table-cell>
          <table:table-cell office:value-type="float" office:value="5031" calcext:value-type="float">
            <text:p>503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...обеспечение приемлемого материального положения безработным?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...обеспечение работающих родителей достаточными услугами по уходу за детьми?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...предоставление оплачиваемого отпуска тем, кто временно должен ухаживать за больным членом семьи?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Теперь я задам Вам вопросы о влиянии социальных гарантий и услуг на различные сферы жизни в Латвии.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циальные гарантии и услуги — это, к приемру, здравоохранение, пенсии, различные пособия.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КАРТОЧКА 30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ьзуясь каротчкой скажите, в какой степени вы согласны или не согласны с тем, что латвийская система социальной помощи и пособий...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ОДИН ОТВЕТ В КАЖДОЙ СТРОКЕ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...создаёт слишком большую нагрузку на экономику?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office:value-type="string" calcext:value-type="string">
            <text:p>ESS_R04_2008_RUS_LV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...препятствует распространению бедности?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ESS_R04_2008_RUS_LV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...ведёт к более равному обществу?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string" calcext:value-type="string">
            <text:p>ESS_R04_2008_RUS_LV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...побуждает людей из других стран переезжать жить сюда?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string" calcext:value-type="string">
            <text:p>ESS_R04_2008_RUS_LV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...слишком дорого обходится бизнезу в виде налогов?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string" calcext:value-type="string">
            <text:p>ESS_R04_2008_RUS_LV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...позволяет легче совмещать работу и семейную жизнь?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КАРТОЧКА 30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И в какой мере Вы согласны или не согласны с тем, что латвийская система социальной помощи и пособий...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ОДИН ОТВЕТ В КАЖДОЙ СТРОКЕ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...делает людей ленивыми?</text:p>
          </table:table-cell>
          <table:table-cell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ESS_R04_2008_RUS_LV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...уменьшает желание людей заботиться друг о друге?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ESS_R04_2008_RUS_LV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...делает людей менее готовыми заботиться о самих себе и своих семьях?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КАРТОЧКА 31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родолжим тему системы социальной помощи и пособий.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Скажите, насколько эффективно здравоохранение в Латвии?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Оцените эффективность по шкале от ноля до десяти, где 0 – «очень неэффективна», а 10 – «очень эффективна».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КАРТОЧКА 31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И насколько эффективны, по-вашему, налоговые службы в том, что касается обработки запросов вовремя, избежания ошибок и предотвращения мошенничеств?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РТОЧКА 32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Как Вы считаете, дают ли латвийские врачи и медсестры особые приемущества некоторым людям или относятся ко всем одинаково?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Выберите ответ по шкале, где ноль означает «дают особые приемущества некоторым людям», а 10 – «относятся ко всем одинаково».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КАРТОЧКА 32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Используя ту же шкалу, оцените, дают ли латвийские налоговые службы особые приемущества некоторым людям или относятся ко всем одинаково?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КАРТОЧКА 33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Многие социальные пособия и услуги покрываются за счет налогов.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Если бы правительство оказалось перед выбором: увеличить налоги и расходы на социальные пособия и услуги ИЛИ снизить налоги и тратить меньше на социальные пособия и услуги, как следовало бы поступить?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Выберите свой ответ из вариантов на карточке!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КАРТОЧКА 3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редставьте двух человек, один из которых зарабатывает вдвое больше, чем другой.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Какое из трех утверждений на карточке лучше всего соответствует Вашему мнению о том, сколько они должны платить налогов?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РТОЧКА 35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Существует мнение, у тех, у кого большие доходы, государственная пенсия тоже должна быть больше, потому что они платят больше налогов.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Другое мнение — что те, кто зарабатывает меньше, должны получать большую пенсию от государства, так как нуждаются в ней в большей мере.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кое из трех утверждений на этой карточке лучше всего соответствует Вашему мнению?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КАРТОЧКА 36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Есть мнение, что те, кто много зарабатывает должны получать большие пособия, если они временно становятся безработными, потому что они заплатили больше налогов.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Другое мнение – те, кто зарабатывает мало, должны получать большие пособия, потому что они в них более нуждаются.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Скажите, с каким из утверждений на карточке Вы согласны?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РТОЧКА 37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Если мы говорим о людях, которые переезжают жить в Латвию из других стран, как Вы думаете, через какое время они должны получать те же права на социальную помощь и пособия, что и местные жители?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Выберите, пожалуйста, один ответ из вариантов, предложенных в карточке!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РТОЧКА 38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Многие из тех, кто переезжают жить в Латвию из других стран, платят налоги и пользуются социальной помощью и пособиями.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 Вы думаете, в целом приезжие из других стран получают больше, нежели отдают, или наоборот – отдают больше, чем получают?</text:p>
          </table:table-cell>
          <table:table-cell office:value-type="float" office:value="5078" calcext:value-type="float">
            <text:p>5078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КАРТОЧКА 39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Ислпользуя карточку, скажите, пожалуйста, насколько Вы согласны или не согласны с каждым из следующих утверждений о людях в Латвии.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ОДИН ОТВЕТ В КАЖДОЙ СТРОКЕ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Большинство безработных на самом деле и не пытаются найти работу.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ESS_R04_2008_RUS_LV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Многие из тех, у кого очень низкие доходы, получают в виде пособий меньше, чем им полагается по закону.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ESS_R04_2008_RUS_LV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Многим людям удается получать пособия и услуги, которые им не положены по закону.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string" calcext:value-type="string">
            <text:p>ESS_R04_2008_RUS_LV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В Латвии недостаточно пособий, чтобы помочь по-настоящему нуждающимся людям.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string" calcext:value-type="string">
            <text:p>ESS_R04_2008_RUS_LV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Работники часто притворяются больными, чтобы остаться дома.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РТОЧКА 40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В Латвии обсуждается вопрос о стоимости государственной системы здравоохранения.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Представьте следующие 10 лет.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кое из утверждений в карточке наиболее близко Вашему мнению?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В БЛИЖАЙШИЕ 10 ЛЕТ: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КАРТОЧКА 41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Расходы госуддарства на пенсии – тоже актуальный вопрос.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Представьте следующие 10 лет.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Какое из утверждений в карточке наиболее близко Вашему мнению?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В БЛИЖАЙШИЕ 10 ЛЕТ: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Далее мы зададим Вам вопросы о том, что, по–вашему, может произойти в ближайшие 12 месяцев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КАРТОЧКА 42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Насколько возможно, что в течение ближайших 12-ти месяцев Вы станете безработным и будете искать работу не менее 4-х месяцев подряд?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string" calcext:value-type="string">
            <text:p>ESS_R04_2008_RUS_LV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КАРТОЧКА 42 Насколько возможно, что в течение ближайших 12-ти месяцев Вы будете вынуждены уделять меньше, нежели Вам хотелось бы, времени оплачиваемой работе из-за необходимости ухаживать за членами семьи или родственниками?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ПРАШИВАТЬ У ВСЕХ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КАРТОЧКА 42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И насколько возможно, что в ближайшие 12 месяцев будут периоды, когда у Вас не будет достаточно денег, чтобы оплатить расходы по хозяйству?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КАРТОЧКА 42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Насколько возможно, что в течение ближайших 12-ти месяцев в случае болезни Вы не сможете получить необходимую медицинскую помощь?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string" calcext:value-type="string">
            <text:p>ESS_R04_2008_RUS_LV_14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Как Вы считаете, по достижении какого возраста обычно людей перестают называть молодыми?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ESS_R04_2008_RUS_LV_14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ВНИМАНИЕ: Если респондент отвечает «зависит от человека» или «никогда», примите ответ и НЕ переспрашивайте.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string" calcext:value-type="string">
            <text:p>ESS_R04_2008_RUS_LV_14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Если респондент называет интервал возрастов, попросите назвать конкретный возраст из этого интервала.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string" calcext:value-type="string">
            <text:p>ESS_R04_2008_RUS_LV_14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ВПИШИТЕ ВОЗРАСТ: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ESS_R04_2008_RUS_LV_14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И по достижении какого возраста, по-вашему, людей обычно начинают называть старыми?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string" calcext:value-type="string">
            <text:p>ESS_R04_2008_RUS_LV_14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ВНИМАНИЕ: Если респондент отвечает «зависит от человека» или «никогда», примите ответ и НЕ переспрашивайте.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string" calcext:value-type="string">
            <text:p>ESS_R04_2008_RUS_LV_14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Если респондент называет интервал возрастов, попросите назвать конкретный возраст из этого интервала.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string" calcext:value-type="string">
            <text:p>ESS_R04_2008_RUS_LV_14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ВПИШИТЕ ВОЗРАСТ: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КАРТОЧКА 43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Используя эту карточку, скажите, пожалуйста, какая из букв лучше всего соответствует той возрастной группе, к которой Вы себя причисляете?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считаете себя очень молодым/-ой, выберите первый вариант.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считаете себя очень старым, выберите последний.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считаете иначе, выберите один из вариантов между ними.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Просто назовите букву, которя соответствует выбранному варианту.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КАРТОЧКА 44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Используя эту карточку, оцените, пожалуйста, насколько сильно у Вас чувство принадлежности к этой возрастной группе.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Выберите Ваш ответ по шкале, где ноль означает «очень слабое чувство принадлежности», а 10 – «очень сильно чувство принадлежности».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ВНИМАНИЕ!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Речь идет о принадлежности к той возрастной группе, которую респондент указал в предыдущем вопросе.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Теперь – вопросы о социальном статусе людей разного возраста.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Социальный статус – это престиж, положение в обществе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КАРТОЧКА 45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Мне интересно Ваше мнение о том, каким, по-вашему, большинство людей в Латвии видят статус людей разных возрастных групп.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Используя эту карточку, скажите, каким большинство видят статус...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...людей в возрасте от 20 до 29 лет?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...людей в возрасте от 40 до 49 лет?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...людей старше 70 лет?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Теперь – несколько вопросов о тех, кому от 20 до 29 лет.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КАРТОЧКА 46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Используя эту карточку, оцените, пожалуйста, по шкале от ноля до десяти, насколько Вас беспокоит то, что я сейчас назову.</text:p>
          </table:table-cell>
          <table:table-cell office:value-type="float" office:value="5126" calcext:value-type="float">
            <text:p>5126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Ноль означает «нисколько не беспокоит», 10 означает «очень беспокоит».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Итак, насколько Вас беспокоит...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...возможность того, что работодатели могут более охотно принимать на рабо- ту людей в возрасте от 20 до 29 лет, нежели тех, кому 40 и больше лет?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КАРТОЧКА 47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Как Вы думаете, основная масса людей в возрасте от 20 до 29 лет имеют хорошее или плохое влияние на устои, традиции и образ жизни в Латвии?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Выберите Ваш ответ по карточке, где ноль означает «очень плохое влияние», а десять – «очень хорошее влияние».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КАРТОЧКА 48</text:p>
          </table:table-cell>
          <table:table-cell office:value-type="float" office:value="5133" calcext:value-type="float">
            <text:p>5133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В целом Вы думаете, что люди в возрасте от 20 до 29 лет вносят очень маленький или очень большой вклад в экономику Латвии?</text:p>
          </table:table-cell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Оцените, пожалуйста, по шкале от ноля до десяти, где ноль означает «вносят очень маленький вклад», а 10 – «вносят очень большой вклад в экономику».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Теперь несколько вопросов о людях старше 70-ти лет.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КАРТОЧКА 49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Воспользуйтесь карточкой и скажите, считаете ли Вы, что люди старше семидесяти лет обременяют систему здравоохранения Латвии или нет?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Ноль означает «не обременяют», а десять означает «очень обременяют».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РТОЧКА 50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к Вы думаете, люди старше 70-ти лет в целом оказывают хорошее или плохое влияние на устои, традиции и образ жизни в Латвии?</text:p>
          </table:table-cell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Выберите свой ответ по шкале, где ноль означает «очень плохое влияние», а 10 – «очень хорошее влияние».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КАРТОЧКА 51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В целом Вы думаете, что люди старше 70 лет вносят очень маленький или очень большой вклад в экономику Латвии?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Оцените, пожалуйста, по шкале от ноля до десяти, где 0 означает «вносят очень маленький вклад», а 10 – «вносят очень большой вклад в экономику».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До этого мы задавали Вам вопросы о Ваших взглядах.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Теперь же спросим Вас о том, что, по–вашему, думают большинство людей в Латвии о людях разного возраста.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КАРТОЧКА 52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Используя карточку скажите, насколько вероятно, что большинство жителей Латвии считают людей в возрасте от 20 до 29 лет...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дружелюбными?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string" calcext:value-type="string">
            <text:p>ESS_R04_2008_RUS_LV_156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компетентными?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string" calcext:value-type="string">
            <text:p>ESS_R04_2008_RUS_LV_157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имеющими высокие моральные стандарты?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ESS_R04_2008_RUS_LV_15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достойными уважения?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КАРТОЧКА 52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Теперь представьте людей старше 70-ти лет.</text:p>
          </table:table-cell>
          <table:table-cell office:value-type="float" office:value="5154" calcext:value-type="float">
            <text:p>5154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Используя ту же карточку, скажите, насколько вероятно, что большинство жителей Латвии считают людей старше 70-ти лет...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...дружелюбными?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string" calcext:value-type="string">
            <text:p>ESS_R04_2008_RUS_LV_16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...компетентными?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string" calcext:value-type="string">
            <text:p>ESS_R04_2008_RUS_LV_161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...имеющими высокие моральные стандарты?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ESS_R04_2008_RUS_LV_162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...достойными уважения?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КАРТОЧКА 53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Скажите, по-вашему, насколько приемлемым или неприемлемым большинство жителей Латвии посчитали бы ситуацию, если человек в возрасте 30-ти лет с подходящей квалификацией был бы назначен их начальником?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Используйте эту карточку, где ноль означает «совершенно неприемлемо», а десять – «совершенно приемлемо».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СНОВА КАРТОЧКА 53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Скажите, по-вашему, насколько приемлемым или неприемлемым большинство латвийцев посчитали бы ситуацию, если человек старше 70-ти лет с подходящей квалификацией был бы назначен их начальником?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Используйте эту карточку, где ноль означает «совершенно неприемлемо», а десять – «совершенно приемлемо».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КАРТОЧКА 54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Теперь, используя эту карточку, скажите, пожалуйста, насколько вероятно, что большинство жителей Латвии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завидуют тем, кому от 20 до 29 лет?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string" calcext:value-type="string">
            <text:p>ESS_R04_2008_RUS_LV_166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жалеют тех, кому от 20 до 29 лет?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string" calcext:value-type="string">
            <text:p>ESS_R04_2008_RUS_LV_167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восхищаются теми, кому от 20 до 29 лет?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string" calcext:value-type="string">
            <text:p>ESS_R04_2008_RUS_LV_168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презирают тех, кому от 20 до 29 лет?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СНОВА КАРТОЧКА 54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И насколько вероятно, что большинство жителей Латвии...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завидуют тем, кто старше 70-ти?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string" calcext:value-type="string">
            <text:p>ESS_R04_2008_RUS_LV_170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жалеют тех, кто старше 70-ти?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office:value-type="string" calcext:value-type="string">
            <text:p>ESS_R04_2008_RUS_LV_171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восхищаются теми, кто старше 70-ти?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office:value-type="string" calcext:value-type="string">
            <text:p>ESS_R04_2008_RUS_LV_172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...презирают тех, кто старше 70-ти?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Теперь несколько вопросов о вашем собственном мнении о людах разных возрастов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КАРТОЧКА 55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Используя эту карточку, скажите, насколько негативно или позитивно Вы относитель к людям в возрасте от 20 до 29 лет?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Пожалуйста, выберите ответ по шкале от ноля до десяти, где 0 означает «очень негативно», а 10 – «очень позитивно».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КАРТОЧКА 55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И в целом насколько негативно или позитивно Вы относитесь к людям старше семидесяти лет?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Возпользуйтесь той же карточкой!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КАРТОЧКА 56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Используя эту карточку, скажите, как часто в течение последнего года кто-либо относился к Вам предвзято или несправедливо из-за...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...Вашего возраста?</text:p>
          </table:table-cell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string" calcext:value-type="string">
            <text:p>ESS_R04_2008_RUS_LV_176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...Вашего пола?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string" calcext:value-type="string">
            <text:p>ESS_R04_2008_RUS_LV_177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...Вашей этнической или рассовой принадлежности?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СНОВА КАРТОЧКА 56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И как часто в течение последнего года Вы ощущали, что кто-то относился к Вам менее уважительно из-за Вашего возраста?</text:p>
          </table:table-cell>
          <table:table-cell office:value-type="float" office:value="5185" calcext:value-type="float">
            <text:p>5185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Например, игнорировал Вас или смотрел на Вас свысока.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Воспользуйтей той же карточкой.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СНОВА КАРТОЧКА 56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И немного подробнее – как часто в течение последнего года кто–либо относился к Вам откровенно плохо из-за Вашего возраста?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Например, оскорблял, физически угрожал, отказываля от Вашей помощи?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Воспользуйтесь той же карточкой.</text:p>
          </table:table-cell>
          <table:table-cell office:value-type="float" office:value="5190" calcext:value-type="float">
            <text:p>5190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Теперь вопросы сначала о Ваших друзьях, а затем – о семье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КАРТОЧКА 57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Сколько примерно у Вас друзей (исключая членов семьи) моложе 30-ти лет?</text:p>
          </table:table-cell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Выберите ответ из карточки!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КАРТОЧКА 58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Скажите, можете ли Вы обсуждать с этими друзьями (или одним из них) свои личные проблемы, чувства, убеждения и т.д.?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Выберите, пожалуйста, ответ из вариантов в карточке!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КАРТОЧКА 59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Сколько примерно у Вас друзей старше 70-ти лет (не считая членов семьи)?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Выберите свой ответ из карточки!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КАРТОЧКА 60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жете ли Вы обсуждать с этими друзьями (или одним из них) свои личные проблемы, чувства, убеждения и т.д.?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Выберите, пожалуйста, ответ из вариантов в карточке!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string" calcext:value-type="string">
            <text:p>ESS_R04_2008_RUS_LV_18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Есть ли у Вас дети или внуки в возрасте от 15-ти до 30-ти лет?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СНОВА КАРТОЧКА 60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жете ли Вы обсуждать со своими детьми или внуками (или одним из них) свои личные проблемы, чувства, убеждения и т.д.?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ESS_R04_2008_RUS_LV_18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Есть ли в Вашей семье кто-то старше 70-ти лет?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СНОВА КАРТОЧКА 60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жете ли Вы обсуждать с этими членами своей семьи (или одним из них) свои личные проблемы, чувства, убеждения и т.д.?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Работали ли Вы на оплачиваемой работе или на добровольных началах в течение последнего месяца?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ЕСЛИ ДА: Это была только оплачиваемая, или только добровольная работа, или и та, и другая?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КАРТОЧКА 61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Сколько из этого времени Вы провели за работой вместе с коллегами, которым от 20 до 29 лет?</text:p>
          </table:table-cell>
          <table:table-cell office:value-type="float" office:value="5211" calcext:value-type="float">
            <text:p>5211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НИМАНИЕ: «это время» – время проведенное на оплачиваемой или добровольной работе, о котом шла речь в вопросе Е49.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Если у респондента нет коллег этого возраста, отметьте вариант «нисколько».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СНОВА КАРТОЧКА 61</text:p>
          </table:table-cell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И сколько из этого времени Вы провели за работой вместе с коллегами старше 70-ти?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Воспользуйтей той же карточкой.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ВНИМАНИЕ: «это время» – время проведенное на оплачиваемой или добровольной работе, о котом шла речь в вопросе Е49.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Если у респондента нет коллег этого возраста, отметьте вариант «нисколько».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РТОЧКА 62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В целом как Вы воспринимаете людей в возрасте от 20 до 29 лет и старше 70-ти лет в Латвии?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Выберите один вариант из карточки.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Я ВОСПРИНИМАЮ ЛЮДЕЙ В ВОЗРАСТЕ ОТ 20 ДО 29 ЛЕТ И СТАРШЕ 70 ЛЕТ: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КАРТОЧКА 63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Скажите, пожалуйста, насколько Вам важно относиться непредвзято к людям разных возрастов?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Выберите Ваш ответ по шкале от ноля до десяти, где 0 означает «совершенно не важно», а 10 – «очень важно».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СНОВА КАРТОЧКА 63</text:p>
          </table:table-cell>
          <table:table-cell office:value-type="float" office:value="5223" calcext:value-type="float">
            <text:p>522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И насколько Вам важно, чтобы окружающие воспринимали Вас как человека, который относится непредвзято к людям разных возрастов?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КАРТОЧКА 64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Насколько сильна, на Ваш взгляд, в Латвии дискриминация по возрастному признаку – будь то дискриминация молодых или пожилых людей?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Выберите Ваш ответ из карточки!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ESS_R04_2008_RUS_LV_197</text:p>
          </table:table-cell>
          <table:table-cell office:value-type="string" calcext:value-type="string">
            <text:p>F0a</text:p>
          </table:table-cell>
          <table:table-cell office:value-type="string" calcext:value-type="string">
            <text:p>В каком году Вы родились?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string" calcext:value-type="string">
            <text:p>ESS_R04_2008_RUS_LV_198</text:p>
          </table:table-cell>
          <table:table-cell office:value-type="string" calcext:value-type="string">
            <text:p>F0b</text:p>
          </table:table-cell>
          <table:table-cell office:value-type="string" calcext:value-type="string">
            <text:p>ОТМЕТЬТЕ НЕ СПРАШИВАЯ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ESS_R04_2008_RUS_LV_199</text:p>
          </table:table-cell>
          <table:table-cell office:value-type="string" calcext:value-type="string">
            <text:p>F1a</text:p>
          </table:table-cell>
          <table:table-cell office:value-type="string" calcext:value-type="string">
            <text:p>Помимо Вас, сколько человек (в том числе детей) регулярно проживают здесь как члены этого домохозяйства?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ESS_R04_2008_RUS_LV_199</text:p>
          </table:table-cell>
          <table:table-cell office:value-type="string" calcext:value-type="string">
            <text:p>F1a</text:p>
          </table:table-cell>
          <table:table-cell office:value-type="string" calcext:value-type="string">
            <text:p>ВПИШИТЕ ЧИСЛО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4_2008_RUS_LV_2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Пол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ESS_R04_2008_RUS_LV_20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он (она) родилися (родилась)?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КАРТОЧКА 65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Используя эту карточку, скажите, кем этот человек приходится Вам?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РТОЧКА 66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кое из определений лучше всего описывает местность, в которой Вы проживаете?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РТОЧКА 67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й самый высокий уровень полученного Вами образования?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КАРТОЧКА 68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какой из перечисленных областей Вы имеете наивысшую квалификацию (в соответствии с образованием)?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ЗАМЕТКА ИНТЕРВЬЮЕРУ: Если респондент имеет одинаково высокую квалификацию сразу в нескольких областях, отметьте код 01.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ESS_R04_2008_RUS_LV_20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ВОПРОС ВСЕМ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ESS_R04_2008_RUS_LV_20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Примерно сколько полных лет Вы получали образование – очно или заочно?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string" calcext:value-type="string">
            <text:p>ESS_R04_2008_RUS_LV_20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Назовите, пожалуйста, в эквиваленте полного времени, включая обязательное образование.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ESS_R04_2008_RUS_LV_20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ЗАМЕТКА ИНТЕРВЬЮЕРУ: округлите ответ до полных лет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string" calcext:value-type="string">
            <text:p>ESS_R04_2008_RUS_LV_20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ВПИШИТЕ: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КАРТОЧКА 69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Используя эту карточку, скажите, какое из этих описаний относится к тому, что Вы делали в течении последних 7 дней?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ыберите все, которые подходят.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СПРОСИТЕ: Какие- нибудь еще?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СНОВА КАРТОЧКА 69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И что из указанного лучше всего характеризует Ваше положение (в течении последних 7 дней)?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Выберите, пожалуйста, один вариант.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ESS_R04_2008_RUS_LV_20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СНОВА КАРТОЧКА 69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string" calcext:value-type="string">
            <text:p>ESS_R04_2008_RUS_LV_20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Могу ли я уточнить, работали ли Вы на оплачиваемой работе час или больше в течении последних 7 дней?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string" calcext:value-type="string">
            <text:p>ESS_R04_2008_RUS_LV_2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Работали ли Вы когда–нибудь на оплачиваемой работе?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string" calcext:value-type="string">
            <text:p>ESS_R04_2008_RUS_LV_2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 каком году Вы в последний раз работали на оплачиваемой работе?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string" calcext:value-type="string">
            <text:p>ESS_R04_2008_RUS_LV_2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ПИШИТЕ ГОД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office:value-type="string" calcext:value-type="string">
            <text:p>ESS_R04_2008_RUS_LV_2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 Вашем основном месте работы Вы являетесь/ были...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ESS_R04_2008_RUS_LV_2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21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Как много наёмных работников работает/ работало у Вас?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string" calcext:value-type="string">
            <text:p>ESS_R04_2008_RUS_LV_21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ВПИШИТЕ число работников: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office:value-type="string" calcext:value-type="string">
            <text:p>ESS_R04_2008_RUS_LV_2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Вы имеете трудовой договор...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ESS_R04_2008_RUS_LV_2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Включая Вас, примерно сколько человек работают/работали на Вашем обычном месте работы?</text:p>
          </table:table-cell>
          <table:table-cell office:value-type="float" office:value="5263" calcext:value-type="float">
            <text:p>5263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2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Входит (входило ли) в Ваши обязанности на основном месте работы следить и отвечать за работу других сотрудников?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office:value-type="string" calcext:value-type="string">
            <text:p>ESS_R04_2008_RUS_LV_21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За работу скольких сотрудников Вы (были) ответственны?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office:value-type="string" calcext:value-type="string">
            <text:p>ESS_R04_2008_RUS_LV_21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ВПИШИТЕ: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СПРАШИВАЙТЕ У ВСЕХ, КТО РАБОТАЕТ ИЛИ РАБОТАЛ РАНЬШЕ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КАРТОЧКА 70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Сейчас я зачитаю несколько вещей о вашей трудовой жизни.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Используя эту карточку, скажите, пожалуйста, в какой степени руководство на Вашем месте работы позволяет/позволяло Вам...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решать, как организовать свою ежедневную работу?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влиять на стратегические решения, касающиеся деятельности организации?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string" calcext:value-type="string">
            <text:p>ESS_R04_2008_RUS_LV_2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Сколько часов в неделю Вы должны (были) работать по договору на своей основной работе, не считая сверхурочные (оплачиваемые или нет)?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string" calcext:value-type="string">
            <text:p>ESS_R04_2008_RUS_LV_22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Невзирая на то, сколько часов Вы должны (были) работать в соответствии с договором, сколько часов в неделю Вы обычно работаете на основной работе, включая оплачиваемые или не оплачиваемые сверхурочные?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string" calcext:value-type="string">
            <text:p>ESS_R04_2008_RUS_LV_22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Как называется (называлась) Ваша должность, и в какой отрасли Вы работаете (работали)?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string" calcext:value-type="string">
            <text:p>ESS_R04_2008_RUS_LV_22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АРТОЧКА 71</text:p>
          </table:table-cell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В организации какого вида Вы работаете (работали)?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string" calcext:value-type="string">
            <text:p>ESS_R04_2008_RUS_LV_224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Какая у Вас (была) должность на основном месте работы?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office:value-type="string" calcext:value-type="string">
            <text:p>ESS_R04_2008_RUS_LV_224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2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Какая у Вас (была) профессия на основном месте работы?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string" calcext:value-type="string">
            <text:p>ESS_R04_2008_RUS_LV_22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Кем Вы там работаете (работали)?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string" calcext:value-type="string">
            <text:p>ESS_R04_2008_RUS_LV_22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2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Какое обучение или квалификация были необходимы, чтобы выполнять эту работу?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string" calcext:value-type="string">
            <text:p>ESS_R04_2008_RUS_LV_22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2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В течении последних 10 лет выполняли ли вы какую-нибудь оплачиваемую работу в другой стране длительностью 6 месяцев или больше?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string" calcext:value-type="string">
            <text:p>ESS_R04_2008_RUS_LV_22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Были ли Вы когда-нибудь безработным и искали работу в течении более чем 3-х месяцев?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ESS_R04_2008_RUS_LV_22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Продолжался ли какой-то из этих периодов 12 месяцев или дольше?</text:p>
          </table:table-cell>
          <table:table-cell office:value-type="float" office:value="5283" calcext:value-type="float">
            <text:p>5283</text:p>
          </table:table-cell>
        </table:table-row>
        <table:table-row table:style-name="ro1">
          <table:table-cell office:value-type="string" calcext:value-type="string">
            <text:p>ESS_R04_2008_RUS_LV_23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Случались ли эти периоды в течении последних 5 лет?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office:value-type="string" calcext:value-type="string">
            <text:p>ESS_R04_2008_RUS_LV_23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Являетесь ли Вы сейчас или были когда-нибудь членом профсоюза или схожей организации?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string" calcext:value-type="string">
            <text:p>ESS_R04_2008_RUS_LV_23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ЕСЛИ ДА, то являетесь членом сейчас или были раньше?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РТОЧКА 52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Вспомните все источники доходов, которые есть у отдельных членов Вашего домохозяйства или домохозяйство вообще могло получить.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Какой источник дохода является основным в Вашем домохозяйстве?</text:p>
          </table:table-cell>
          <table:table-cell office:value-type="float" office:value="5288" calcext:value-type="float">
            <text:p>528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КАРТОЧКА Nr 73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Используя карточку, назовите, пожалуйста, букву, которая лучше всего соответствует средним чистым месячным доходам Вашего домохозяйства (на руки), если сосчитать доходы изо всех источников?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ESS_R04_2008_RUS_LV_234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РТОЧКА Nr 74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string" calcext:value-type="string">
            <text:p>ESS_R04_2008_RUS_LV_234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ое из выражений на карточке лучше всего описывает Ваше мнение относительно нынешнего уровня доходов Вашего домохозяйства?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КАРТОЧКА 75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Если по какой-либо причине Вы попали бы в затруднительное финансовое положение и Вам, чтобы свести концы с концами, пришлось бы занимать деньги, насколько просто или сложно Вам было бы это сделать?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РТОЧКА 76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кой самый высокий уровень образования, полученный Вашей женой/ мужем/ партнером?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КАРТОЧКА 77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Какой из вариантов в карточке, подходит для описания того, чем он/ она занимался/-ась в течении последних 7 дней?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азовите все варианты, которые подходят.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Чтo-то еще?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КАРТОЧКА 77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Какое из определений наиболее точно описывает его/ -её ситуацию (в течении последних 7 дней)?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Выберите, пожалуйста, только один вариант.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string" calcext:value-type="string">
            <text:p>ESS_R04_2008_RUS_LV_24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Могу ли я уточнить, работал ли он/ она на какой-либо оплачиваемой работе (не меньше 1 часа в неделю) в течении последних 7 дней?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office:value-type="string" calcext:value-type="string">
            <text:p>ESS_R04_2008_RUS_LV_24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Как называется его/-её должность?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string" calcext:value-type="string">
            <text:p>ESS_R04_2008_RUS_LV_24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4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Какая у него/ неё профессия на основном месте работы?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string" calcext:value-type="string">
            <text:p>ESS_R04_2008_RUS_LV_24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Кем он/ она там работает/ работал?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string" calcext:value-type="string">
            <text:p>ESS_R04_2008_RUS_LV_24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4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а основной работе он/ она является...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office:value-type="string" calcext:value-type="string">
            <text:p>ESS_R04_2008_RUS_LV_24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24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Сколько работников/ сотрудников работает у него/ нее?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string" calcext:value-type="string">
            <text:p>ESS_R04_2008_RUS_LV_24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ВПИШИТЕ ЧИСЛО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4_2008_RUS_LV_24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Входит ли в его/ её обязанности на основном месте работы следить и отвечать за работу других сотрудников?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string" calcext:value-type="string">
            <text:p>ESS_R04_2008_RUS_LV_24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За работу скольких людей он/она несет ответственность?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string" calcext:value-type="string">
            <text:p>ESS_R04_2008_RUS_LV_24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ВПИШИТЕ ЧИСЛО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КАРТОЧКА 78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Сейчас я зачитаю несколько высказываний о работе Вашего партнера/партнерши.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Используя эту карточку, скажите, в какой мере руководство на его/её рабочем месте позволяет ему/ей...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ЗАЧИТАЙТЕ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решать, как организовать свою ежедневную работу?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влиять на стратегические ре- шения, касающиеся деятельности организации?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string" calcext:value-type="string">
            <text:p>ESS_R04_2008_RUS_LV_24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Сколько часов в неделю он/ она обычно работает на основном месте работы?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ESS_R04_2008_RUS_LV_24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Посчитайте, пожалуйста, также и оплачиваемые или неоплачиваемые сверхурочные.</text:p>
          </table:table-cell>
          <table:table-cell office:value-type="float" office:value="5316" calcext:value-type="float">
            <text:p>5316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РТОЧКА 79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ой самый высокий уровень образования получил Ваш отец?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string" calcext:value-type="string">
            <text:p>ESS_R04_2008_RUS_LV_25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огда Вам было 14 лет, был ли Ваш отец наемным работником, самозанятым или в то время он не работал?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string" calcext:value-type="string">
            <text:p>ESS_R04_2008_RUS_LV_25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Сколько работников /сотрудников у него было?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string" calcext:value-type="string">
            <text:p>ESS_R04_2008_RUS_LV_25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Входило ли в его обязанности следить/ отвечать за работу других сотрудников?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string" calcext:value-type="string">
            <text:p>ESS_R04_2008_RUS_LV_254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Как называлась работа/должность на его основном месте работы?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string" calcext:value-type="string">
            <text:p>ESS_R04_2008_RUS_LV_254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5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АРТОЧКА 80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string" calcext:value-type="string">
            <text:p>ESS_R04_2008_RUS_LV_25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акое из описаний лучше всего характеризует то, какую работу он выполнял, когда Вам было 14 лет?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РТОЧКА 81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кой самый высокий уровень образования получила Ваша мать?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string" calcext:value-type="string">
            <text:p>ESS_R04_2008_RUS_LV_25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огда Вам было 14 лет, работала была ли Ваша мать наемным работником, самозанятой или она не работала в то время?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string" calcext:value-type="string">
            <text:p>ESS_R04_2008_RUS_LV_25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Как много сотрудников у нее было?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string" calcext:value-type="string">
            <text:p>ESS_R04_2008_RUS_LV_25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Входило ли в ее обязанности следить/ отвечать за работу других сотрудников?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string" calcext:value-type="string">
            <text:p>ESS_R04_2008_RUS_LV_260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ак называлась её должность в то время, когда Вам было 14 лет?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string" calcext:value-type="string">
            <text:p>ESS_R04_2008_RUS_LV_260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ВПИШИТЕ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ESS_R04_2008_RUS_LV_26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АРТОЧКА 82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string" calcext:value-type="string">
            <text:p>ESS_R04_2008_RUS_LV_26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акое из описаний лучше всего характеризует то, какую работу она выполняла, когда Вам было 14 лет?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string" calcext:value-type="string">
            <text:p>ESS_R04_2008_RUS_LV_26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ВПИШИТЕ НАЗВАННЫЙ КОД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string" calcext:value-type="string">
            <text:p>ESS_R04_2008_RUS_LV_26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В течении последних 12 месяцев посещали ли Вы какие-либо курсы, лекции или конференции для того, чтобы повысить уровень знаний или навыков, необходимых Вам в работе?</text:p>
          </table:table-cell>
          <table:table-cell office:value-type="float" office:value="5334" calcext:value-type="float">
            <text:p>5334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РТОЧКА 83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Могу ли я спросить о Вашем нынешнем семейном положении?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ое из определений в карточке подходит для Вас?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string" calcext:value-type="string">
            <text:p>ESS_R04_2008_RUS_LV_26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Живете ли Вы сейчас со своим мужем/ женой?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string" calcext:value-type="string">
            <text:p>ESS_R04_2008_RUS_LV_26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Живете ли вы сейчас с партнером?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string" calcext:value-type="string">
            <text:p>ESS_R04_2008_RUS_LV_26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Могу ли я просто уточнить, жили ли Вы когда- нибудь с партнером, не будучи женатым на ней / замужем за ним?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string" calcext:value-type="string">
            <text:p>ESS_R04_2008_RUS_LV_26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Могу ли я уточнить, были ли Вы когда-либо разведены?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string" calcext:value-type="string">
            <text:p>ESS_R04_2008_RUS_LV_26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Жили ли когда-либо в вашем домохозяйстве ваши собственные дети, приемные или принятые на воспитание дети, или дети партнера?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string" calcext:value-type="string">
            <text:p>ESS_R04_2008_RUS_LV_26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Имеется ли в вашем жилище (или части дома, в котором проживает Ваше домохозяйство) фиксированная телефонная линия?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string" calcext:value-type="string">
            <text:p>ESS_R04_2008_RUS_LV_27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Имеете ли Вы лично мобильный телефон?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string" calcext:value-type="string">
            <text:p>ESS_R04_2008_RUS_LV_27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Используете ли Вы Интернет у себя дома для того, чтобы делать телефонные звонки?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В среднем сколько времени в день Вы смотрите телевизор?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В среднем, сколько времени в день Вы слушаете радио?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В среднем, сколько времени в день Вы проводите за чтением газет?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Скажите, насколько, по-вашему, можно доверять людям – думаете ли Вы, что большинству людей можно доверять или же всегда нужно быть осторожным?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Оцените, пожалуйста, по 10 бальной шкале, где 0 означает нужно быть очень осторожным, а 10 – большинству людей можно доверять.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Используя шкалу на этой карточке, как Вам кажется, попыталось ли большинство людей использовать Вас, если у них была бы такая возможность или они старались бы быть честными?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куда бы Вы поместили себя на шкале, где 0 обозначает левых, а 10 – правых?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 сколько Вы удовлетворены нынешним состоянием экономики в Латвии?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Говоря о правительстве Латвии, насколько Вы удовлетворены работой правительства?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 в целом, насколько Вы удовлетворены тем, как работает (действует) демократическая система в Латвии?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Используя эту карточку, скажите, пожалуйста, в какой степени Вы согласны или не согласны с каждым из следующих утверждений.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сокращения разницы в уровнях доходов.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string" calcext:value-type="string">
            <text:p>ESS_R04_2008_RUS_LV_28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и и лесбиянки должны быть свободны в том, чтобы жить так, как они желают.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спользуя эту карточку, оцените по 10 бальной шкале в какой степени Вы лично доверяете каждой из институций, которые я назову.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означает, что Вы совершенно не доверяете этой институции, а 10 означает, что Вы ей доверяете полностью.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аэйму?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Судебно-правовой системе?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Полиции?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ESS_R04_2008_RUS_LV_28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В обычный день сколько времени Вы уделяете просмотру телепрограмм?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string" calcext:value-type="string">
            <text:p>ESS_R04_2008_RUS_LV_28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Как Вы думаете, должно или не должно правительство принять меры для выравнивания уровня доходов населения?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string" calcext:value-type="string">
            <text:p>ESS_R04_2008_RUS_LV_28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Как Вы считаете, должны или не должны геи и лесбиянки быть свободными в выборе того, как распоряжаться своей жизнью?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string" calcext:value-type="string">
            <text:p>ESS_R04_2008_RUS_LV_28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По Вашему мнению, должно или не должно правительство обеспечивать равное отношение ко всем группам в обществе?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Сколько времени в обычный день Вы уделяете просмотру телепередач?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Сколько времени в обычный день в целом Вы слушаете радио?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В обычный день сколько времени Вы уделяете чтению газет?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Насколько Вы лично доверяете каждой из перечисленных ниже институций?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Отметьте, пожауйста, один ответ в каждой строке.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Саэйму.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Судебно-правовой системе.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Полиции.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Отметьте, пожалуйста, в какой степени Вы согласны или не согласны со следующими утверждениями.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В целом я доволен нынешним состянием экономики Латвии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string" calcext:value-type="string">
            <text:p>ESS_R04_2008_RUS_LV_29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В обычный день сколько времени в целом Вы слушаете радио?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string" calcext:value-type="string">
            <text:p>ESS_R04_2008_RUS_LV_29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Я доволен работой правительства.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string" calcext:value-type="string">
            <text:p>ESS_R04_2008_RUS_LV_29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В целом я доволен тем, как работает (действует) демократическая система в Латвии.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Куда Вы поместили бы себя на этой шкале?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Куда Вы поместили бы ту партию, которая Вам больше всего нравится?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И куда Вы поместили бы партию, которая Вам больше всего не нравится?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В целом Вы считаете, что большинству людей можно доверять, или что всегда нужно быть осторожным в отношениях с другими людиьми?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Думаете ли Вы, что большинство людей попытались бы использовать Вас, если бы у них была такая возможность, или они старались бы быть честными?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Как Вы считаете, достойны ли большинство людей Вашего доверия, или только немногие достойны Вашего доверия?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string" calcext:value-type="string">
            <text:p>ESS_R04_2008_RUS_LV_30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Оцените, пожалуйста, в баллах от 0 до 10 насколько Вы лично доверяете Саэйму Латвии.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string" calcext:value-type="string">
            <text:p>ESS_R04_2008_RUS_LV_30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Если не доверяете совсем, впишите 0; если доверяете полностью, впишите 10; или впишите другой балл из этого интервала.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string" calcext:value-type="string">
            <text:p>ESS_R04_2008_RUS_LV_30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Оцените, пожалуйста, в баллах от 0 до 10 насколько Вы лично доверяете судебно–правовой системе?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string" calcext:value-type="string">
            <text:p>ESS_R04_2008_RUS_LV_30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В обычный день сколь времени в целом Вы уделяете чтению газет?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string" calcext:value-type="string">
            <text:p>ESS_R04_2008_RUS_LV_30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И оцените, пожалуйста, в баллах от 0 до 10 насколько Вы лично доверяете полиции?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Прочитайте, пожалуйста, каждое утверждение и оцените, в какой мере Вы согласны или не согласны с ним.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Правительство должно принять меры, чтобы уменьшить разницу в доходах населения.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string" calcext:value-type="string">
            <text:p>ESS_R04_2008_RUS_LV_31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Геи и лесбиянки должны быть свободны в выборе того, как им жить.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string" calcext:value-type="string">
            <text:p>ESS_R04_2008_RUS_LV_31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Правительство должно обеспечить равное отношение ко всем группам в обществе.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Куда Вы поместили бы себя на этой шкале, где 0 – левые, а 10 – правые?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Куда на этой шкале Вы поместили бы партию, которая Вам больше всего нравится?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И куда Вы поместили бы партию, которая Вам больше всего не нравится?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string" calcext:value-type="string">
            <text:p>ESS_R04_2008_RUS_LV_31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В целом Вы считаете, что большинству людей можно доверять или нужно всегда быть осторожным с другими?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string" calcext:value-type="string">
            <text:p>ESS_R04_2008_RUS_LV_31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Вы думаете, что большинство людей попытались бы использовать Вас при любой возможности или они постарались бы быть честными?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string" calcext:value-type="string">
            <text:p>ESS_R04_2008_RUS_LV_31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Как Вы думаете, Вашго доверия заслуживают большинство людей или лишь некоторые?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В целом насколько Вы довольны нынешним состоянием экономики Латвии?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Насколько Вы довольны работой правительства Латвии?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В целом насколько Вы довольны тем, как работает (действует) демократическая система в Латвии?</text:p>
          </table:table-cell>
          <table:table-cell office:value-type="float" office:value="5397" calcext:value-type="float">
            <text:p>5397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</text:p>
          </table:table-cell>
          <table:table-cell office:value-type="float" office:value="12259" calcext:value-type="float">
            <text:p>122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ьше, чем 1⁄2 часа</text:p>
          </table:table-cell>
          <table:table-cell office:value-type="float" office:value="12260" calcext:value-type="float">
            <text:p>1226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1⁄2 часа, до 1-го часа</text:p>
          </table:table-cell>
          <table:table-cell office:value-type="float" office:value="12261" calcext:value-type="float">
            <text:p>1226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ьше 1-го часа, до 1 1⁄2 часов</text:p>
          </table:table-cell>
          <table:table-cell office:value-type="float" office:value="12262" calcext:value-type="float">
            <text:p>1226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ьше чем 1 1⁄2 часа, до 2-х часов</text:p>
          </table:table-cell>
          <table:table-cell office:value-type="float" office:value="12263" calcext:value-type="float">
            <text:p>12263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ьше чем 2 часа, до 2 1⁄2 часов</text:p>
          </table:table-cell>
          <table:table-cell office:value-type="float" office:value="12264" calcext:value-type="float">
            <text:p>1226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ьше чем 2 1⁄2 часа, до 3-х часов</text:p>
          </table:table-cell>
          <table:table-cell office:value-type="float" office:value="12265" calcext:value-type="float">
            <text:p>1226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ьше 3-х часов</text:p>
          </table:table-cell>
          <table:table-cell office:value-type="float" office:value="12266" calcext:value-type="float">
            <text:p>1226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GP)</text:p>
          </table:table-cell>
          <table:table-cell office:value-type="float" office:value="12267" calcext:value-type="float">
            <text:p>1226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</text:p>
          </table:table-cell>
          <table:table-cell office:value-type="float" office:value="12259" calcext:value-type="float">
            <text:p>122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ьше, чем 1⁄2 часа</text:p>
          </table:table-cell>
          <table:table-cell office:value-type="float" office:value="12260" calcext:value-type="float">
            <text:p>1226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⁄2 часа, до 1-го часа</text:p>
          </table:table-cell>
          <table:table-cell office:value-type="float" office:value="12261" calcext:value-type="float">
            <text:p>1226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ьше 1-го часа, до 1 1⁄2 часов</text:p>
          </table:table-cell>
          <table:table-cell office:value-type="float" office:value="12262" calcext:value-type="float">
            <text:p>1226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ьше чем 1 1⁄2 часа, до 2-х часов</text:p>
          </table:table-cell>
          <table:table-cell office:value-type="float" office:value="12263" calcext:value-type="float">
            <text:p>12263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ьше чем 2 часа, до 2 1⁄2 часов</text:p>
          </table:table-cell>
          <table:table-cell office:value-type="float" office:value="12264" calcext:value-type="float">
            <text:p>1226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ьше чем 2 1⁄2 часа, до 3-х часов</text:p>
          </table:table-cell>
          <table:table-cell office:value-type="float" office:value="12265" calcext:value-type="float">
            <text:p>1226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ьше 3-х часов</text:p>
          </table:table-cell>
          <table:table-cell office:value-type="float" office:value="12266" calcext:value-type="float">
            <text:p>1226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GP)</text:p>
          </table:table-cell>
          <table:table-cell office:value-type="float" office:value="12267" calcext:value-type="float">
            <text:p>1226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</text:p>
          </table:table-cell>
          <table:table-cell office:value-type="float" office:value="12259" calcext:value-type="float">
            <text:p>122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ьше, чем 1⁄2 часа</text:p>
          </table:table-cell>
          <table:table-cell office:value-type="float" office:value="12260" calcext:value-type="float">
            <text:p>1226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1⁄2 часа, до 1-го часа</text:p>
          </table:table-cell>
          <table:table-cell office:value-type="float" office:value="12261" calcext:value-type="float">
            <text:p>1226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ьше 1-го часа, до 1 1⁄2 часов</text:p>
          </table:table-cell>
          <table:table-cell office:value-type="float" office:value="12262" calcext:value-type="float">
            <text:p>1226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ьше чем 1 1⁄2 часа, до 2-х часов</text:p>
          </table:table-cell>
          <table:table-cell office:value-type="float" office:value="12263" calcext:value-type="float">
            <text:p>12263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ьше чем 2 часа, до 2 1⁄2 часов</text:p>
          </table:table-cell>
          <table:table-cell office:value-type="float" office:value="12264" calcext:value-type="float">
            <text:p>1226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ьше чем 2 1⁄2 часа, до 3-х часов</text:p>
          </table:table-cell>
          <table:table-cell office:value-type="float" office:value="12265" calcext:value-type="float">
            <text:p>1226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ьше 3-х часов</text:p>
          </table:table-cell>
          <table:table-cell office:value-type="float" office:value="12266" calcext:value-type="float">
            <text:p>1226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GP)</text:p>
          </table:table-cell>
          <table:table-cell office:value-type="float" office:value="12267" calcext:value-type="float">
            <text:p>1226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</text:p>
          </table:table-cell>
          <table:table-cell office:value-type="float" office:value="12259" calcext:value-type="float">
            <text:p>122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ьше, чем 1⁄2 часа</text:p>
          </table:table-cell>
          <table:table-cell office:value-type="float" office:value="12260" calcext:value-type="float">
            <text:p>1226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⁄2 часа, до 1-го часа</text:p>
          </table:table-cell>
          <table:table-cell office:value-type="float" office:value="12261" calcext:value-type="float">
            <text:p>1226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ьше 1-го часа, до 1 1⁄2 часов</text:p>
          </table:table-cell>
          <table:table-cell office:value-type="float" office:value="12262" calcext:value-type="float">
            <text:p>1226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ьше чем 1 1⁄2 часа, до 2-х часов</text:p>
          </table:table-cell>
          <table:table-cell office:value-type="float" office:value="12263" calcext:value-type="float">
            <text:p>12263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ьше чем 2 часа, до 2 1⁄2 часов</text:p>
          </table:table-cell>
          <table:table-cell office:value-type="float" office:value="12264" calcext:value-type="float">
            <text:p>1226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ьше чем 2 1⁄2 часа, до 3-х часов</text:p>
          </table:table-cell>
          <table:table-cell office:value-type="float" office:value="12265" calcext:value-type="float">
            <text:p>1226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ьше 3-х часов</text:p>
          </table:table-cell>
          <table:table-cell office:value-type="float" office:value="12266" calcext:value-type="float">
            <text:p>1226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GP)</text:p>
          </table:table-cell>
          <table:table-cell office:value-type="float" office:value="12267" calcext:value-type="float">
            <text:p>1226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</text:p>
          </table:table-cell>
          <table:table-cell office:value-type="float" office:value="12259" calcext:value-type="float">
            <text:p>122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ьше, чем 1⁄2 часа</text:p>
          </table:table-cell>
          <table:table-cell office:value-type="float" office:value="12260" calcext:value-type="float">
            <text:p>1226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1⁄2 часа, до 1-го часа</text:p>
          </table:table-cell>
          <table:table-cell office:value-type="float" office:value="12261" calcext:value-type="float">
            <text:p>1226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ьше 1-го часа, до 1 1⁄2 часов</text:p>
          </table:table-cell>
          <table:table-cell office:value-type="float" office:value="12262" calcext:value-type="float">
            <text:p>1226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ьше чем 1 1⁄2 часа, до 2-х часов</text:p>
          </table:table-cell>
          <table:table-cell office:value-type="float" office:value="12263" calcext:value-type="float">
            <text:p>12263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ьше чем 2 часа, до 2 1⁄2 часов</text:p>
          </table:table-cell>
          <table:table-cell office:value-type="float" office:value="12264" calcext:value-type="float">
            <text:p>1226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ьше чем 2 1⁄2 часа, до 3-х часов</text:p>
          </table:table-cell>
          <table:table-cell office:value-type="float" office:value="12265" calcext:value-type="float">
            <text:p>1226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ьше 3-х часов</text:p>
          </table:table-cell>
          <table:table-cell office:value-type="float" office:value="12266" calcext:value-type="float">
            <text:p>1226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GP)</text:p>
          </table:table-cell>
          <table:table-cell office:value-type="float" office:value="12267" calcext:value-type="float">
            <text:p>1226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</text:p>
          </table:table-cell>
          <table:table-cell office:value-type="float" office:value="12259" calcext:value-type="float">
            <text:p>1225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ьше, чем 1⁄2 часа</text:p>
          </table:table-cell>
          <table:table-cell office:value-type="float" office:value="12260" calcext:value-type="float">
            <text:p>1226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1⁄2 часа, до 1-го часа</text:p>
          </table:table-cell>
          <table:table-cell office:value-type="float" office:value="12261" calcext:value-type="float">
            <text:p>1226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ьше 1-го часа, до 1 1⁄2 часов</text:p>
          </table:table-cell>
          <table:table-cell office:value-type="float" office:value="12262" calcext:value-type="float">
            <text:p>1226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ьше чем 1 1⁄2 часа, до 2-х часов</text:p>
          </table:table-cell>
          <table:table-cell office:value-type="float" office:value="12263" calcext:value-type="float">
            <text:p>12263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ьше чем 2 часа, до 2 1⁄2 часов</text:p>
          </table:table-cell>
          <table:table-cell office:value-type="float" office:value="12264" calcext:value-type="float">
            <text:p>12264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ьше чем 2 1⁄2 часа, до 3-х часов</text:p>
          </table:table-cell>
          <table:table-cell office:value-type="float" office:value="12265" calcext:value-type="float">
            <text:p>12265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ьше 3-х часов</text:p>
          </table:table-cell>
          <table:table-cell office:value-type="float" office:value="12266" calcext:value-type="float">
            <text:p>1226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GP)</text:p>
          </table:table-cell>
          <table:table-cell office:value-type="float" office:value="12267" calcext:value-type="float">
            <text:p>1226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 дома, ни на работе Интернет не доступен</text:p>
          </table:table-cell>
          <table:table-cell office:value-type="float" office:value="12268" calcext:value-type="float">
            <text:p>1226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 использую</text:p>
          </table:table-cell>
          <table:table-cell office:value-type="float" office:value="12269" calcext:value-type="float">
            <text:p>12269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2270" calcext:value-type="float">
            <text:p>12270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месяц</text:p>
          </table:table-cell>
          <table:table-cell office:value-type="float" office:value="12271" calcext:value-type="float">
            <text:p>12271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2272" calcext:value-type="float">
            <text:p>1227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аз в неделю</text:p>
          </table:table-cell>
          <table:table-cell office:value-type="float" office:value="12273" calcext:value-type="float">
            <text:p>12273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2274" calcext:value-type="float">
            <text:p>1227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й день</text:p>
          </table:table-cell>
          <table:table-cell office:value-type="float" office:value="12275" calcext:value-type="float">
            <text:p>12275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GP)</text:p>
          </table:table-cell>
          <table:table-cell office:value-type="float" office:value="12276" calcext:value-type="float">
            <text:p>1227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Нужно быть очень осторожным</text:p>
          </table:table-cell>
          <table:table-cell office:value-type="float" office:value="12277" calcext:value-type="float">
            <text:p>1227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2278" calcext:value-type="float">
            <text:p>12278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2279" calcext:value-type="float">
            <text:p>1227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2280" calcext:value-type="float">
            <text:p>12280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2281" calcext:value-type="float">
            <text:p>12281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2282" calcext:value-type="float">
            <text:p>12282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2283" calcext:value-type="float">
            <text:p>12283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2284" calcext:value-type="float">
            <text:p>12284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2285" calcext:value-type="float">
            <text:p>12285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2286" calcext:value-type="float">
            <text:p>1228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й можно доверять</text:p>
          </table:table-cell>
          <table:table-cell office:value-type="float" office:value="12287" calcext:value-type="float">
            <text:p>1228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GP)</text:p>
          </table:table-cell>
          <table:table-cell office:value-type="float" office:value="12288" calcext:value-type="float">
            <text:p>12288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й попытались бы меня использовать</text:p>
          </table:table-cell>
          <table:table-cell office:value-type="float" office:value="12289" calcext:value-type="float">
            <text:p>1228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2290" calcext:value-type="float">
            <text:p>12290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2291" calcext:value-type="float">
            <text:p>1229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2292" calcext:value-type="float">
            <text:p>1229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2293" calcext:value-type="float">
            <text:p>12293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2294" calcext:value-type="float">
            <text:p>1229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2295" calcext:value-type="float">
            <text:p>12295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2296" calcext:value-type="float">
            <text:p>1229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2297" calcext:value-type="float">
            <text:p>1229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2298" calcext:value-type="float">
            <text:p>1229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Старались бы быть честными</text:p>
          </table:table-cell>
          <table:table-cell office:value-type="float" office:value="12299" calcext:value-type="float">
            <text:p>1229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GP)</text:p>
          </table:table-cell>
          <table:table-cell office:value-type="float" office:value="12300" calcext:value-type="float">
            <text:p>12300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в основном заботятся только о себе</text:p>
          </table:table-cell>
          <table:table-cell office:value-type="float" office:value="12301" calcext:value-type="float">
            <text:p>12301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2302" calcext:value-type="float">
            <text:p>1230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2303" calcext:value-type="float">
            <text:p>12303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2304" calcext:value-type="float">
            <text:p>12304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2305" calcext:value-type="float">
            <text:p>1230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2306" calcext:value-type="float">
            <text:p>1230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2307" calcext:value-type="float">
            <text:p>12307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2308" calcext:value-type="float">
            <text:p>12308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2309" calcext:value-type="float">
            <text:p>1230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2310" calcext:value-type="float">
            <text:p>1231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Люди в основном готовы помочь</text:p>
          </table:table-cell>
          <table:table-cell office:value-type="float" office:value="12311" calcext:value-type="float">
            <text:p>12311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GP)</text:p>
          </table:table-cell>
          <table:table-cell office:value-type="float" office:value="12312" calcext:value-type="float">
            <text:p>1231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етесь</text:p>
          </table:table-cell>
          <table:table-cell office:value-type="float" office:value="12313" calcext:value-type="float">
            <text:p>1231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достаточно интересуетесь</text:p>
          </table:table-cell>
          <table:table-cell office:value-type="float" office:value="12314" calcext:value-type="float">
            <text:p>1231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е особо интересуетесь</text:p>
          </table:table-cell>
          <table:table-cell office:value-type="float" office:value="12315" calcext:value-type="float">
            <text:p>12315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или нисколько не интересуетесь?</text:p>
          </table:table-cell>
          <table:table-cell office:value-type="float" office:value="12316" calcext:value-type="float">
            <text:p>12316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ESS_R04_2008_RUS_LV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GP)</text:p>
          </table:table-cell>
          <table:table-cell office:value-type="float" office:value="12317" calcext:value-type="float">
            <text:p>1231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12318" calcext:value-type="float">
            <text:p>1231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12319" calcext:value-type="float">
            <text:p>12319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Иногда</text:p>
          </table:table-cell>
          <table:table-cell office:value-type="float" office:value="12320" calcext:value-type="float">
            <text:p>12320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гулярно</text:p>
          </table:table-cell>
          <table:table-cell office:value-type="float" office:value="12321" calcext:value-type="float">
            <text:p>12321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Часто</text:p>
          </table:table-cell>
          <table:table-cell office:value-type="float" office:value="12322" calcext:value-type="float">
            <text:p>1232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GP)</text:p>
          </table:table-cell>
          <table:table-cell office:value-type="float" office:value="12323" calcext:value-type="float">
            <text:p>12323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тяжело</text:p>
          </table:table-cell>
          <table:table-cell office:value-type="float" office:value="12324" calcext:value-type="float">
            <text:p>1232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Тяжело</text:p>
          </table:table-cell>
          <table:table-cell office:value-type="float" office:value="12325" calcext:value-type="float">
            <text:p>1232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и тяжело, ни легко</text:p>
          </table:table-cell>
          <table:table-cell office:value-type="float" office:value="12326" calcext:value-type="float">
            <text:p>12326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Легко</text:p>
          </table:table-cell>
          <table:table-cell office:value-type="float" office:value="12327" calcext:value-type="float">
            <text:p>1232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легко</text:p>
          </table:table-cell>
          <table:table-cell office:value-type="float" office:value="12328" calcext:value-type="float">
            <text:p>1232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GP)</text:p>
          </table:table-cell>
          <table:table-cell office:value-type="float" office:value="12329" calcext:value-type="float">
            <text:p>12329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2330" calcext:value-type="float">
            <text:p>1233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331" calcext:value-type="float">
            <text:p>1233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12333" calcext:value-type="float">
            <text:p>1233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12334" calcext:value-type="float">
            <text:p>1233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12336" calcext:value-type="float">
            <text:p>123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12337" calcext:value-type="float">
            <text:p>123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12338" calcext:value-type="float">
            <text:p>1233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12339" calcext:value-type="float">
            <text:p>123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2340" calcext:value-type="float">
            <text:p>1234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GP)</text:p>
          </table:table-cell>
          <table:table-cell office:value-type="float" office:value="12341" calcext:value-type="float">
            <text:p>1234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2330" calcext:value-type="float">
            <text:p>1233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12331" calcext:value-type="float">
            <text:p>1233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12333" calcext:value-type="float">
            <text:p>1233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12334" calcext:value-type="float">
            <text:p>1233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12336" calcext:value-type="float">
            <text:p>123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12337" calcext:value-type="float">
            <text:p>123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12338" calcext:value-type="float">
            <text:p>1233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12339" calcext:value-type="float">
            <text:p>123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2340" calcext:value-type="float">
            <text:p>1234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GP)</text:p>
          </table:table-cell>
          <table:table-cell office:value-type="float" office:value="12341" calcext:value-type="float">
            <text:p>1234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2330" calcext:value-type="float">
            <text:p>1233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12331" calcext:value-type="float">
            <text:p>1233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12333" calcext:value-type="float">
            <text:p>1233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12334" calcext:value-type="float">
            <text:p>1233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12336" calcext:value-type="float">
            <text:p>123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12337" calcext:value-type="float">
            <text:p>123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12338" calcext:value-type="float">
            <text:p>1233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12339" calcext:value-type="float">
            <text:p>123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2340" calcext:value-type="float">
            <text:p>1234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GP)</text:p>
          </table:table-cell>
          <table:table-cell office:value-type="float" office:value="12341" calcext:value-type="float">
            <text:p>1234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2330" calcext:value-type="float">
            <text:p>1233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2331" calcext:value-type="float">
            <text:p>1233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2333" calcext:value-type="float">
            <text:p>1233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2334" calcext:value-type="float">
            <text:p>1233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2336" calcext:value-type="float">
            <text:p>123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2337" calcext:value-type="float">
            <text:p>123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2338" calcext:value-type="float">
            <text:p>1233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2339" calcext:value-type="float">
            <text:p>123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2340" calcext:value-type="float">
            <text:p>1234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GP)</text:p>
          </table:table-cell>
          <table:table-cell office:value-type="float" office:value="12341" calcext:value-type="float">
            <text:p>1234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2330" calcext:value-type="float">
            <text:p>1233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2331" calcext:value-type="float">
            <text:p>1233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2333" calcext:value-type="float">
            <text:p>1233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2334" calcext:value-type="float">
            <text:p>1233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2336" calcext:value-type="float">
            <text:p>123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2337" calcext:value-type="float">
            <text:p>123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2338" calcext:value-type="float">
            <text:p>1233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2339" calcext:value-type="float">
            <text:p>123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2340" calcext:value-type="float">
            <text:p>1234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GP)</text:p>
          </table:table-cell>
          <table:table-cell office:value-type="float" office:value="12341" calcext:value-type="float">
            <text:p>1234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2330" calcext:value-type="float">
            <text:p>1233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2331" calcext:value-type="float">
            <text:p>1233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2333" calcext:value-type="float">
            <text:p>1233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2334" calcext:value-type="float">
            <text:p>1233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2336" calcext:value-type="float">
            <text:p>123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2337" calcext:value-type="float">
            <text:p>123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2338" calcext:value-type="float">
            <text:p>1233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2339" calcext:value-type="float">
            <text:p>123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2340" calcext:value-type="float">
            <text:p>1234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GP)</text:p>
          </table:table-cell>
          <table:table-cell office:value-type="float" office:value="12341" calcext:value-type="float">
            <text:p>1234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2330" calcext:value-type="float">
            <text:p>1233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12331" calcext:value-type="float">
            <text:p>1233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12332" calcext:value-type="float">
            <text:p>12332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12333" calcext:value-type="float">
            <text:p>12333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12334" calcext:value-type="float">
            <text:p>1233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12336" calcext:value-type="float">
            <text:p>12336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12337" calcext:value-type="float">
            <text:p>1233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12338" calcext:value-type="float">
            <text:p>12338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12339" calcext:value-type="float">
            <text:p>1233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2340" calcext:value-type="float">
            <text:p>1234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GP)</text:p>
          </table:table-cell>
          <table:table-cell office:value-type="float" office:value="12341" calcext:value-type="float">
            <text:p>12341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LV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12342" calcext:value-type="float">
            <text:p>12342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ESS_R04_2008_RUS_LV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12343" calcext:value-type="float">
            <text:p>12343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ESS_R04_2008_RUS_LV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 права голоса</text:p>
          </table:table-cell>
          <table:table-cell office:value-type="float" office:value="12344" calcext:value-type="float">
            <text:p>12344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ESS_R04_2008_RUS_LV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GP)</text:p>
          </table:table-cell>
          <table:table-cell office:value-type="float" office:value="12345" calcext:value-type="float">
            <text:p>12345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Народная Партия</text:p>
          </table:table-cell>
          <table:table-cell office:value-type="float" office:value="12346" calcext:value-type="float">
            <text:p>12346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Союз зеленых и крестьян</text:p>
          </table:table-cell>
          <table:table-cell office:value-type="float" office:value="12347" calcext:value-type="float">
            <text:p>12347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Новое время</text:p>
          </table:table-cell>
          <table:table-cell office:value-type="float" office:value="12348" calcext:value-type="float">
            <text:p>1234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«Центр согласия»</text:p>
          </table:table-cell>
          <table:table-cell office:value-type="float" office:value="12349" calcext:value-type="float">
            <text:p>12349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Латвийская первая партия/ «Латвияс цельш»</text:p>
          </table:table-cell>
          <table:table-cell office:value-type="float" office:value="12350" calcext:value-type="float">
            <text:p>1235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Отечеству и свободе/ДННЛ</text:p>
          </table:table-cell>
          <table:table-cell office:value-type="float" office:value="12351" calcext:value-type="float">
            <text:p>12351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Объединение политических организаций «ЗПЧЕЛ»</text:p>
          </table:table-cell>
          <table:table-cell office:value-type="float" office:value="12352" calcext:value-type="float">
            <text:p>12352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другую партию (ВПИШИТЕ)</text:p>
          </table:table-cell>
          <table:table-cell office:value-type="float" office:value="12353" calcext:value-type="float">
            <text:p>12353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GP)</text:p>
          </table:table-cell>
          <table:table-cell office:value-type="float" office:value="12354" calcext:value-type="float">
            <text:p>12354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S_R04_2008_RUS_LV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Народная Партия</text:p>
          </table:table-cell>
          <table:table-cell office:value-type="float" office:value="12358" calcext:value-type="float">
            <text:p>12358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Союз зеленых и крестьян</text:p>
          </table:table-cell>
          <table:table-cell office:value-type="float" office:value="12359" calcext:value-type="float">
            <text:p>1235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Новое время</text:p>
          </table:table-cell>
          <table:table-cell office:value-type="float" office:value="12360" calcext:value-type="float">
            <text:p>1236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Центр согласия»</text:p>
          </table:table-cell>
          <table:table-cell office:value-type="float" office:value="12361" calcext:value-type="float">
            <text:p>1236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Латвийская первая партия/ «Латвияс цельш»</text:p>
          </table:table-cell>
          <table:table-cell office:value-type="float" office:value="12362" calcext:value-type="float">
            <text:p>1236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Отечеству и свободе/ДННЛ</text:p>
          </table:table-cell>
          <table:table-cell office:value-type="float" office:value="12363" calcext:value-type="float">
            <text:p>1236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Объединение политических организаций «ЗПЧЕЛ»</text:p>
          </table:table-cell>
          <table:table-cell office:value-type="float" office:value="12364" calcext:value-type="float">
            <text:p>1236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ругая партия (ВПИШИТЕ)</text:p>
          </table:table-cell>
          <table:table-cell office:value-type="float" office:value="12365" calcext:value-type="float">
            <text:p>123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GP)</text:p>
          </table:table-cell>
          <table:table-cell office:value-type="float" office:value="12366" calcext:value-type="float">
            <text:p>1236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чень близка</text:p>
          </table:table-cell>
          <table:table-cell office:value-type="float" office:value="12367" calcext:value-type="float">
            <text:p>123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довольно близка</text:p>
          </table:table-cell>
          <table:table-cell office:value-type="float" office:value="12368" calcext:value-type="float">
            <text:p>1236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е близка</text:p>
          </table:table-cell>
          <table:table-cell office:value-type="float" office:value="12369" calcext:value-type="float">
            <text:p>1236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или нисколько не близка?</text:p>
          </table:table-cell>
          <table:table-cell office:value-type="float" office:value="12370" calcext:value-type="float">
            <text:p>1237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ESS_R04_2008_RUS_LV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GP)</text:p>
          </table:table-cell>
          <table:table-cell office:value-type="float" office:value="12371" calcext:value-type="float">
            <text:p>12371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ESS_R04_2008_RUS_LV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ародная Партия</text:p>
          </table:table-cell>
          <table:table-cell office:value-type="float" office:value="12358" calcext:value-type="float">
            <text:p>12358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Союз зеленых и крестьян</text:p>
          </table:table-cell>
          <table:table-cell office:value-type="float" office:value="12359" calcext:value-type="float">
            <text:p>1235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Новое время</text:p>
          </table:table-cell>
          <table:table-cell office:value-type="float" office:value="12360" calcext:value-type="float">
            <text:p>1236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Центр согласия»</text:p>
          </table:table-cell>
          <table:table-cell office:value-type="float" office:value="12361" calcext:value-type="float">
            <text:p>12361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Латвийская первая партия/ «Латвияс цельш»</text:p>
          </table:table-cell>
          <table:table-cell office:value-type="float" office:value="12362" calcext:value-type="float">
            <text:p>12362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Отечеству и свободе/ДННЛ</text:p>
          </table:table-cell>
          <table:table-cell office:value-type="float" office:value="12363" calcext:value-type="float">
            <text:p>1236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Объединение политических организаций «ЗПЧЕЛ»</text:p>
          </table:table-cell>
          <table:table-cell office:value-type="float" office:value="12364" calcext:value-type="float">
            <text:p>1236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ругая партия (ВПИШИТЕ)</text:p>
          </table:table-cell>
          <table:table-cell office:value-type="float" office:value="12365" calcext:value-type="float">
            <text:p>12365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GP)</text:p>
          </table:table-cell>
          <table:table-cell office:value-type="float" office:value="12366" calcext:value-type="float">
            <text:p>12366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е</text:p>
          </table:table-cell>
          <table:table-cell office:value-type="float" office:value="12372" calcext:value-type="float">
            <text:p>1237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2373" calcext:value-type="float">
            <text:p>1237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2374" calcext:value-type="float">
            <text:p>1237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2375" calcext:value-type="float">
            <text:p>12375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2376" calcext:value-type="float">
            <text:p>12376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2377" calcext:value-type="float">
            <text:p>1237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2378" calcext:value-type="float">
            <text:p>1237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2379" calcext:value-type="float">
            <text:p>1237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2380" calcext:value-type="float">
            <text:p>1238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2381" calcext:value-type="float">
            <text:p>12381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е</text:p>
          </table:table-cell>
          <table:table-cell office:value-type="float" office:value="12382" calcext:value-type="float">
            <text:p>1238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GP)</text:p>
          </table:table-cell>
          <table:table-cell office:value-type="float" office:value="12383" calcext:value-type="float">
            <text:p>1238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Очень нe удовлетворен</text:p>
          </table:table-cell>
          <table:table-cell office:value-type="float" office:value="12384" calcext:value-type="float">
            <text:p>1238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2385" calcext:value-type="float">
            <text:p>1238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2386" calcext:value-type="float">
            <text:p>1238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2387" calcext:value-type="float">
            <text:p>1238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2388" calcext:value-type="float">
            <text:p>12388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2389" calcext:value-type="float">
            <text:p>1238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2390" calcext:value-type="float">
            <text:p>12390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2391" calcext:value-type="float">
            <text:p>1239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2392" calcext:value-type="float">
            <text:p>1239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2393" calcext:value-type="float">
            <text:p>1239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2394" calcext:value-type="float">
            <text:p>1239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GP)</text:p>
          </table:table-cell>
          <table:table-cell office:value-type="float" office:value="12395" calcext:value-type="float">
            <text:p>123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Очень нe удовлетворен</text:p>
          </table:table-cell>
          <table:table-cell office:value-type="float" office:value="12384" calcext:value-type="float">
            <text:p>1238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2385" calcext:value-type="float">
            <text:p>1238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2386" calcext:value-type="float">
            <text:p>1238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2387" calcext:value-type="float">
            <text:p>1238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2388" calcext:value-type="float">
            <text:p>12388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2389" calcext:value-type="float">
            <text:p>1238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2390" calcext:value-type="float">
            <text:p>12390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2391" calcext:value-type="float">
            <text:p>1239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2392" calcext:value-type="float">
            <text:p>1239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2393" calcext:value-type="float">
            <text:p>1239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2394" calcext:value-type="float">
            <text:p>1239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GP)</text:p>
          </table:table-cell>
          <table:table-cell office:value-type="float" office:value="12395" calcext:value-type="float">
            <text:p>123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Очень нe удовлетворен</text:p>
          </table:table-cell>
          <table:table-cell office:value-type="float" office:value="12384" calcext:value-type="float">
            <text:p>1238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2385" calcext:value-type="float">
            <text:p>1238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2386" calcext:value-type="float">
            <text:p>1238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2387" calcext:value-type="float">
            <text:p>1238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2388" calcext:value-type="float">
            <text:p>12388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2389" calcext:value-type="float">
            <text:p>1238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2390" calcext:value-type="float">
            <text:p>12390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2391" calcext:value-type="float">
            <text:p>1239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2392" calcext:value-type="float">
            <text:p>1239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2393" calcext:value-type="float">
            <text:p>1239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2394" calcext:value-type="float">
            <text:p>1239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GP)</text:p>
          </table:table-cell>
          <table:table-cell office:value-type="float" office:value="12395" calcext:value-type="float">
            <text:p>123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Очень нe удовлетворен</text:p>
          </table:table-cell>
          <table:table-cell office:value-type="float" office:value="12384" calcext:value-type="float">
            <text:p>1238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2385" calcext:value-type="float">
            <text:p>1238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2386" calcext:value-type="float">
            <text:p>1238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2387" calcext:value-type="float">
            <text:p>1238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2388" calcext:value-type="float">
            <text:p>12388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2389" calcext:value-type="float">
            <text:p>12389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2390" calcext:value-type="float">
            <text:p>12390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2391" calcext:value-type="float">
            <text:p>1239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2392" calcext:value-type="float">
            <text:p>12392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2393" calcext:value-type="float">
            <text:p>12393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2394" calcext:value-type="float">
            <text:p>1239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GP)</text:p>
          </table:table-cell>
          <table:table-cell office:value-type="float" office:value="12395" calcext:value-type="float">
            <text:p>1239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плохая</text:p>
          </table:table-cell>
          <table:table-cell office:value-type="float" office:value="12396" calcext:value-type="float">
            <text:p>1239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12397" calcext:value-type="float">
            <text:p>1239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12398" calcext:value-type="float">
            <text:p>1239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12399" calcext:value-type="float">
            <text:p>1239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12400" calcext:value-type="float">
            <text:p>124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12401" calcext:value-type="float">
            <text:p>1240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12402" calcext:value-type="float">
            <text:p>1240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12403" calcext:value-type="float">
            <text:p>1240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12404" calcext:value-type="float">
            <text:p>1240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12405" calcext:value-type="float">
            <text:p>1240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хорошая</text:p>
          </table:table-cell>
          <table:table-cell office:value-type="float" office:value="12406" calcext:value-type="float">
            <text:p>1240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GP)</text:p>
          </table:table-cell>
          <table:table-cell office:value-type="float" office:value="12407" calcext:value-type="float">
            <text:p>1240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плохая</text:p>
          </table:table-cell>
          <table:table-cell office:value-type="float" office:value="12396" calcext:value-type="float">
            <text:p>1239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2397" calcext:value-type="float">
            <text:p>1239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2398" calcext:value-type="float">
            <text:p>12398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2399" calcext:value-type="float">
            <text:p>12399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2400" calcext:value-type="float">
            <text:p>124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2401" calcext:value-type="float">
            <text:p>1240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2402" calcext:value-type="float">
            <text:p>12402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2403" calcext:value-type="float">
            <text:p>12403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2404" calcext:value-type="float">
            <text:p>1240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2405" calcext:value-type="float">
            <text:p>12405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хорошая</text:p>
          </table:table-cell>
          <table:table-cell office:value-type="float" office:value="12406" calcext:value-type="float">
            <text:p>1240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GP)</text:p>
          </table:table-cell>
          <table:table-cell office:value-type="float" office:value="12407" calcext:value-type="float">
            <text:p>1240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Интеграция зашла слишком далеко</text:p>
          </table:table-cell>
          <table:table-cell office:value-type="float" office:value="12414" calcext:value-type="float">
            <text:p>1241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2415" calcext:value-type="float">
            <text:p>1241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2416" calcext:value-type="float">
            <text:p>12416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2417" calcext:value-type="float">
            <text:p>1241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2418" calcext:value-type="float">
            <text:p>12418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2419" calcext:value-type="float">
            <text:p>1241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2420" calcext:value-type="float">
            <text:p>1242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2421" calcext:value-type="float">
            <text:p>12421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2422" calcext:value-type="float">
            <text:p>12422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2423" calcext:value-type="float">
            <text:p>12423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Интеграция должна продолжаться</text:p>
          </table:table-cell>
          <table:table-cell office:value-type="float" office:value="12424" calcext:value-type="float">
            <text:p>12424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GP)</text:p>
          </table:table-cell>
          <table:table-cell office:value-type="float" office:value="12425" calcext:value-type="float">
            <text:p>12425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ить многим приезжать жить сюда</text:p>
          </table:table-cell>
          <table:table-cell office:value-type="float" office:value="12426" calcext:value-type="float">
            <text:p>1242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ить некоторым</text:p>
          </table:table-cell>
          <table:table-cell office:value-type="float" office:value="12427" calcext:value-type="float">
            <text:p>1242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разрешить лишь очень немногим</text:p>
          </table:table-cell>
          <table:table-cell office:value-type="float" office:value="12428" calcext:value-type="float">
            <text:p>1242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е стоит разрешать никому</text:p>
          </table:table-cell>
          <table:table-cell office:value-type="float" office:value="12429" calcext:value-type="float">
            <text:p>1242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GP)</text:p>
          </table:table-cell>
          <table:table-cell office:value-type="float" office:value="12430" calcext:value-type="float">
            <text:p>1243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ить многим приезжать жить сюда</text:p>
          </table:table-cell>
          <table:table-cell office:value-type="float" office:value="12426" calcext:value-type="float">
            <text:p>1242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ить некоторым</text:p>
          </table:table-cell>
          <table:table-cell office:value-type="float" office:value="12427" calcext:value-type="float">
            <text:p>1242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разрешить лишь очень немногим</text:p>
          </table:table-cell>
          <table:table-cell office:value-type="float" office:value="12428" calcext:value-type="float">
            <text:p>1242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е стоит разрешать никому</text:p>
          </table:table-cell>
          <table:table-cell office:value-type="float" office:value="12429" calcext:value-type="float">
            <text:p>1242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GP)</text:p>
          </table:table-cell>
          <table:table-cell office:value-type="float" office:value="12430" calcext:value-type="float">
            <text:p>1243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ить многим приезжать жить сюда</text:p>
          </table:table-cell>
          <table:table-cell office:value-type="float" office:value="12426" calcext:value-type="float">
            <text:p>12426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ить некоторым</text:p>
          </table:table-cell>
          <table:table-cell office:value-type="float" office:value="12427" calcext:value-type="float">
            <text:p>1242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разрешить лишь очень немногим</text:p>
          </table:table-cell>
          <table:table-cell office:value-type="float" office:value="12428" calcext:value-type="float">
            <text:p>12428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е стоит разрешать никому</text:p>
          </table:table-cell>
          <table:table-cell office:value-type="float" office:value="12429" calcext:value-type="float">
            <text:p>12429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GP)</text:p>
          </table:table-cell>
          <table:table-cell office:value-type="float" office:value="12430" calcext:value-type="float">
            <text:p>1243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2431" calcext:value-type="float">
            <text:p>12431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2432" calcext:value-type="float">
            <text:p>12432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2433" calcext:value-type="float">
            <text:p>12433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2434" calcext:value-type="float">
            <text:p>1243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2435" calcext:value-type="float">
            <text:p>12435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2436" calcext:value-type="float">
            <text:p>12436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2437" calcext:value-type="float">
            <text:p>1243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2438" calcext:value-type="float">
            <text:p>12438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2439" calcext:value-type="float">
            <text:p>1243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2440" calcext:value-type="float">
            <text:p>1244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2441" calcext:value-type="float">
            <text:p>12441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GP)</text:p>
          </table:table-cell>
          <table:table-cell office:value-type="float" office:value="12442" calcext:value-type="float">
            <text:p>12442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Разрушают культурную жизнь</text:p>
          </table:table-cell>
          <table:table-cell office:value-type="float" office:value="12443" calcext:value-type="float">
            <text:p>1244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12444" calcext:value-type="float">
            <text:p>1244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12445" calcext:value-type="float">
            <text:p>1244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12446" calcext:value-type="float">
            <text:p>1244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12447" calcext:value-type="float">
            <text:p>1244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12448" calcext:value-type="float">
            <text:p>1244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12449" calcext:value-type="float">
            <text:p>1244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12450" calcext:value-type="float">
            <text:p>1245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12451" calcext:value-type="float">
            <text:p>1245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12452" calcext:value-type="float">
            <text:p>12452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Обогащают культурную жизнь</text:p>
          </table:table-cell>
          <table:table-cell office:value-type="float" office:value="12453" calcext:value-type="float">
            <text:p>1245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aN</text:p>
          </table:table-cell>
          <table:table-cell office:value-type="float" office:value="12454" calcext:value-type="float">
            <text:p>1245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GP)</text:p>
          </table:table-cell>
          <table:table-cell office:value-type="float" office:value="12455" calcext:value-type="float">
            <text:p>1245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плохим местом для жизни</text:p>
          </table:table-cell>
          <table:table-cell office:value-type="float" office:value="12456" calcext:value-type="float">
            <text:p>1245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12457" calcext:value-type="float">
            <text:p>1245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12458" calcext:value-type="float">
            <text:p>1245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12459" calcext:value-type="float">
            <text:p>12459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12460" calcext:value-type="float">
            <text:p>1246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12461" calcext:value-type="float">
            <text:p>1246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12462" calcext:value-type="float">
            <text:p>12462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12463" calcext:value-type="float">
            <text:p>1246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12464" calcext:value-type="float">
            <text:p>12464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12465" calcext:value-type="float">
            <text:p>12465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Более хорошим местом для жизни</text:p>
          </table:table-cell>
          <table:table-cell office:value-type="float" office:value="12466" calcext:value-type="float">
            <text:p>12466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GP)</text:p>
          </table:table-cell>
          <table:table-cell office:value-type="float" office:value="12467" calcext:value-type="float">
            <text:p>1246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несчастлив</text:p>
          </table:table-cell>
          <table:table-cell office:value-type="float" office:value="12468" calcext:value-type="float">
            <text:p>1246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2469" calcext:value-type="float">
            <text:p>12469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12470" calcext:value-type="float">
            <text:p>1247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12471" calcext:value-type="float">
            <text:p>12471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12472" calcext:value-type="float">
            <text:p>12472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12473" calcext:value-type="float">
            <text:p>12473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12474" calcext:value-type="float">
            <text:p>12474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12475" calcext:value-type="float">
            <text:p>1247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12476" calcext:value-type="float">
            <text:p>12476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12477" calcext:value-type="float">
            <text:p>1247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счастлив</text:p>
          </table:table-cell>
          <table:table-cell office:value-type="float" office:value="12478" calcext:value-type="float">
            <text:p>1247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GP)</text:p>
          </table:table-cell>
          <table:table-cell office:value-type="float" office:value="12479" calcext:value-type="float">
            <text:p>12479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12480" calcext:value-type="float">
            <text:p>12480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12481" calcext:value-type="float">
            <text:p>12481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месяц</text:p>
          </table:table-cell>
          <table:table-cell office:value-type="float" office:value="12482" calcext:value-type="float">
            <text:p>12482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</text:p>
          </table:table-cell>
          <table:table-cell office:value-type="float" office:value="12483" calcext:value-type="float">
            <text:p>1248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аз в неделю</text:p>
          </table:table-cell>
          <table:table-cell office:value-type="float" office:value="12484" calcext:value-type="float">
            <text:p>12484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</text:p>
          </table:table-cell>
          <table:table-cell office:value-type="float" office:value="12485" calcext:value-type="float">
            <text:p>12485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й день</text:p>
          </table:table-cell>
          <table:table-cell office:value-type="float" office:value="12486" calcext:value-type="float">
            <text:p>1248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GP)</text:p>
          </table:table-cell>
          <table:table-cell office:value-type="float" office:value="12487" calcext:value-type="float">
            <text:p>1248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ESS_R04_2008_RUS_LV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Намного реже, чем большинство</text:p>
          </table:table-cell>
          <table:table-cell office:value-type="float" office:value="12488" calcext:value-type="float">
            <text:p>1248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</text:p>
          </table:table-cell>
          <table:table-cell office:value-type="float" office:value="12489" calcext:value-type="float">
            <text:p>1248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мерно также часто, как другие</text:p>
          </table:table-cell>
          <table:table-cell office:value-type="float" office:value="12490" calcext:value-type="float">
            <text:p>1249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</text:p>
          </table:table-cell>
          <table:table-cell office:value-type="float" office:value="12491" calcext:value-type="float">
            <text:p>12491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Намного чаще, чем большинство</text:p>
          </table:table-cell>
          <table:table-cell office:value-type="float" office:value="12492" calcext:value-type="float">
            <text:p>1249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GP)</text:p>
          </table:table-cell>
          <table:table-cell office:value-type="float" office:value="12493" calcext:value-type="float">
            <text:p>12493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ESS_R04_2008_RUS_LV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очень безопасно</text:p>
          </table:table-cell>
          <table:table-cell office:value-type="float" office:value="12494" calcext:value-type="float">
            <text:p>12494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безопасно</text:p>
          </table:table-cell>
          <table:table-cell office:value-type="float" office:value="12495" calcext:value-type="float">
            <text:p>12495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12496" calcext:value-type="float">
            <text:p>12496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или очень небезопасно?</text:p>
          </table:table-cell>
          <table:table-cell office:value-type="float" office:value="12497" calcext:value-type="float">
            <text:p>1249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ESS_R04_2008_RUS_LV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GP)</text:p>
          </table:table-cell>
          <table:table-cell office:value-type="float" office:value="12498" calcext:value-type="float">
            <text:p>1249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стоянно или почти все время</text:p>
          </table:table-cell>
          <table:table-cell office:value-type="float" office:value="12499" calcext:value-type="float">
            <text:p>1249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2500" calcext:value-type="float">
            <text:p>1250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От случая к случаю</text:p>
          </table:table-cell>
          <table:table-cell office:value-type="float" office:value="12501" calcext:value-type="float">
            <text:p>1250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икогда</text:p>
          </table:table-cell>
          <table:table-cell office:value-type="float" office:value="12502" calcext:value-type="float">
            <text:p>1250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GP)</text:p>
          </table:table-cell>
          <table:table-cell office:value-type="float" office:value="12503" calcext:value-type="float">
            <text:p>1250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серьезно влияет на качество Вашей жизни,</text:p>
          </table:table-cell>
          <table:table-cell office:value-type="float" office:value="12504" calcext:value-type="float">
            <text:p>1250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..несильно влияет</text:p>
          </table:table-cell>
          <table:table-cell office:value-type="float" office:value="12505" calcext:value-type="float">
            <text:p>1250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или не оказывает реального влияния на качество Вашей жизни?</text:p>
          </table:table-cell>
          <table:table-cell office:value-type="float" office:value="12506" calcext:value-type="float">
            <text:p>12506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GP)</text:p>
          </table:table-cell>
          <table:table-cell office:value-type="float" office:value="12507" calcext:value-type="float">
            <text:p>125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стоянно или почти все время</text:p>
          </table:table-cell>
          <table:table-cell office:value-type="float" office:value="12499" calcext:value-type="float">
            <text:p>12499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овольно часто</text:p>
          </table:table-cell>
          <table:table-cell office:value-type="float" office:value="12500" calcext:value-type="float">
            <text:p>12500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От случая к случаю</text:p>
          </table:table-cell>
          <table:table-cell office:value-type="float" office:value="12501" calcext:value-type="float">
            <text:p>1250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икогда</text:p>
          </table:table-cell>
          <table:table-cell office:value-type="float" office:value="12502" calcext:value-type="float">
            <text:p>1250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GP)</text:p>
          </table:table-cell>
          <table:table-cell office:value-type="float" office:value="12503" calcext:value-type="float">
            <text:p>1250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LV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серьезно влияет на качество Вашей жизни,</text:p>
          </table:table-cell>
          <table:table-cell office:value-type="float" office:value="12504" calcext:value-type="float">
            <text:p>12504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...несильно влияет</text:p>
          </table:table-cell>
          <table:table-cell office:value-type="float" office:value="12505" calcext:value-type="float">
            <text:p>1250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или не оказывает реального влияния на качество Вашей жизни?</text:p>
          </table:table-cell>
          <table:table-cell office:value-type="float" office:value="12506" calcext:value-type="float">
            <text:p>12506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GP)</text:p>
          </table:table-cell>
          <table:table-cell office:value-type="float" office:value="12507" calcext:value-type="float">
            <text:p>125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...очень возможно</text:p>
          </table:table-cell>
          <table:table-cell office:value-type="float" office:value="12508" calcext:value-type="float">
            <text:p>12508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возможно</text:p>
          </table:table-cell>
          <table:table-cell office:value-type="float" office:value="12509" calcext:value-type="float">
            <text:p>1250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не очень возможно</text:p>
          </table:table-cell>
          <table:table-cell office:value-type="float" office:value="12510" calcext:value-type="float">
            <text:p>12510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или совершенно невозможно?</text:p>
          </table:table-cell>
          <table:table-cell office:value-type="float" office:value="12511" calcext:value-type="float">
            <text:p>1251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SS_R04_2008_RUS_LV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GP)</text:p>
          </table:table-cell>
          <table:table-cell office:value-type="float" office:value="12512" calcext:value-type="float">
            <text:p>1251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очень возможно</text:p>
          </table:table-cell>
          <table:table-cell office:value-type="float" office:value="12513" calcext:value-type="float">
            <text:p>1251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возможно</text:p>
          </table:table-cell>
          <table:table-cell office:value-type="float" office:value="12514" calcext:value-type="float">
            <text:p>12514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не очень возможно</text:p>
          </table:table-cell>
          <table:table-cell office:value-type="float" office:value="12515" calcext:value-type="float">
            <text:p>1251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или совершенно невозможно?</text:p>
          </table:table-cell>
          <table:table-cell office:value-type="float" office:value="12516" calcext:value-type="float">
            <text:p>1251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GP)</text:p>
          </table:table-cell>
          <table:table-cell office:value-type="float" office:value="12517" calcext:value-type="float">
            <text:p>1251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...очень возможно</text:p>
          </table:table-cell>
          <table:table-cell office:value-type="float" office:value="12518" calcext:value-type="float">
            <text:p>12518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возможно</text:p>
          </table:table-cell>
          <table:table-cell office:value-type="float" office:value="12519" calcext:value-type="float">
            <text:p>12519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не очень возможно</text:p>
          </table:table-cell>
          <table:table-cell office:value-type="float" office:value="12520" calcext:value-type="float">
            <text:p>1252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или совершенно невозможно?</text:p>
          </table:table-cell>
          <table:table-cell office:value-type="float" office:value="12521" calcext:value-type="float">
            <text:p>12521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GP)</text:p>
          </table:table-cell>
          <table:table-cell office:value-type="float" office:value="12522" calcext:value-type="float">
            <text:p>12522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..очень хорошее</text:p>
          </table:table-cell>
          <table:table-cell office:value-type="float" office:value="12523" calcext:value-type="float">
            <text:p>12523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хорошее</text:p>
          </table:table-cell>
          <table:table-cell office:value-type="float" office:value="12524" calcext:value-type="float">
            <text:p>1252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реднее</text:p>
          </table:table-cell>
          <table:table-cell office:value-type="float" office:value="12525" calcext:value-type="float">
            <text:p>12525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лохое или очень плохое?</text:p>
          </table:table-cell>
          <table:table-cell office:value-type="float" office:value="12526" calcext:value-type="float">
            <text:p>1252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4_2008_RUS_LV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GP)</text:p>
          </table:table-cell>
          <table:table-cell office:value-type="float" office:value="12527" calcext:value-type="float">
            <text:p>1252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4_2008_RUS_LV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очень</text:p>
          </table:table-cell>
          <table:table-cell office:value-type="float" office:value="12528" calcext:value-type="float">
            <text:p>12528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ESS_R04_2008_RUS_LV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в известной степени</text:p>
          </table:table-cell>
          <table:table-cell office:value-type="float" office:value="12529" calcext:value-type="float">
            <text:p>12529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ESS_R04_2008_RUS_LV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 мешает</text:p>
          </table:table-cell>
          <table:table-cell office:value-type="float" office:value="12530" calcext:value-type="float">
            <text:p>12530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ESS_R04_2008_RUS_LV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GP)</text:p>
          </table:table-cell>
          <table:table-cell office:value-type="float" office:value="12531" calcext:value-type="float">
            <text:p>12531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ESS_R04_2008_RUS_LV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Христианин без конфессии</text:p>
          </table:table-cell>
          <table:table-cell office:value-type="float" office:value="12532" calcext:value-type="float">
            <text:p>1253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атолик</text:p>
          </table:table-cell>
          <table:table-cell office:value-type="float" office:value="12533" calcext:value-type="float">
            <text:p>12533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Лютеранин</text:p>
          </table:table-cell>
          <table:table-cell office:value-type="float" office:value="12534" calcext:value-type="float">
            <text:p>1253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отестант другой конфессии (ВПИШИТЕ)</text:p>
          </table:table-cell>
          <table:table-cell office:value-type="float" office:value="12535" calcext:value-type="float">
            <text:p>1253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Баптист</text:p>
          </table:table-cell>
          <table:table-cell office:value-type="float" office:value="12536" calcext:value-type="float">
            <text:p>1253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Русский или греческий православный</text:p>
          </table:table-cell>
          <table:table-cell office:value-type="float" office:value="12537" calcext:value-type="float">
            <text:p>1253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авославный другой конфессии (ВПИШИТЕ)</text:p>
          </table:table-cell>
          <table:table-cell office:value-type="float" office:value="12538" calcext:value-type="float">
            <text:p>1253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Христианин другой конфессии (ВПИШИТЕ)</text:p>
          </table:table-cell>
          <table:table-cell office:value-type="float" office:value="12539" calcext:value-type="float">
            <text:p>12539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удей (ВПИШИТЕ)</text:p>
          </table:table-cell>
          <table:table-cell office:value-type="float" office:value="12540" calcext:value-type="float">
            <text:p>1254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Мусульманин</text:p>
          </table:table-cell>
          <table:table-cell office:value-type="float" office:value="12541" calcext:value-type="float">
            <text:p>1254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ая восточная религия (ВПИШИТЕ)</text:p>
          </table:table-cell>
          <table:table-cell office:value-type="float" office:value="12542" calcext:value-type="float">
            <text:p>1254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ая религия (ВПИШИТЕ)</text:p>
          </table:table-cell>
          <table:table-cell office:value-type="float" office:value="12543" calcext:value-type="float">
            <text:p>12543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GP)</text:p>
          </table:table-cell>
          <table:table-cell office:value-type="float" office:value="12544" calcext:value-type="float">
            <text:p>1254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Христианин без конфессии</text:p>
          </table:table-cell>
          <table:table-cell office:value-type="float" office:value="12532" calcext:value-type="float">
            <text:p>1253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атолик</text:p>
          </table:table-cell>
          <table:table-cell office:value-type="float" office:value="12533" calcext:value-type="float">
            <text:p>12533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Лютеранин</text:p>
          </table:table-cell>
          <table:table-cell office:value-type="float" office:value="12534" calcext:value-type="float">
            <text:p>1253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отестант другой конфессии (ВПИШИТЕ)</text:p>
          </table:table-cell>
          <table:table-cell office:value-type="float" office:value="12535" calcext:value-type="float">
            <text:p>12535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Баптист</text:p>
          </table:table-cell>
          <table:table-cell office:value-type="float" office:value="12536" calcext:value-type="float">
            <text:p>1253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Русский или греческий православный</text:p>
          </table:table-cell>
          <table:table-cell office:value-type="float" office:value="12537" calcext:value-type="float">
            <text:p>1253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авославный другой конфессии (ВПИШИТЕ)</text:p>
          </table:table-cell>
          <table:table-cell office:value-type="float" office:value="12538" calcext:value-type="float">
            <text:p>1253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Христианин другой конфессии (ВПИШИТЕ)</text:p>
          </table:table-cell>
          <table:table-cell office:value-type="float" office:value="12539" calcext:value-type="float">
            <text:p>12539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удей (ВПИШИТЕ)</text:p>
          </table:table-cell>
          <table:table-cell office:value-type="float" office:value="12540" calcext:value-type="float">
            <text:p>12540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Мусульманин</text:p>
          </table:table-cell>
          <table:table-cell office:value-type="float" office:value="12541" calcext:value-type="float">
            <text:p>12541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ая восточная религия (ВПИШИТЕ)</text:p>
          </table:table-cell>
          <table:table-cell office:value-type="float" office:value="12542" calcext:value-type="float">
            <text:p>1254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ая религия (ВПИШИТЕ)</text:p>
          </table:table-cell>
          <table:table-cell office:value-type="float" office:value="12543" calcext:value-type="float">
            <text:p>12543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GP)</text:p>
          </table:table-cell>
          <table:table-cell office:value-type="float" office:value="12544" calcext:value-type="float">
            <text:p>12544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Нисколько не религиозный</text:p>
          </table:table-cell>
          <table:table-cell office:value-type="float" office:value="12545" calcext:value-type="float">
            <text:p>12545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12546" calcext:value-type="float">
            <text:p>1254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12547" calcext:value-type="float">
            <text:p>1254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12548" calcext:value-type="float">
            <text:p>12548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12549" calcext:value-type="float">
            <text:p>12549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12550" calcext:value-type="float">
            <text:p>12550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12551" calcext:value-type="float">
            <text:p>12551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12552" calcext:value-type="float">
            <text:p>12552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12553" calcext:value-type="float">
            <text:p>12553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12554" calcext:value-type="float">
            <text:p>1255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Очень религиозный</text:p>
          </table:table-cell>
          <table:table-cell office:value-type="float" office:value="12555" calcext:value-type="float">
            <text:p>12555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GP)</text:p>
          </table:table-cell>
          <table:table-cell office:value-type="float" office:value="12556" calcext:value-type="float">
            <text:p>1255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ждый день</text:p>
          </table:table-cell>
          <table:table-cell office:value-type="float" office:value="12557" calcext:value-type="float">
            <text:p>1255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2558" calcext:value-type="float">
            <text:p>1255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Раз в неделю</text:p>
          </table:table-cell>
          <table:table-cell office:value-type="float" office:value="12559" calcext:value-type="float">
            <text:p>1255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Хотя бы раз в месяц</text:p>
          </table:table-cell>
          <table:table-cell office:value-type="float" office:value="12560" calcext:value-type="float">
            <text:p>1256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по особым священным дням?</text:p>
          </table:table-cell>
          <table:table-cell office:value-type="float" office:value="12561" calcext:value-type="float">
            <text:p>1256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Реже</text:p>
          </table:table-cell>
          <table:table-cell office:value-type="float" office:value="12562" calcext:value-type="float">
            <text:p>12562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12563" calcext:value-type="float">
            <text:p>12563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GP)</text:p>
          </table:table-cell>
          <table:table-cell office:value-type="float" office:value="12564" calcext:value-type="float">
            <text:p>1256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ждый день</text:p>
          </table:table-cell>
          <table:table-cell office:value-type="float" office:value="12557" calcext:value-type="float">
            <text:p>1255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12558" calcext:value-type="float">
            <text:p>12558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Раз в неделю</text:p>
          </table:table-cell>
          <table:table-cell office:value-type="float" office:value="12559" calcext:value-type="float">
            <text:p>12559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Хотя бы раз в месяц</text:p>
          </table:table-cell>
          <table:table-cell office:value-type="float" office:value="12560" calcext:value-type="float">
            <text:p>12560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по особым священным дням?</text:p>
          </table:table-cell>
          <table:table-cell office:value-type="float" office:value="12561" calcext:value-type="float">
            <text:p>1256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Реже</text:p>
          </table:table-cell>
          <table:table-cell office:value-type="float" office:value="12562" calcext:value-type="float">
            <text:p>12562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12563" calcext:value-type="float">
            <text:p>12563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GP)</text:p>
          </table:table-cell>
          <table:table-cell office:value-type="float" office:value="12564" calcext:value-type="float">
            <text:p>12564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ESS_R04_2008_RUS_LV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 кожи или расу</text:p>
          </table:table-cell>
          <table:table-cell office:value-type="float" office:value="12565" calcext:value-type="float">
            <text:p>1256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циональность</text:p>
          </table:table-cell>
          <table:table-cell office:value-type="float" office:value="12566" calcext:value-type="float">
            <text:p>1256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озную принадлежность</text:p>
          </table:table-cell>
          <table:table-cell office:value-type="float" office:value="12567" calcext:value-type="float">
            <text:p>1256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</text:p>
          </table:table-cell>
          <table:table-cell office:value-type="float" office:value="12568" calcext:value-type="float">
            <text:p>12568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Этническую принадлежность</text:p>
          </table:table-cell>
          <table:table-cell office:value-type="float" office:value="12569" calcext:value-type="float">
            <text:p>1256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</text:p>
          </table:table-cell>
          <table:table-cell office:value-type="float" office:value="12570" calcext:value-type="float">
            <text:p>1257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</text:p>
          </table:table-cell>
          <table:table-cell office:value-type="float" office:value="12571" calcext:value-type="float">
            <text:p>12571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ость</text:p>
          </table:table-cell>
          <table:table-cell office:value-type="float" office:value="12572" calcext:value-type="float">
            <text:p>12572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Инвалидность</text:p>
          </table:table-cell>
          <table:table-cell office:value-type="float" office:value="12573" calcext:value-type="float">
            <text:p>12573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ругое (ВПИШИТЕ)</text:p>
          </table:table-cell>
          <table:table-cell office:value-type="float" office:value="12574" calcext:value-type="float">
            <text:p>12574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GP)</text:p>
          </table:table-cell>
          <table:table-cell office:value-type="float" office:value="12575" calcext:value-type="float">
            <text:p>12575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ESS_R04_2008_RUS_LV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2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В течении последнего года</text:p>
          </table:table-cell>
          <table:table-cell office:value-type="float" office:value="12576" calcext:value-type="float">
            <text:p>12576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–5 лет назад</text:p>
          </table:table-cell>
          <table:table-cell office:value-type="float" office:value="12577" calcext:value-type="float">
            <text:p>1257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6–10 лет назад</text:p>
          </table:table-cell>
          <table:table-cell office:value-type="float" office:value="12578" calcext:value-type="float">
            <text:p>12578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1–20 лет назад</text:p>
          </table:table-cell>
          <table:table-cell office:value-type="float" office:value="12579" calcext:value-type="float">
            <text:p>1257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Больше 20 лет назад</text:p>
          </table:table-cell>
          <table:table-cell office:value-type="float" office:value="12580" calcext:value-type="float">
            <text:p>12580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GP)</text:p>
          </table:table-cell>
          <table:table-cell office:value-type="float" office:value="12581" calcext:value-type="float">
            <text:p>12581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ESS_R04_2008_RUS_LV_84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85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5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5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8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8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8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вершенно согласен</text:p>
          </table:table-cell>
          <table:table-cell office:value-type="float" office:value="12582" calcext:value-type="float">
            <text:p>1258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гласен</text:p>
          </table:table-cell>
          <table:table-cell office:value-type="float" office:value="12583" calcext:value-type="float">
            <text:p>1258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584" calcext:value-type="float">
            <text:p>1258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 согласен</text:p>
          </table:table-cell>
          <table:table-cell office:value-type="float" office:value="12585" calcext:value-type="float">
            <text:p>1258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2586" calcext:value-type="float">
            <text:p>1258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GP)</text:p>
          </table:table-cell>
          <table:table-cell office:value-type="float" office:value="12587" calcext:value-type="float">
            <text:p>125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вершенно согласен</text:p>
          </table:table-cell>
          <table:table-cell office:value-type="float" office:value="12582" calcext:value-type="float">
            <text:p>1258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гласен</text:p>
          </table:table-cell>
          <table:table-cell office:value-type="float" office:value="12583" calcext:value-type="float">
            <text:p>1258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584" calcext:value-type="float">
            <text:p>1258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 согласен</text:p>
          </table:table-cell>
          <table:table-cell office:value-type="float" office:value="12585" calcext:value-type="float">
            <text:p>1258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2586" calcext:value-type="float">
            <text:p>1258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GP)</text:p>
          </table:table-cell>
          <table:table-cell office:value-type="float" office:value="12587" calcext:value-type="float">
            <text:p>125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вершенно согласен</text:p>
          </table:table-cell>
          <table:table-cell office:value-type="float" office:value="12582" calcext:value-type="float">
            <text:p>1258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гласен</text:p>
          </table:table-cell>
          <table:table-cell office:value-type="float" office:value="12583" calcext:value-type="float">
            <text:p>1258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584" calcext:value-type="float">
            <text:p>1258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 согласен</text:p>
          </table:table-cell>
          <table:table-cell office:value-type="float" office:value="12585" calcext:value-type="float">
            <text:p>1258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2586" calcext:value-type="float">
            <text:p>1258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GP)</text:p>
          </table:table-cell>
          <table:table-cell office:value-type="float" office:value="12587" calcext:value-type="float">
            <text:p>125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согласен</text:p>
          </table:table-cell>
          <table:table-cell office:value-type="float" office:value="12582" calcext:value-type="float">
            <text:p>1258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гласен</text:p>
          </table:table-cell>
          <table:table-cell office:value-type="float" office:value="12583" calcext:value-type="float">
            <text:p>1258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584" calcext:value-type="float">
            <text:p>1258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согласен</text:p>
          </table:table-cell>
          <table:table-cell office:value-type="float" office:value="12585" calcext:value-type="float">
            <text:p>1258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2586" calcext:value-type="float">
            <text:p>1258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GP)</text:p>
          </table:table-cell>
          <table:table-cell office:value-type="float" office:value="12587" calcext:value-type="float">
            <text:p>125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согласен</text:p>
          </table:table-cell>
          <table:table-cell office:value-type="float" office:value="12582" calcext:value-type="float">
            <text:p>1258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гласен</text:p>
          </table:table-cell>
          <table:table-cell office:value-type="float" office:value="12583" calcext:value-type="float">
            <text:p>1258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584" calcext:value-type="float">
            <text:p>1258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согласен</text:p>
          </table:table-cell>
          <table:table-cell office:value-type="float" office:value="12585" calcext:value-type="float">
            <text:p>1258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2586" calcext:value-type="float">
            <text:p>1258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GP)</text:p>
          </table:table-cell>
          <table:table-cell office:value-type="float" office:value="12587" calcext:value-type="float">
            <text:p>125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согласен</text:p>
          </table:table-cell>
          <table:table-cell office:value-type="float" office:value="12582" calcext:value-type="float">
            <text:p>12582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гласен</text:p>
          </table:table-cell>
          <table:table-cell office:value-type="float" office:value="12583" calcext:value-type="float">
            <text:p>12583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584" calcext:value-type="float">
            <text:p>12584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согласен</text:p>
          </table:table-cell>
          <table:table-cell office:value-type="float" office:value="12585" calcext:value-type="float">
            <text:p>1258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12586" calcext:value-type="float">
            <text:p>12586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GP)</text:p>
          </table:table-cell>
          <table:table-cell office:value-type="float" office:value="12587" calcext:value-type="float">
            <text:p>1258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-4</text:p>
          </table:table-cell>
          <table:table-cell office:value-type="float" office:value="12588" calcext:value-type="float">
            <text:p>1258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-9</text:p>
          </table:table-cell>
          <table:table-cell office:value-type="float" office:value="12589" calcext:value-type="float">
            <text:p>1258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0-14</text:p>
          </table:table-cell>
          <table:table-cell office:value-type="float" office:value="12590" calcext:value-type="float">
            <text:p>1259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5-19</text:p>
          </table:table-cell>
          <table:table-cell office:value-type="float" office:value="12591" calcext:value-type="float">
            <text:p>1259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0-24</text:p>
          </table:table-cell>
          <table:table-cell office:value-type="float" office:value="12592" calcext:value-type="float">
            <text:p>1259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5-29</text:p>
          </table:table-cell>
          <table:table-cell office:value-type="float" office:value="12593" calcext:value-type="float">
            <text:p>12593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0-34</text:p>
          </table:table-cell>
          <table:table-cell office:value-type="float" office:value="12594" calcext:value-type="float">
            <text:p>1259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5-39</text:p>
          </table:table-cell>
          <table:table-cell office:value-type="float" office:value="12595" calcext:value-type="float">
            <text:p>1259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0-44</text:p>
          </table:table-cell>
          <table:table-cell office:value-type="float" office:value="12596" calcext:value-type="float">
            <text:p>1259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5-49</text:p>
          </table:table-cell>
          <table:table-cell office:value-type="float" office:value="12597" calcext:value-type="float">
            <text:p>1259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0 и больше</text:p>
          </table:table-cell>
          <table:table-cell office:value-type="float" office:value="12598" calcext:value-type="float">
            <text:p>1259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GP)</text:p>
          </table:table-cell>
          <table:table-cell office:value-type="float" office:value="12599" calcext:value-type="float">
            <text:p>1259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-4</text:p>
          </table:table-cell>
          <table:table-cell office:value-type="float" office:value="12588" calcext:value-type="float">
            <text:p>1258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-9</text:p>
          </table:table-cell>
          <table:table-cell office:value-type="float" office:value="12589" calcext:value-type="float">
            <text:p>1258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0-14</text:p>
          </table:table-cell>
          <table:table-cell office:value-type="float" office:value="12590" calcext:value-type="float">
            <text:p>1259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5-19</text:p>
          </table:table-cell>
          <table:table-cell office:value-type="float" office:value="12591" calcext:value-type="float">
            <text:p>1259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0-24</text:p>
          </table:table-cell>
          <table:table-cell office:value-type="float" office:value="12592" calcext:value-type="float">
            <text:p>1259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5-29</text:p>
          </table:table-cell>
          <table:table-cell office:value-type="float" office:value="12593" calcext:value-type="float">
            <text:p>12593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0-34</text:p>
          </table:table-cell>
          <table:table-cell office:value-type="float" office:value="12594" calcext:value-type="float">
            <text:p>1259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5-39</text:p>
          </table:table-cell>
          <table:table-cell office:value-type="float" office:value="12595" calcext:value-type="float">
            <text:p>1259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0-44</text:p>
          </table:table-cell>
          <table:table-cell office:value-type="float" office:value="12596" calcext:value-type="float">
            <text:p>1259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5-49</text:p>
          </table:table-cell>
          <table:table-cell office:value-type="float" office:value="12597" calcext:value-type="float">
            <text:p>1259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0 и больше</text:p>
          </table:table-cell>
          <table:table-cell office:value-type="float" office:value="12598" calcext:value-type="float">
            <text:p>1259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GP)</text:p>
          </table:table-cell>
          <table:table-cell office:value-type="float" office:value="12599" calcext:value-type="float">
            <text:p>1259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-4</text:p>
          </table:table-cell>
          <table:table-cell office:value-type="float" office:value="12588" calcext:value-type="float">
            <text:p>1258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-9</text:p>
          </table:table-cell>
          <table:table-cell office:value-type="float" office:value="12589" calcext:value-type="float">
            <text:p>1258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0-14</text:p>
          </table:table-cell>
          <table:table-cell office:value-type="float" office:value="12590" calcext:value-type="float">
            <text:p>1259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5-19</text:p>
          </table:table-cell>
          <table:table-cell office:value-type="float" office:value="12591" calcext:value-type="float">
            <text:p>1259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0-24</text:p>
          </table:table-cell>
          <table:table-cell office:value-type="float" office:value="12592" calcext:value-type="float">
            <text:p>1259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5-29</text:p>
          </table:table-cell>
          <table:table-cell office:value-type="float" office:value="12593" calcext:value-type="float">
            <text:p>12593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0-34</text:p>
          </table:table-cell>
          <table:table-cell office:value-type="float" office:value="12594" calcext:value-type="float">
            <text:p>1259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5-39</text:p>
          </table:table-cell>
          <table:table-cell office:value-type="float" office:value="12595" calcext:value-type="float">
            <text:p>1259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0-44</text:p>
          </table:table-cell>
          <table:table-cell office:value-type="float" office:value="12596" calcext:value-type="float">
            <text:p>1259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5-49</text:p>
          </table:table-cell>
          <table:table-cell office:value-type="float" office:value="12597" calcext:value-type="float">
            <text:p>1259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0 и больше</text:p>
          </table:table-cell>
          <table:table-cell office:value-type="float" office:value="12598" calcext:value-type="float">
            <text:p>1259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GP)</text:p>
          </table:table-cell>
          <table:table-cell office:value-type="float" office:value="12599" calcext:value-type="float">
            <text:p>1259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0-4</text:p>
          </table:table-cell>
          <table:table-cell office:value-type="float" office:value="12588" calcext:value-type="float">
            <text:p>1258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-9</text:p>
          </table:table-cell>
          <table:table-cell office:value-type="float" office:value="12589" calcext:value-type="float">
            <text:p>1258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0-14</text:p>
          </table:table-cell>
          <table:table-cell office:value-type="float" office:value="12590" calcext:value-type="float">
            <text:p>1259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5-19</text:p>
          </table:table-cell>
          <table:table-cell office:value-type="float" office:value="12591" calcext:value-type="float">
            <text:p>12591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0-24</text:p>
          </table:table-cell>
          <table:table-cell office:value-type="float" office:value="12592" calcext:value-type="float">
            <text:p>12592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5-29</text:p>
          </table:table-cell>
          <table:table-cell office:value-type="float" office:value="12593" calcext:value-type="float">
            <text:p>12593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0-34</text:p>
          </table:table-cell>
          <table:table-cell office:value-type="float" office:value="12594" calcext:value-type="float">
            <text:p>12594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5-39</text:p>
          </table:table-cell>
          <table:table-cell office:value-type="float" office:value="12595" calcext:value-type="float">
            <text:p>12595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0-44</text:p>
          </table:table-cell>
          <table:table-cell office:value-type="float" office:value="12596" calcext:value-type="float">
            <text:p>1259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5-49</text:p>
          </table:table-cell>
          <table:table-cell office:value-type="float" office:value="12597" calcext:value-type="float">
            <text:p>1259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0 и больше</text:p>
          </table:table-cell>
          <table:table-cell office:value-type="float" office:value="12598" calcext:value-type="float">
            <text:p>1259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9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GP)</text:p>
          </table:table-cell>
          <table:table-cell office:value-type="float" office:value="12599" calcext:value-type="float">
            <text:p>1259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2600" calcext:value-type="float">
            <text:p>1260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2601" calcext:value-type="float">
            <text:p>1260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12602" calcext:value-type="float">
            <text:p>126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12603" calcext:value-type="float">
            <text:p>12603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12604" calcext:value-type="float">
            <text:p>12604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12605" calcext:value-type="float">
            <text:p>1260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12606" calcext:value-type="float">
            <text:p>1260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12607" calcext:value-type="float">
            <text:p>126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12608" calcext:value-type="float">
            <text:p>1260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12609" calcext:value-type="float">
            <text:p>1260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2610" calcext:value-type="float">
            <text:p>1261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GP)</text:p>
          </table:table-cell>
          <table:table-cell office:value-type="float" office:value="12611" calcext:value-type="float">
            <text:p>1261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2600" calcext:value-type="float">
            <text:p>1260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2601" calcext:value-type="float">
            <text:p>1260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2602" calcext:value-type="float">
            <text:p>126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2603" calcext:value-type="float">
            <text:p>12603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2604" calcext:value-type="float">
            <text:p>12604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2605" calcext:value-type="float">
            <text:p>1260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2606" calcext:value-type="float">
            <text:p>1260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2607" calcext:value-type="float">
            <text:p>126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2608" calcext:value-type="float">
            <text:p>1260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2609" calcext:value-type="float">
            <text:p>1260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2610" calcext:value-type="float">
            <text:p>1261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GP)</text:p>
          </table:table-cell>
          <table:table-cell office:value-type="float" office:value="12611" calcext:value-type="float">
            <text:p>1261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12600" calcext:value-type="float">
            <text:p>1260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2601" calcext:value-type="float">
            <text:p>1260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2602" calcext:value-type="float">
            <text:p>126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2603" calcext:value-type="float">
            <text:p>12603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2604" calcext:value-type="float">
            <text:p>12604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2605" calcext:value-type="float">
            <text:p>1260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2606" calcext:value-type="float">
            <text:p>1260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2607" calcext:value-type="float">
            <text:p>126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2608" calcext:value-type="float">
            <text:p>1260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2609" calcext:value-type="float">
            <text:p>1260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12610" calcext:value-type="float">
            <text:p>12610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GP)</text:p>
          </table:table-cell>
          <table:table-cell office:value-type="float" office:value="12611" calcext:value-type="float">
            <text:p>1261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плохие</text:p>
          </table:table-cell>
          <table:table-cell office:value-type="float" office:value="12612" calcext:value-type="float">
            <text:p>1261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2613" calcext:value-type="float">
            <text:p>1261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2614" calcext:value-type="float">
            <text:p>12614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2615" calcext:value-type="float">
            <text:p>1261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2616" calcext:value-type="float">
            <text:p>1261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2617" calcext:value-type="float">
            <text:p>1261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2618" calcext:value-type="float">
            <text:p>12618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2619" calcext:value-type="float">
            <text:p>12619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2620" calcext:value-type="float">
            <text:p>1262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2621" calcext:value-type="float">
            <text:p>1262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хорошие</text:p>
          </table:table-cell>
          <table:table-cell office:value-type="float" office:value="12622" calcext:value-type="float">
            <text:p>1262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GP)</text:p>
          </table:table-cell>
          <table:table-cell office:value-type="float" office:value="12623" calcext:value-type="float">
            <text:p>1262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Это вообще не должно входить в обязанности государства</text:p>
          </table:table-cell>
          <table:table-cell office:value-type="float" office:value="12624" calcext:value-type="float">
            <text:p>1262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12625" calcext:value-type="float">
            <text:p>1262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12626" calcext:value-type="float">
            <text:p>1262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12628" calcext:value-type="float">
            <text:p>1262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12629" calcext:value-type="float">
            <text:p>1262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12630" calcext:value-type="float">
            <text:p>1263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12631" calcext:value-type="float">
            <text:p>12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12632" calcext:value-type="float">
            <text:p>1263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Это должно быть всецело обязанностью государства</text:p>
          </table:table-cell>
          <table:table-cell office:value-type="float" office:value="12634" calcext:value-type="float">
            <text:p>1263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GP)</text:p>
          </table:table-cell>
          <table:table-cell office:value-type="float" office:value="12635" calcext:value-type="float">
            <text:p>126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Это вообще не должно входить в обязанности государства</text:p>
          </table:table-cell>
          <table:table-cell office:value-type="float" office:value="12624" calcext:value-type="float">
            <text:p>1262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12625" calcext:value-type="float">
            <text:p>1262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12626" calcext:value-type="float">
            <text:p>1262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12628" calcext:value-type="float">
            <text:p>1262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12629" calcext:value-type="float">
            <text:p>1262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12630" calcext:value-type="float">
            <text:p>1263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12631" calcext:value-type="float">
            <text:p>12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12632" calcext:value-type="float">
            <text:p>1263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Это должно быть всецело обязанностью государства</text:p>
          </table:table-cell>
          <table:table-cell office:value-type="float" office:value="12634" calcext:value-type="float">
            <text:p>1263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GP)</text:p>
          </table:table-cell>
          <table:table-cell office:value-type="float" office:value="12635" calcext:value-type="float">
            <text:p>126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Это вообще не должно входить в обязанности государства</text:p>
          </table:table-cell>
          <table:table-cell office:value-type="float" office:value="12624" calcext:value-type="float">
            <text:p>1262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12625" calcext:value-type="float">
            <text:p>1262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12626" calcext:value-type="float">
            <text:p>1262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12628" calcext:value-type="float">
            <text:p>1262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12629" calcext:value-type="float">
            <text:p>1262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12630" calcext:value-type="float">
            <text:p>1263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12631" calcext:value-type="float">
            <text:p>12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12632" calcext:value-type="float">
            <text:p>1263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Это должно быть всецело обязанностью государства</text:p>
          </table:table-cell>
          <table:table-cell office:value-type="float" office:value="12634" calcext:value-type="float">
            <text:p>1263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GP)</text:p>
          </table:table-cell>
          <table:table-cell office:value-type="float" office:value="12635" calcext:value-type="float">
            <text:p>126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Это вообще не должно входить в обязанности государства</text:p>
          </table:table-cell>
          <table:table-cell office:value-type="float" office:value="12624" calcext:value-type="float">
            <text:p>1262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12625" calcext:value-type="float">
            <text:p>1262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12626" calcext:value-type="float">
            <text:p>1262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12628" calcext:value-type="float">
            <text:p>1262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12629" calcext:value-type="float">
            <text:p>1262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12630" calcext:value-type="float">
            <text:p>1263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12631" calcext:value-type="float">
            <text:p>12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12632" calcext:value-type="float">
            <text:p>1263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Это должно быть всецело обязанностью государства</text:p>
          </table:table-cell>
          <table:table-cell office:value-type="float" office:value="12634" calcext:value-type="float">
            <text:p>1263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GP)</text:p>
          </table:table-cell>
          <table:table-cell office:value-type="float" office:value="12635" calcext:value-type="float">
            <text:p>126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Это вообще не должно входить в обязанности государства</text:p>
          </table:table-cell>
          <table:table-cell office:value-type="float" office:value="12624" calcext:value-type="float">
            <text:p>1262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12625" calcext:value-type="float">
            <text:p>1262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12626" calcext:value-type="float">
            <text:p>1262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12628" calcext:value-type="float">
            <text:p>1262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12629" calcext:value-type="float">
            <text:p>1262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12630" calcext:value-type="float">
            <text:p>1263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12631" calcext:value-type="float">
            <text:p>12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12632" calcext:value-type="float">
            <text:p>1263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Это должно быть всецело обязанностью государства</text:p>
          </table:table-cell>
          <table:table-cell office:value-type="float" office:value="12634" calcext:value-type="float">
            <text:p>1263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GP)</text:p>
          </table:table-cell>
          <table:table-cell office:value-type="float" office:value="12635" calcext:value-type="float">
            <text:p>126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Это вообще не должно входить в обязанности государства</text:p>
          </table:table-cell>
          <table:table-cell office:value-type="float" office:value="12624" calcext:value-type="float">
            <text:p>1262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12625" calcext:value-type="float">
            <text:p>1262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12626" calcext:value-type="float">
            <text:p>12626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12628" calcext:value-type="float">
            <text:p>1262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12629" calcext:value-type="float">
            <text:p>12629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12630" calcext:value-type="float">
            <text:p>1263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12631" calcext:value-type="float">
            <text:p>1263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12632" calcext:value-type="float">
            <text:p>1263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12633" calcext:value-type="float">
            <text:p>12633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Это должно быть всецело обязанностью государства</text:p>
          </table:table-cell>
          <table:table-cell office:value-type="float" office:value="12634" calcext:value-type="float">
            <text:p>12634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09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GP)</text:p>
          </table:table-cell>
          <table:table-cell office:value-type="float" office:value="12635" calcext:value-type="float">
            <text:p>126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2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3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6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8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Очень неэффективно</text:p>
          </table:table-cell>
          <table:table-cell office:value-type="float" office:value="12636" calcext:value-type="float">
            <text:p>12636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12637" calcext:value-type="float">
            <text:p>1263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12638" calcext:value-type="float">
            <text:p>12638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12639" calcext:value-type="float">
            <text:p>12639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12640" calcext:value-type="float">
            <text:p>12640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12641" calcext:value-type="float">
            <text:p>12641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12642" calcext:value-type="float">
            <text:p>1264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12643" calcext:value-type="float">
            <text:p>12643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12644" calcext:value-type="float">
            <text:p>12644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12645" calcext:value-type="float">
            <text:p>12645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Очень эффективно</text:p>
          </table:table-cell>
          <table:table-cell office:value-type="float" office:value="12646" calcext:value-type="float">
            <text:p>12646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GP)</text:p>
          </table:table-cell>
          <table:table-cell office:value-type="float" office:value="12647" calcext:value-type="float">
            <text:p>1264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Очень неэффективно</text:p>
          </table:table-cell>
          <table:table-cell office:value-type="float" office:value="12636" calcext:value-type="float">
            <text:p>12636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2637" calcext:value-type="float">
            <text:p>1263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2638" calcext:value-type="float">
            <text:p>12638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2639" calcext:value-type="float">
            <text:p>12639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2640" calcext:value-type="float">
            <text:p>12640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2641" calcext:value-type="float">
            <text:p>12641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2642" calcext:value-type="float">
            <text:p>1264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2643" calcext:value-type="float">
            <text:p>12643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2644" calcext:value-type="float">
            <text:p>12644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2645" calcext:value-type="float">
            <text:p>12645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Очень эффективно</text:p>
          </table:table-cell>
          <table:table-cell office:value-type="float" office:value="12646" calcext:value-type="float">
            <text:p>12646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GP)</text:p>
          </table:table-cell>
          <table:table-cell office:value-type="float" office:value="12647" calcext:value-type="float">
            <text:p>1264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Дают особые приемущества некоторым людям</text:p>
          </table:table-cell>
          <table:table-cell office:value-type="float" office:value="12648" calcext:value-type="float">
            <text:p>1264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1" calcext:value-type="float">
            <text:p>1</text:p>
          </table:table-cell>
          <table:table-cell office:value-type="float" office:value="12649" calcext:value-type="float">
            <text:p>1264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2" calcext:value-type="float">
            <text:p>2</text:p>
          </table:table-cell>
          <table:table-cell office:value-type="float" office:value="12650" calcext:value-type="float">
            <text:p>12650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3" calcext:value-type="float">
            <text:p>3</text:p>
          </table:table-cell>
          <table:table-cell office:value-type="float" office:value="12651" calcext:value-type="float">
            <text:p>12651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4" calcext:value-type="float">
            <text:p>4</text:p>
          </table:table-cell>
          <table:table-cell office:value-type="float" office:value="12652" calcext:value-type="float">
            <text:p>12652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5" calcext:value-type="float">
            <text:p>5</text:p>
          </table:table-cell>
          <table:table-cell office:value-type="float" office:value="12653" calcext:value-type="float">
            <text:p>12653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6" calcext:value-type="float">
            <text:p>6</text:p>
          </table:table-cell>
          <table:table-cell office:value-type="float" office:value="12654" calcext:value-type="float">
            <text:p>1265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7" calcext:value-type="float">
            <text:p>7</text:p>
          </table:table-cell>
          <table:table-cell office:value-type="float" office:value="12655" calcext:value-type="float">
            <text:p>12655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8" calcext:value-type="float">
            <text:p>8</text:p>
          </table:table-cell>
          <table:table-cell office:value-type="float" office:value="12656" calcext:value-type="float">
            <text:p>1265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float" office:value="9" calcext:value-type="float">
            <text:p>9</text:p>
          </table:table-cell>
          <table:table-cell office:value-type="float" office:value="12657" calcext:value-type="float">
            <text:p>12657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Относятся ко всем одинаково</text:p>
          </table:table-cell>
          <table:table-cell office:value-type="float" office:value="12658" calcext:value-type="float">
            <text:p>1265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GP)</text:p>
          </table:table-cell>
          <table:table-cell office:value-type="float" office:value="12659" calcext:value-type="float">
            <text:p>1265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Дают особые приемущества некоторым людям</text:p>
          </table:table-cell>
          <table:table-cell office:value-type="float" office:value="12648" calcext:value-type="float">
            <text:p>1264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1" calcext:value-type="float">
            <text:p>1</text:p>
          </table:table-cell>
          <table:table-cell office:value-type="float" office:value="12649" calcext:value-type="float">
            <text:p>1264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2" calcext:value-type="float">
            <text:p>2</text:p>
          </table:table-cell>
          <table:table-cell office:value-type="float" office:value="12650" calcext:value-type="float">
            <text:p>12650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3" calcext:value-type="float">
            <text:p>3</text:p>
          </table:table-cell>
          <table:table-cell office:value-type="float" office:value="12651" calcext:value-type="float">
            <text:p>12651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4" calcext:value-type="float">
            <text:p>4</text:p>
          </table:table-cell>
          <table:table-cell office:value-type="float" office:value="12652" calcext:value-type="float">
            <text:p>12652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5" calcext:value-type="float">
            <text:p>5</text:p>
          </table:table-cell>
          <table:table-cell office:value-type="float" office:value="12653" calcext:value-type="float">
            <text:p>12653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6" calcext:value-type="float">
            <text:p>6</text:p>
          </table:table-cell>
          <table:table-cell office:value-type="float" office:value="12654" calcext:value-type="float">
            <text:p>12654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7" calcext:value-type="float">
            <text:p>7</text:p>
          </table:table-cell>
          <table:table-cell office:value-type="float" office:value="12655" calcext:value-type="float">
            <text:p>12655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8" calcext:value-type="float">
            <text:p>8</text:p>
          </table:table-cell>
          <table:table-cell office:value-type="float" office:value="12656" calcext:value-type="float">
            <text:p>12656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float" office:value="9" calcext:value-type="float">
            <text:p>9</text:p>
          </table:table-cell>
          <table:table-cell office:value-type="float" office:value="12657" calcext:value-type="float">
            <text:p>12657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Относятся ко всем одинаково</text:p>
          </table:table-cell>
          <table:table-cell office:value-type="float" office:value="12658" calcext:value-type="float">
            <text:p>12658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GP)</text:p>
          </table:table-cell>
          <table:table-cell office:value-type="float" office:value="12659" calcext:value-type="float">
            <text:p>1265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Правительству следует значительно снизить налоги и тратить намного меньше на социальные пособия и услуги</text:p>
          </table:table-cell>
          <table:table-cell office:value-type="float" office:value="12660" calcext:value-type="float">
            <text:p>1266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12661" calcext:value-type="float">
            <text:p>12661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12662" calcext:value-type="float">
            <text:p>12662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12663" calcext:value-type="float">
            <text:p>12663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12664" calcext:value-type="float">
            <text:p>12664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12665" calcext:value-type="float">
            <text:p>12665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12666" calcext:value-type="float">
            <text:p>12666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12667" calcext:value-type="float">
            <text:p>12667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12668" calcext:value-type="float">
            <text:p>12668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12669" calcext:value-type="float">
            <text:p>1266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Правительству следует значительно повысить налоги и тратить намного больше на социальные пособия и услуги</text:p>
          </table:table-cell>
          <table:table-cell office:value-type="float" office:value="12670" calcext:value-type="float">
            <text:p>1267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GP)</text:p>
          </table:table-cell>
          <table:table-cell office:value-type="float" office:value="12671" calcext:value-type="float">
            <text:p>12671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ба должны платить одинаковый процент налогов, т.е., тот, кто зарабатывает вдвое больше, платит вдвое большую сумму в качестве налогов</text:p>
          </table:table-cell>
          <table:table-cell office:value-type="float" office:value="12672" calcext:value-type="float">
            <text:p>12672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Тот, кто зарабатывает больше, должен платить больший процент налогов с доходов (прогрессивный налог), т.е., тот, кто зарабатывает вдвое больше, платит больше чем вдвое большую сумму в качестве налогов.</text:p>
          </table:table-cell>
          <table:table-cell office:value-type="float" office:value="12673" calcext:value-type="float">
            <text:p>12673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ба должны платить одинаковую сумму в качестве налогов независимо от уровня доходов.</text:p>
          </table:table-cell>
          <table:table-cell office:value-type="float" office:value="12674" calcext:value-type="float">
            <text:p>12674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GP)</text:p>
          </table:table-cell>
          <table:table-cell office:value-type="float" office:value="12675" calcext:value-type="float">
            <text:p>1267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Те, кто зарабатывает много, должны получать большую пенсию по возрасту</text:p>
          </table:table-cell>
          <table:table-cell office:value-type="float" office:value="12676" calcext:value-type="float">
            <text:p>126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енсия должна быть одинаковая и для тех, кто зарабатвает много, и для тех, кто зарабатывает мало</text:p>
          </table:table-cell>
          <table:table-cell office:value-type="float" office:value="12677" calcext:value-type="float">
            <text:p>12677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У тех, кто зарабатывает мало, пенсия должна быть больше, нежели у тех, кто зарабатывает много</text:p>
          </table:table-cell>
          <table:table-cell office:value-type="float" office:value="12678" calcext:value-type="float">
            <text:p>12678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GP)</text:p>
          </table:table-cell>
          <table:table-cell office:value-type="float" office:value="12679" calcext:value-type="float">
            <text:p>1267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Те, кто зарабатывают много и временно не работают должны получать большие пособия</text:p>
          </table:table-cell>
          <table:table-cell office:value-type="float" office:value="12680" calcext:value-type="float">
            <text:p>1268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Пособия должны быть одинаковые как для тех, кто зарабатывает много, так и тех, кто зарабатывает мало</text:p>
          </table:table-cell>
          <table:table-cell office:value-type="float" office:value="12681" calcext:value-type="float">
            <text:p>12681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Те, кто зарабатывает мало должны получать большие пособия, если они временно не работают</text:p>
          </table:table-cell>
          <table:table-cell office:value-type="float" office:value="12682" calcext:value-type="float">
            <text:p>12682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GP)</text:p>
          </table:table-cell>
          <table:table-cell office:value-type="float" office:value="12683" calcext:value-type="float">
            <text:p>12683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Сразу по приезду</text:p>
          </table:table-cell>
          <table:table-cell office:value-type="float" office:value="12684" calcext:value-type="float">
            <text:p>12684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Только прожив один год в Латвии, независимо от того, работали они или нет</text:p>
          </table:table-cell>
          <table:table-cell office:value-type="float" office:value="12685" calcext:value-type="float">
            <text:p>12685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Только после как минимум одного года, в течениe которого они работали и платили налоги</text:p>
          </table:table-cell>
          <table:table-cell office:value-type="float" office:value="12686" calcext:value-type="float">
            <text:p>12686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Только после получения гражданства Латвии</text:p>
          </table:table-cell>
          <table:table-cell office:value-type="float" office:value="12687" calcext:value-type="float">
            <text:p>12687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Они вообще не должны получать те же права</text:p>
          </table:table-cell>
          <table:table-cell office:value-type="float" office:value="12688" calcext:value-type="float">
            <text:p>12688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GP)</text:p>
          </table:table-cell>
          <table:table-cell office:value-type="float" office:value="12689" calcext:value-type="float">
            <text:p>12689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Получают намного больше, чем отдают</text:p>
          </table:table-cell>
          <table:table-cell office:value-type="float" office:value="12690" calcext:value-type="float">
            <text:p>12690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1" calcext:value-type="float">
            <text:p>1</text:p>
          </table:table-cell>
          <table:table-cell office:value-type="float" office:value="12691" calcext:value-type="float">
            <text:p>12691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2" calcext:value-type="float">
            <text:p>2</text:p>
          </table:table-cell>
          <table:table-cell office:value-type="float" office:value="12692" calcext:value-type="float">
            <text:p>12692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3" calcext:value-type="float">
            <text:p>3</text:p>
          </table:table-cell>
          <table:table-cell office:value-type="float" office:value="12693" calcext:value-type="float">
            <text:p>12693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4" calcext:value-type="float">
            <text:p>4</text:p>
          </table:table-cell>
          <table:table-cell office:value-type="float" office:value="12694" calcext:value-type="float">
            <text:p>12694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5" calcext:value-type="float">
            <text:p>5</text:p>
          </table:table-cell>
          <table:table-cell office:value-type="float" office:value="12695" calcext:value-type="float">
            <text:p>12695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6" calcext:value-type="float">
            <text:p>6</text:p>
          </table:table-cell>
          <table:table-cell office:value-type="float" office:value="12696" calcext:value-type="float">
            <text:p>1269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7" calcext:value-type="float">
            <text:p>7</text:p>
          </table:table-cell>
          <table:table-cell office:value-type="float" office:value="12697" calcext:value-type="float">
            <text:p>12697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8" calcext:value-type="float">
            <text:p>8</text:p>
          </table:table-cell>
          <table:table-cell office:value-type="float" office:value="12698" calcext:value-type="float">
            <text:p>12698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float" office:value="9" calcext:value-type="float">
            <text:p>9</text:p>
          </table:table-cell>
          <table:table-cell office:value-type="float" office:value="12699" calcext:value-type="float">
            <text:p>1269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Отдают намного больше, чем получают</text:p>
          </table:table-cell>
          <table:table-cell office:value-type="float" office:value="12700" calcext:value-type="float">
            <text:p>12700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8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GP)</text:p>
          </table:table-cell>
          <table:table-cell office:value-type="float" office:value="12701" calcext:value-type="float">
            <text:p>12701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29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0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1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2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12408" calcext:value-type="float">
            <text:p>12408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гласен</text:p>
          </table:table-cell>
          <table:table-cell office:value-type="float" office:value="12409" calcext:value-type="float">
            <text:p>12409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и согласен, ни не согласен</text:p>
          </table:table-cell>
          <table:table-cell office:value-type="float" office:value="12410" calcext:value-type="float">
            <text:p>1241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е согласен</text:p>
          </table:table-cell>
          <table:table-cell office:value-type="float" office:value="12411" calcext:value-type="float">
            <text:p>12411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(ВПИШИТЕ)</text:p>
          </table:table-cell>
          <table:table-cell office:value-type="float" office:value="13185" calcext:value-type="float">
            <text:p>1318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29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(GP)</text:p>
          </table:table-cell>
          <table:table-cell office:value-type="float" office:value="13186" calcext:value-type="float">
            <text:p>1318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29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8</text:p>
          </table:table-cell>
          <table:table-cell office:value-type="string" calcext:value-type="string">
            <text:p>HS20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99</text:p>
          </table:table-cell>
          <table:table-cell office:value-type="string" calcext:value-type="string">
            <text:p>HS21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<text:s/>Крайне левый</text:p>
          </table:table-cell>
          <table:table-cell office:value-type="float" office:value="13222" calcext:value-type="float">
            <text:p>13222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23" calcext:value-type="float">
            <text:p>13223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24" calcext:value-type="float">
            <text:p>13224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25" calcext:value-type="float">
            <text:p>13225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26" calcext:value-type="float">
            <text:p>13226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27" calcext:value-type="float">
            <text:p>13227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28" calcext:value-type="float">
            <text:p>1322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29" calcext:value-type="float">
            <text:p>13229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30" calcext:value-type="float">
            <text:p>1323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NaN</text:p>
          </table:table-cell>
          <table:table-cell office:value-type="float" office:value="13231" calcext:value-type="float">
            <text:p>13231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<text:s/>Крайне правый</text:p>
          </table:table-cell>
          <table:table-cell office:value-type="float" office:value="13232" calcext:value-type="float">
            <text:p>13232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(GP)</text:p>
          </table:table-cell>
          <table:table-cell office:value-type="float" office:value="13233" calcext:value-type="float">
            <text:p>13233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<text:s/>Крайне левая</text:p>
          </table:table-cell>
          <table:table-cell office:value-type="float" office:value="13234" calcext:value-type="float">
            <text:p>13234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35" calcext:value-type="float">
            <text:p>13235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36" calcext:value-type="float">
            <text:p>13236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37" calcext:value-type="float">
            <text:p>13237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38" calcext:value-type="float">
            <text:p>13238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39" calcext:value-type="float">
            <text:p>13239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40" calcext:value-type="float">
            <text:p>13240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41" calcext:value-type="float">
            <text:p>13241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42" calcext:value-type="float">
            <text:p>13242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NaN</text:p>
          </table:table-cell>
          <table:table-cell office:value-type="float" office:value="13243" calcext:value-type="float">
            <text:p>13243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<text:s/>Крайне правая</text:p>
          </table:table-cell>
          <table:table-cell office:value-type="float" office:value="13244" calcext:value-type="float">
            <text:p>13244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(GP)</text:p>
          </table:table-cell>
          <table:table-cell office:value-type="float" office:value="13245" calcext:value-type="float">
            <text:p>13245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<text:s/>Крайне левая</text:p>
          </table:table-cell>
          <table:table-cell office:value-type="float" office:value="13246" calcext:value-type="float">
            <text:p>13246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47" calcext:value-type="float">
            <text:p>13247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48" calcext:value-type="float">
            <text:p>13248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49" calcext:value-type="float">
            <text:p>1324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50" calcext:value-type="float">
            <text:p>13250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51" calcext:value-type="float">
            <text:p>13251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52" calcext:value-type="float">
            <text:p>1325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53" calcext:value-type="float">
            <text:p>13253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54" calcext:value-type="float">
            <text:p>13254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NaN</text:p>
          </table:table-cell>
          <table:table-cell office:value-type="float" office:value="13255" calcext:value-type="float">
            <text:p>13255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<text:s/>Крайне правая</text:p>
          </table:table-cell>
          <table:table-cell office:value-type="float" office:value="13256" calcext:value-type="float">
            <text:p>13256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(GP)</text:p>
          </table:table-cell>
          <table:table-cell office:value-type="float" office:value="13257" calcext:value-type="float">
            <text:p>13257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Всегда нужно быть осторожным</text:p>
          </table:table-cell>
          <table:table-cell office:value-type="float" office:value="13258" calcext:value-type="float">
            <text:p>13258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3259" calcext:value-type="float">
            <text:p>13259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3260" calcext:value-type="float">
            <text:p>1326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3261" calcext:value-type="float">
            <text:p>13261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NaN</text:p>
          </table:table-cell>
          <table:table-cell office:value-type="float" office:value="13262" calcext:value-type="float">
            <text:p>13262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3263" calcext:value-type="float">
            <text:p>13263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(GP)</text:p>
          </table:table-cell>
          <table:table-cell office:value-type="float" office:value="13264" calcext:value-type="float">
            <text:p>1326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Большинство людей попытались бы меня использовать</text:p>
          </table:table-cell>
          <table:table-cell office:value-type="float" office:value="13265" calcext:value-type="float">
            <text:p>13265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3266" calcext:value-type="float">
            <text:p>13266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3267" calcext:value-type="float">
            <text:p>1326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3268" calcext:value-type="float">
            <text:p>13268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NaN</text:p>
          </table:table-cell>
          <table:table-cell office:value-type="float" office:value="13269" calcext:value-type="float">
            <text:p>13269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<text:s/>Большинство людей постарались бы быть честными</text:p>
          </table:table-cell>
          <table:table-cell office:value-type="float" office:value="13270" calcext:value-type="float">
            <text:p>13270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4_2008_RUS_LV_304</text:p>
          </table:table-cell>
          <table:table-cell office:value-type="string" calcext:value-type="string">
            <text:p>HS26</text:p>
          </table:table-cell>
          <table:table-cell office:value-type="string" calcext:value-type="string">
            <text:p>(GP)</text:p>
          </table:table-cell>
          <table:table-cell office:value-type="float" office:value="13271" calcext:value-type="float">
            <text:p>13271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Очень немногие заслуживают моего доверия</text:p>
          </table:table-cell>
          <table:table-cell office:value-type="float" office:value="13272" calcext:value-type="float">
            <text:p>13272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3273" calcext:value-type="float">
            <text:p>13273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3274" calcext:value-type="float">
            <text:p>13274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3275" calcext:value-type="float">
            <text:p>1327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NaN</text:p>
          </table:table-cell>
          <table:table-cell office:value-type="float" office:value="13276" calcext:value-type="float">
            <text:p>13276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<text:s/>Большинство заслуживают моего доверия</text:p>
          </table:table-cell>
          <table:table-cell office:value-type="float" office:value="13277" calcext:value-type="float">
            <text:p>13277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4_2008_RUS_LV_305</text:p>
          </table:table-cell>
          <table:table-cell office:value-type="string" calcext:value-type="string">
            <text:p>HS27</text:p>
          </table:table-cell>
          <table:table-cell office:value-type="string" calcext:value-type="string">
            <text:p>(GP)</text:p>
          </table:table-cell>
          <table:table-cell office:value-type="float" office:value="13278" calcext:value-type="float">
            <text:p>13278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ESS_R04_2008_RUS_LV_30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(ВПИШИТЕ)</text:p>
          </table:table-cell>
          <table:table-cell office:value-type="float" office:value="13185" calcext:value-type="float">
            <text:p>1318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0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(GP)</text:p>
          </table:table-cell>
          <table:table-cell office:value-type="float" office:value="13186" calcext:value-type="float">
            <text:p>1318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0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(ВПИШИТЕ)</text:p>
          </table:table-cell>
          <table:table-cell office:value-type="float" office:value="13185" calcext:value-type="float">
            <text:p>1318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07</text:p>
          </table:table-cell>
          <table:table-cell office:value-type="string" calcext:value-type="string">
            <text:p>HS29</text:p>
          </table:table-cell>
          <table:table-cell office:value-type="string" calcext:value-type="string">
            <text:p>(GP)</text:p>
          </table:table-cell>
          <table:table-cell office:value-type="float" office:value="13186" calcext:value-type="float">
            <text:p>1318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0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(ВПИШИТЕ)</text:p>
          </table:table-cell>
          <table:table-cell office:value-type="float" office:value="13185" calcext:value-type="float">
            <text:p>1318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0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(GP)</text:p>
          </table:table-cell>
          <table:table-cell office:value-type="float" office:value="13186" calcext:value-type="float">
            <text:p>1318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0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(ВПИШИТЕ)</text:p>
          </table:table-cell>
          <table:table-cell office:value-type="float" office:value="13185" calcext:value-type="float">
            <text:p>1318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09</text:p>
          </table:table-cell>
          <table:table-cell office:value-type="string" calcext:value-type="string">
            <text:p>HS30</text:p>
          </table:table-cell>
          <table:table-cell office:value-type="string" calcext:value-type="string">
            <text:p>(GP)</text:p>
          </table:table-cell>
          <table:table-cell office:value-type="float" office:value="13186" calcext:value-type="float">
            <text:p>1318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0</text:p>
          </table:table-cell>
          <table:table-cell office:value-type="string" calcext:value-type="string">
            <text:p>HS31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1</text:p>
          </table:table-cell>
          <table:table-cell office:value-type="string" calcext:value-type="string">
            <text:p>HS32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2</text:p>
          </table:table-cell>
          <table:table-cell office:value-type="string" calcext:value-type="string">
            <text:p>HS33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<text:s/>Левые</text:p>
          </table:table-cell>
          <table:table-cell office:value-type="float" office:value="13279" calcext:value-type="float">
            <text:p>13279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0" calcext:value-type="float">
            <text:p>13280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1" calcext:value-type="float">
            <text:p>13281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2" calcext:value-type="float">
            <text:p>1328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3" calcext:value-type="float">
            <text:p>13283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4" calcext:value-type="float">
            <text:p>13284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5" calcext:value-type="float">
            <text:p>13285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6" calcext:value-type="float">
            <text:p>13286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7" calcext:value-type="float">
            <text:p>13287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NaN</text:p>
          </table:table-cell>
          <table:table-cell office:value-type="float" office:value="13288" calcext:value-type="float">
            <text:p>13288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<text:s/>Правые</text:p>
          </table:table-cell>
          <table:table-cell office:value-type="float" office:value="13289" calcext:value-type="float">
            <text:p>13289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(GP)</text:p>
          </table:table-cell>
          <table:table-cell office:value-type="float" office:value="13290" calcext:value-type="float">
            <text:p>13290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<text:s/>Левые</text:p>
          </table:table-cell>
          <table:table-cell office:value-type="float" office:value="13291" calcext:value-type="float">
            <text:p>1329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2" calcext:value-type="float">
            <text:p>1329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3" calcext:value-type="float">
            <text:p>1329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4" calcext:value-type="float">
            <text:p>13294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5" calcext:value-type="float">
            <text:p>1329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6" calcext:value-type="float">
            <text:p>13296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7" calcext:value-type="float">
            <text:p>13297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8" calcext:value-type="float">
            <text:p>13298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299" calcext:value-type="float">
            <text:p>13299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NaN</text:p>
          </table:table-cell>
          <table:table-cell office:value-type="float" office:value="13300" calcext:value-type="float">
            <text:p>13300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<text:s/>Правые</text:p>
          </table:table-cell>
          <table:table-cell office:value-type="float" office:value="13301" calcext:value-type="float">
            <text:p>13301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(GP)</text:p>
          </table:table-cell>
          <table:table-cell office:value-type="float" office:value="13302" calcext:value-type="float">
            <text:p>1330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<text:s/>Левые</text:p>
          </table:table-cell>
          <table:table-cell office:value-type="float" office:value="13303" calcext:value-type="float">
            <text:p>13303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04" calcext:value-type="float">
            <text:p>13304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05" calcext:value-type="float">
            <text:p>13305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06" calcext:value-type="float">
            <text:p>13306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07" calcext:value-type="float">
            <text:p>13307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08" calcext:value-type="float">
            <text:p>13308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09" calcext:value-type="float">
            <text:p>13309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10" calcext:value-type="float">
            <text:p>13310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11" calcext:value-type="float">
            <text:p>13311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NaN</text:p>
          </table:table-cell>
          <table:table-cell office:value-type="float" office:value="13312" calcext:value-type="float">
            <text:p>13312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<text:s/>Правые</text:p>
          </table:table-cell>
          <table:table-cell office:value-type="float" office:value="13313" calcext:value-type="float">
            <text:p>13313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(GP)</text:p>
          </table:table-cell>
          <table:table-cell office:value-type="float" office:value="13314" calcext:value-type="float">
            <text:p>13314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ESS_R04_2008_RUS_LV_31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<text:s/>Всегда нужно быть осторожным</text:p>
          </table:table-cell>
          <table:table-cell office:value-type="float" office:value="13315" calcext:value-type="float">
            <text:p>13315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ESS_R04_2008_RUS_LV_31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3316" calcext:value-type="float">
            <text:p>13316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ESS_R04_2008_RUS_LV_31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(GP)</text:p>
          </table:table-cell>
          <table:table-cell office:value-type="float" office:value="13317" calcext:value-type="float">
            <text:p>13317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ESS_R04_2008_RUS_LV_31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<text:s/>Большинство людей попытались бы меня использовать</text:p>
          </table:table-cell>
          <table:table-cell office:value-type="float" office:value="13318" calcext:value-type="float">
            <text:p>13318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ESS_R04_2008_RUS_LV_31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<text:s/>Большинство людей постарались бы быть честными</text:p>
          </table:table-cell>
          <table:table-cell office:value-type="float" office:value="13319" calcext:value-type="float">
            <text:p>13319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ESS_R04_2008_RUS_LV_31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(GP)</text:p>
          </table:table-cell>
          <table:table-cell office:value-type="float" office:value="13320" calcext:value-type="float">
            <text:p>13320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ESS_R04_2008_RUS_LV_31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<text:s/>Очень немногие заслуживают моего доверия</text:p>
          </table:table-cell>
          <table:table-cell office:value-type="float" office:value="13321" calcext:value-type="float">
            <text:p>13321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ESS_R04_2008_RUS_LV_31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<text:s/>Большинство людей заслуживают моего доверия</text:p>
          </table:table-cell>
          <table:table-cell office:value-type="float" office:value="13322" calcext:value-type="float">
            <text:p>13322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ESS_R04_2008_RUS_LV_31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(GP)</text:p>
          </table:table-cell>
          <table:table-cell office:value-type="float" office:value="13323" calcext:value-type="float">
            <text:p>13323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<text:s/>Не доволен</text:p>
          </table:table-cell>
          <table:table-cell office:value-type="float" office:value="13324" calcext:value-type="float">
            <text:p>13324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25" calcext:value-type="float">
            <text:p>13325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26" calcext:value-type="float">
            <text:p>13326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27" calcext:value-type="float">
            <text:p>13327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28" calcext:value-type="float">
            <text:p>13328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29" calcext:value-type="float">
            <text:p>13329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30" calcext:value-type="float">
            <text:p>13330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31" calcext:value-type="float">
            <text:p>13331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32" calcext:value-type="float">
            <text:p>13332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NaN</text:p>
          </table:table-cell>
          <table:table-cell office:value-type="float" office:value="13333" calcext:value-type="float">
            <text:p>13333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<text:s/>Доволен</text:p>
          </table:table-cell>
          <table:table-cell office:value-type="float" office:value="13334" calcext:value-type="float">
            <text:p>13334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(GP)</text:p>
          </table:table-cell>
          <table:table-cell office:value-type="float" office:value="13335" calcext:value-type="float">
            <text:p>13335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<text:s/>Не доволен</text:p>
          </table:table-cell>
          <table:table-cell office:value-type="float" office:value="13336" calcext:value-type="float">
            <text:p>13336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37" calcext:value-type="float">
            <text:p>13337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38" calcext:value-type="float">
            <text:p>13338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39" calcext:value-type="float">
            <text:p>13339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40" calcext:value-type="float">
            <text:p>13340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41" calcext:value-type="float">
            <text:p>13341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42" calcext:value-type="float">
            <text:p>1334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43" calcext:value-type="float">
            <text:p>13343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44" calcext:value-type="float">
            <text:p>13344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NaN</text:p>
          </table:table-cell>
          <table:table-cell office:value-type="float" office:value="13345" calcext:value-type="float">
            <text:p>13345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<text:s/>Доволен</text:p>
          </table:table-cell>
          <table:table-cell office:value-type="float" office:value="13346" calcext:value-type="float">
            <text:p>13346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0</text:p>
          </table:table-cell>
          <table:table-cell office:value-type="string" calcext:value-type="string">
            <text:p>HS8</text:p>
          </table:table-cell>
          <table:table-cell office:value-type="string" calcext:value-type="string">
            <text:p>(GP)</text:p>
          </table:table-cell>
          <table:table-cell office:value-type="float" office:value="13347" calcext:value-type="float">
            <text:p>13347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<text:s/>Не доволен</text:p>
          </table:table-cell>
          <table:table-cell office:value-type="float" office:value="13348" calcext:value-type="float">
            <text:p>1334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49" calcext:value-type="float">
            <text:p>13349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0" calcext:value-type="float">
            <text:p>13350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1" calcext:value-type="float">
            <text:p>13351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2" calcext:value-type="float">
            <text:p>13352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3" calcext:value-type="float">
            <text:p>13353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4" calcext:value-type="float">
            <text:p>13354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5" calcext:value-type="float">
            <text:p>13355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6" calcext:value-type="float">
            <text:p>13356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NaN</text:p>
          </table:table-cell>
          <table:table-cell office:value-type="float" office:value="13357" calcext:value-type="float">
            <text:p>13357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<text:s/>Доволен</text:p>
          </table:table-cell>
          <table:table-cell office:value-type="float" office:value="13358" calcext:value-type="float">
            <text:p>1335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321</text:p>
          </table:table-cell>
          <table:table-cell office:value-type="string" calcext:value-type="string">
            <text:p>HS9</text:p>
          </table:table-cell>
          <table:table-cell office:value-type="string" calcext:value-type="string">
            <text:p>(GP)</text:p>
          </table:table-cell>
          <table:table-cell office:value-type="float" office:value="13359" calcext:value-type="float">
            <text:p>13359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ESS_R04_2008_RUS_LV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Полностью не согласен</text:p>
          </table:table-cell>
          <table:table-cell office:value-type="float" office:value="12412" calcext:value-type="float">
            <text:p>12412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3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GP)</text:p>
          </table:table-cell>
          <table:table-cell office:value-type="float" office:value="12413" calcext:value-type="float">
            <text:p>12413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Латвия не сможет позволить себе нынешний уровень государственного здравоохранения.</text:p>
          </table:table-cell>
          <table:table-cell office:value-type="float" office:value="12702" calcext:value-type="float">
            <text:p>1270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Латвия сможет позволить себе нынешний уровень государственного здравоохранения, но не повысить его.</text:p>
          </table:table-cell>
          <table:table-cell office:value-type="float" office:value="12703" calcext:value-type="float">
            <text:p>12703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Латвия сможет позволить себе повысить уровень государственного здравоохранения</text:p>
          </table:table-cell>
          <table:table-cell office:value-type="float" office:value="12704" calcext:value-type="float">
            <text:p>12704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GP)</text:p>
          </table:table-cell>
          <table:table-cell office:value-type="float" office:value="12705" calcext:value-type="float">
            <text:p>12705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Латвия не сможет обеспечить нынешний уровень пенсий по возрасту</text:p>
          </table:table-cell>
          <table:table-cell office:value-type="float" office:value="12706" calcext:value-type="float">
            <text:p>12706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Латвия сможет обеспечить нынешний уровень пенсий, но не увеличить его.</text:p>
          </table:table-cell>
          <table:table-cell office:value-type="float" office:value="12707" calcext:value-type="float">
            <text:p>1270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Латвия сможет обеспечить повышение уровня пенсий..</text:p>
          </table:table-cell>
          <table:table-cell office:value-type="float" office:value="12708" calcext:value-type="float">
            <text:p>1270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GP)</text:p>
          </table:table-cell>
          <table:table-cell office:value-type="float" office:value="12709" calcext:value-type="float">
            <text:p>12709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Совершенно невозможно</text:p>
          </table:table-cell>
          <table:table-cell office:value-type="float" office:value="12710" calcext:value-type="float">
            <text:p>12710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Не очень возможно</text:p>
          </table:table-cell>
          <table:table-cell office:value-type="float" office:value="12711" calcext:value-type="float">
            <text:p>12711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Возможно</text:p>
          </table:table-cell>
          <table:table-cell office:value-type="float" office:value="12712" calcext:value-type="float">
            <text:p>12712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Очень возможно</text:p>
          </table:table-cell>
          <table:table-cell office:value-type="float" office:value="12713" calcext:value-type="float">
            <text:p>12713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Никогда не работал ИЛИ не работает и не ищет работу)</text:p>
          </table:table-cell>
          <table:table-cell office:value-type="float" office:value="12714" calcext:value-type="float">
            <text:p>12714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4_2008_RUS_LV_136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GP)</text:p>
          </table:table-cell>
          <table:table-cell office:value-type="float" office:value="12715" calcext:value-type="float">
            <text:p>12715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ESS_R04_2008_RUS_LV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Совершенно невозможно</text:p>
          </table:table-cell>
          <table:table-cell office:value-type="float" office:value="12716" calcext:value-type="float">
            <text:p>127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Не очень возможно</text:p>
          </table:table-cell>
          <table:table-cell office:value-type="float" office:value="12717" calcext:value-type="float">
            <text:p>1271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Возможно</text:p>
          </table:table-cell>
          <table:table-cell office:value-type="float" office:value="12718" calcext:value-type="float">
            <text:p>12718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Очень возможно</text:p>
          </table:table-cell>
          <table:table-cell office:value-type="float" office:value="12719" calcext:value-type="float">
            <text:p>12719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GP)</text:p>
          </table:table-cell>
          <table:table-cell office:value-type="float" office:value="12720" calcext:value-type="float">
            <text:p>12720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овершенно невозможно</text:p>
          </table:table-cell>
          <table:table-cell office:value-type="float" office:value="12716" calcext:value-type="float">
            <text:p>127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е очень возможно</text:p>
          </table:table-cell>
          <table:table-cell office:value-type="float" office:value="12717" calcext:value-type="float">
            <text:p>1271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Возможно</text:p>
          </table:table-cell>
          <table:table-cell office:value-type="float" office:value="12718" calcext:value-type="float">
            <text:p>12718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Очень возможно</text:p>
          </table:table-cell>
          <table:table-cell office:value-type="float" office:value="12719" calcext:value-type="float">
            <text:p>12719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8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GP)</text:p>
          </table:table-cell>
          <table:table-cell office:value-type="float" office:value="12720" calcext:value-type="float">
            <text:p>12720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Совершенно невозможно</text:p>
          </table:table-cell>
          <table:table-cell office:value-type="float" office:value="12716" calcext:value-type="float">
            <text:p>12716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Не очень возможно</text:p>
          </table:table-cell>
          <table:table-cell office:value-type="float" office:value="12717" calcext:value-type="float">
            <text:p>1271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Возможно</text:p>
          </table:table-cell>
          <table:table-cell office:value-type="float" office:value="12718" calcext:value-type="float">
            <text:p>12718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Очень возможно</text:p>
          </table:table-cell>
          <table:table-cell office:value-type="float" office:value="12719" calcext:value-type="float">
            <text:p>12719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GP)</text:p>
          </table:table-cell>
          <table:table-cell office:value-type="float" office:value="12720" calcext:value-type="float">
            <text:p>12720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ESS_R04_2008_RUS_LV_14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14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Молодой</text:p>
          </table:table-cell>
          <table:table-cell office:value-type="float" office:value="12721" calcext:value-type="float">
            <text:p>12721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</text:p>
          </table:table-cell>
          <table:table-cell office:value-type="float" office:value="12722" calcext:value-type="float">
            <text:p>12722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</text:p>
          </table:table-cell>
          <table:table-cell office:value-type="float" office:value="12723" calcext:value-type="float">
            <text:p>12723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Среднего возраста</text:p>
          </table:table-cell>
          <table:table-cell office:value-type="float" office:value="12724" calcext:value-type="float">
            <text:p>12724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12725" calcext:value-type="float">
            <text:p>12725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</text:p>
          </table:table-cell>
          <table:table-cell office:value-type="float" office:value="12726" calcext:value-type="float">
            <text:p>12726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</text:p>
          </table:table-cell>
          <table:table-cell office:value-type="float" office:value="12727" calcext:value-type="float">
            <text:p>1272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H</text:p>
          </table:table-cell>
          <table:table-cell office:value-type="float" office:value="12728" calcext:value-type="float">
            <text:p>12728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Старый</text:p>
          </table:table-cell>
          <table:table-cell office:value-type="float" office:value="12729" calcext:value-type="float">
            <text:p>12729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GP)</text:p>
          </table:table-cell>
          <table:table-cell office:value-type="float" office:value="12730" calcext:value-type="float">
            <text:p>1273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лабое чувство принадлежности</text:p>
          </table:table-cell>
          <table:table-cell office:value-type="float" office:value="12731" calcext:value-type="float">
            <text:p>1273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 office:value-type="float" office:value="12732" calcext:value-type="float">
            <text:p>12732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  <table:table-cell office:value-type="float" office:value="12733" calcext:value-type="float">
            <text:p>12733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3" calcext:value-type="float">
            <text:p>3</text:p>
          </table:table-cell>
          <table:table-cell office:value-type="float" office:value="12734" calcext:value-type="float">
            <text:p>12734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office:value-type="float" office:value="12735" calcext:value-type="float">
            <text:p>1273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2736" calcext:value-type="float">
            <text:p>12736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12737" calcext:value-type="float">
            <text:p>12737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7" calcext:value-type="float">
            <text:p>7</text:p>
          </table:table-cell>
          <table:table-cell office:value-type="float" office:value="12738" calcext:value-type="float">
            <text:p>12738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8" calcext:value-type="float">
            <text:p>8</text:p>
          </table:table-cell>
          <table:table-cell office:value-type="float" office:value="12739" calcext:value-type="float">
            <text:p>12739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float" office:value="9" calcext:value-type="float">
            <text:p>9</text:p>
          </table:table-cell>
          <table:table-cell office:value-type="float" office:value="12740" calcext:value-type="float">
            <text:p>1274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ильное чувство принадлежности</text:p>
          </table:table-cell>
          <table:table-cell office:value-type="float" office:value="12741" calcext:value-type="float">
            <text:p>1274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GP)</text:p>
          </table:table-cell>
          <table:table-cell office:value-type="float" office:value="12742" calcext:value-type="float">
            <text:p>12742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Очень низкий статус</text:p>
          </table:table-cell>
          <table:table-cell office:value-type="float" office:value="12743" calcext:value-type="float">
            <text:p>12743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12744" calcext:value-type="float">
            <text:p>1274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float" office:value="12745" calcext:value-type="float">
            <text:p>12745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3" calcext:value-type="float">
            <text:p>3</text:p>
          </table:table-cell>
          <table:table-cell office:value-type="float" office:value="12746" calcext:value-type="float">
            <text:p>1274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office:value-type="float" office:value="12747" calcext:value-type="float">
            <text:p>12747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5" calcext:value-type="float">
            <text:p>5</text:p>
          </table:table-cell>
          <table:table-cell office:value-type="float" office:value="12748" calcext:value-type="float">
            <text:p>12748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6" calcext:value-type="float">
            <text:p>6</text:p>
          </table:table-cell>
          <table:table-cell office:value-type="float" office:value="12749" calcext:value-type="float">
            <text:p>1274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7" calcext:value-type="float">
            <text:p>7</text:p>
          </table:table-cell>
          <table:table-cell office:value-type="float" office:value="12750" calcext:value-type="float">
            <text:p>12750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8" calcext:value-type="float">
            <text:p>8</text:p>
          </table:table-cell>
          <table:table-cell office:value-type="float" office:value="12751" calcext:value-type="float">
            <text:p>1275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2752" calcext:value-type="float">
            <text:p>12752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Очень высокий статус</text:p>
          </table:table-cell>
          <table:table-cell office:value-type="float" office:value="12753" calcext:value-type="float">
            <text:p>12753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GP)</text:p>
          </table:table-cell>
          <table:table-cell office:value-type="float" office:value="12754" calcext:value-type="float">
            <text:p>1275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Очень низкий статус</text:p>
          </table:table-cell>
          <table:table-cell office:value-type="float" office:value="12743" calcext:value-type="float">
            <text:p>12743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1" calcext:value-type="float">
            <text:p>1</text:p>
          </table:table-cell>
          <table:table-cell office:value-type="float" office:value="12744" calcext:value-type="float">
            <text:p>1274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float" office:value="12745" calcext:value-type="float">
            <text:p>12745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3" calcext:value-type="float">
            <text:p>3</text:p>
          </table:table-cell>
          <table:table-cell office:value-type="float" office:value="12746" calcext:value-type="float">
            <text:p>1274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4" calcext:value-type="float">
            <text:p>4</text:p>
          </table:table-cell>
          <table:table-cell office:value-type="float" office:value="12747" calcext:value-type="float">
            <text:p>12747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5" calcext:value-type="float">
            <text:p>5</text:p>
          </table:table-cell>
          <table:table-cell office:value-type="float" office:value="12748" calcext:value-type="float">
            <text:p>12748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2749" calcext:value-type="float">
            <text:p>1274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7" calcext:value-type="float">
            <text:p>7</text:p>
          </table:table-cell>
          <table:table-cell office:value-type="float" office:value="12750" calcext:value-type="float">
            <text:p>12750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8" calcext:value-type="float">
            <text:p>8</text:p>
          </table:table-cell>
          <table:table-cell office:value-type="float" office:value="12751" calcext:value-type="float">
            <text:p>1275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office:value-type="float" office:value="12752" calcext:value-type="float">
            <text:p>12752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Очень высокий статус</text:p>
          </table:table-cell>
          <table:table-cell office:value-type="float" office:value="12753" calcext:value-type="float">
            <text:p>12753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GP)</text:p>
          </table:table-cell>
          <table:table-cell office:value-type="float" office:value="12754" calcext:value-type="float">
            <text:p>1275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Очень низкий статус</text:p>
          </table:table-cell>
          <table:table-cell office:value-type="float" office:value="12743" calcext:value-type="float">
            <text:p>12743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office:value-type="float" office:value="12744" calcext:value-type="float">
            <text:p>1274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2" calcext:value-type="float">
            <text:p>2</text:p>
          </table:table-cell>
          <table:table-cell office:value-type="float" office:value="12745" calcext:value-type="float">
            <text:p>12745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float" office:value="12746" calcext:value-type="float">
            <text:p>1274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4" calcext:value-type="float">
            <text:p>4</text:p>
          </table:table-cell>
          <table:table-cell office:value-type="float" office:value="12747" calcext:value-type="float">
            <text:p>12747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5" calcext:value-type="float">
            <text:p>5</text:p>
          </table:table-cell>
          <table:table-cell office:value-type="float" office:value="12748" calcext:value-type="float">
            <text:p>12748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float" office:value="12749" calcext:value-type="float">
            <text:p>12749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12750" calcext:value-type="float">
            <text:p>12750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8" calcext:value-type="float">
            <text:p>8</text:p>
          </table:table-cell>
          <table:table-cell office:value-type="float" office:value="12751" calcext:value-type="float">
            <text:p>1275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12752" calcext:value-type="float">
            <text:p>12752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Очень высокий статус</text:p>
          </table:table-cell>
          <table:table-cell office:value-type="float" office:value="12753" calcext:value-type="float">
            <text:p>12753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GP)</text:p>
          </table:table-cell>
          <table:table-cell office:value-type="float" office:value="12754" calcext:value-type="float">
            <text:p>12754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Нисколько не беспокоит</text:p>
          </table:table-cell>
          <table:table-cell office:value-type="float" office:value="12755" calcext:value-type="float">
            <text:p>1275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float" office:value="12756" calcext:value-type="float">
            <text:p>12756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12757" calcext:value-type="float">
            <text:p>1275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float" office:value="12758" calcext:value-type="float">
            <text:p>1275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2759" calcext:value-type="float">
            <text:p>12759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12760" calcext:value-type="float">
            <text:p>12760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6" calcext:value-type="float">
            <text:p>6</text:p>
          </table:table-cell>
          <table:table-cell office:value-type="float" office:value="12761" calcext:value-type="float">
            <text:p>12761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7" calcext:value-type="float">
            <text:p>7</text:p>
          </table:table-cell>
          <table:table-cell office:value-type="float" office:value="12762" calcext:value-type="float">
            <text:p>12762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12763" calcext:value-type="float">
            <text:p>12763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float" office:value="9" calcext:value-type="float">
            <text:p>9</text:p>
          </table:table-cell>
          <table:table-cell office:value-type="float" office:value="12764" calcext:value-type="float">
            <text:p>12764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Очень беспокоит</text:p>
          </table:table-cell>
          <table:table-cell office:value-type="float" office:value="12765" calcext:value-type="float">
            <text:p>1276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GP)</text:p>
          </table:table-cell>
          <table:table-cell office:value-type="float" office:value="12766" calcext:value-type="float">
            <text:p>12766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Нисколько не беспокоит</text:p>
          </table:table-cell>
          <table:table-cell office:value-type="float" office:value="12755" calcext:value-type="float">
            <text:p>1275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12756" calcext:value-type="float">
            <text:p>12756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2" calcext:value-type="float">
            <text:p>2</text:p>
          </table:table-cell>
          <table:table-cell office:value-type="float" office:value="12757" calcext:value-type="float">
            <text:p>1275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office:value-type="float" office:value="12758" calcext:value-type="float">
            <text:p>1275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4" calcext:value-type="float">
            <text:p>4</text:p>
          </table:table-cell>
          <table:table-cell office:value-type="float" office:value="12759" calcext:value-type="float">
            <text:p>12759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office:value-type="float" office:value="12760" calcext:value-type="float">
            <text:p>12760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12761" calcext:value-type="float">
            <text:p>12761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7" calcext:value-type="float">
            <text:p>7</text:p>
          </table:table-cell>
          <table:table-cell office:value-type="float" office:value="12762" calcext:value-type="float">
            <text:p>12762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8" calcext:value-type="float">
            <text:p>8</text:p>
          </table:table-cell>
          <table:table-cell office:value-type="float" office:value="12763" calcext:value-type="float">
            <text:p>12763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float" office:value="9" calcext:value-type="float">
            <text:p>9</text:p>
          </table:table-cell>
          <table:table-cell office:value-type="float" office:value="12764" calcext:value-type="float">
            <text:p>12764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Очень беспокоит</text:p>
          </table:table-cell>
          <table:table-cell office:value-type="float" office:value="12765" calcext:value-type="float">
            <text:p>1276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49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GP)</text:p>
          </table:table-cell>
          <table:table-cell office:value-type="float" office:value="12766" calcext:value-type="float">
            <text:p>12766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Очень плохое влияние</text:p>
          </table:table-cell>
          <table:table-cell office:value-type="float" office:value="12767" calcext:value-type="float">
            <text:p>1276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1" calcext:value-type="float">
            <text:p>1</text:p>
          </table:table-cell>
          <table:table-cell office:value-type="float" office:value="12768" calcext:value-type="float">
            <text:p>12768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office:value-type="float" office:value="12769" calcext:value-type="float">
            <text:p>1276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3" calcext:value-type="float">
            <text:p>3</text:p>
          </table:table-cell>
          <table:table-cell office:value-type="float" office:value="12770" calcext:value-type="float">
            <text:p>1277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4" calcext:value-type="float">
            <text:p>4</text:p>
          </table:table-cell>
          <table:table-cell office:value-type="float" office:value="12771" calcext:value-type="float">
            <text:p>12771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5" calcext:value-type="float">
            <text:p>5</text:p>
          </table:table-cell>
          <table:table-cell office:value-type="float" office:value="12772" calcext:value-type="float">
            <text:p>12772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6" calcext:value-type="float">
            <text:p>6</text:p>
          </table:table-cell>
          <table:table-cell office:value-type="float" office:value="12773" calcext:value-type="float">
            <text:p>12773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7" calcext:value-type="float">
            <text:p>7</text:p>
          </table:table-cell>
          <table:table-cell office:value-type="float" office:value="12774" calcext:value-type="float">
            <text:p>12774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8" calcext:value-type="float">
            <text:p>8</text:p>
          </table:table-cell>
          <table:table-cell office:value-type="float" office:value="12775" calcext:value-type="float">
            <text:p>1277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float" office:value="9" calcext:value-type="float">
            <text:p>9</text:p>
          </table:table-cell>
          <table:table-cell office:value-type="float" office:value="12776" calcext:value-type="float">
            <text:p>12776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Очень хорошее влияние</text:p>
          </table:table-cell>
          <table:table-cell office:value-type="float" office:value="12777" calcext:value-type="float">
            <text:p>1277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GP)</text:p>
          </table:table-cell>
          <table:table-cell office:value-type="float" office:value="12778" calcext:value-type="float">
            <text:p>12778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Вносят очень маленький вклад в экономику</text:p>
          </table:table-cell>
          <table:table-cell office:value-type="float" office:value="12779" calcext:value-type="float">
            <text:p>1277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1" calcext:value-type="float">
            <text:p>1</text:p>
          </table:table-cell>
          <table:table-cell office:value-type="float" office:value="12780" calcext:value-type="float">
            <text:p>1278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2" calcext:value-type="float">
            <text:p>2</text:p>
          </table:table-cell>
          <table:table-cell office:value-type="float" office:value="12781" calcext:value-type="float">
            <text:p>1278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3" calcext:value-type="float">
            <text:p>3</text:p>
          </table:table-cell>
          <table:table-cell office:value-type="float" office:value="12782" calcext:value-type="float">
            <text:p>1278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4" calcext:value-type="float">
            <text:p>4</text:p>
          </table:table-cell>
          <table:table-cell office:value-type="float" office:value="12783" calcext:value-type="float">
            <text:p>12783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5" calcext:value-type="float">
            <text:p>5</text:p>
          </table:table-cell>
          <table:table-cell office:value-type="float" office:value="12784" calcext:value-type="float">
            <text:p>12784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6" calcext:value-type="float">
            <text:p>6</text:p>
          </table:table-cell>
          <table:table-cell office:value-type="float" office:value="12785" calcext:value-type="float">
            <text:p>12785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7" calcext:value-type="float">
            <text:p>7</text:p>
          </table:table-cell>
          <table:table-cell office:value-type="float" office:value="12786" calcext:value-type="float">
            <text:p>1278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8" calcext:value-type="float">
            <text:p>8</text:p>
          </table:table-cell>
          <table:table-cell office:value-type="float" office:value="12787" calcext:value-type="float">
            <text:p>12787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float" office:value="9" calcext:value-type="float">
            <text:p>9</text:p>
          </table:table-cell>
          <table:table-cell office:value-type="float" office:value="12788" calcext:value-type="float">
            <text:p>12788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Вносят очень большой вклад в экономику</text:p>
          </table:table-cell>
          <table:table-cell office:value-type="float" office:value="12789" calcext:value-type="float">
            <text:p>1278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GP)</text:p>
          </table:table-cell>
          <table:table-cell office:value-type="float" office:value="12790" calcext:value-type="float">
            <text:p>1279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Не обременяют</text:p>
          </table:table-cell>
          <table:table-cell office:value-type="float" office:value="12791" calcext:value-type="float">
            <text:p>12791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1" calcext:value-type="float">
            <text:p>1</text:p>
          </table:table-cell>
          <table:table-cell office:value-type="float" office:value="12792" calcext:value-type="float">
            <text:p>12792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2" calcext:value-type="float">
            <text:p>2</text:p>
          </table:table-cell>
          <table:table-cell office:value-type="float" office:value="12793" calcext:value-type="float">
            <text:p>12793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3" calcext:value-type="float">
            <text:p>3</text:p>
          </table:table-cell>
          <table:table-cell office:value-type="float" office:value="12794" calcext:value-type="float">
            <text:p>12794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4" calcext:value-type="float">
            <text:p>4</text:p>
          </table:table-cell>
          <table:table-cell office:value-type="float" office:value="12795" calcext:value-type="float">
            <text:p>12795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5" calcext:value-type="float">
            <text:p>5</text:p>
          </table:table-cell>
          <table:table-cell office:value-type="float" office:value="12796" calcext:value-type="float">
            <text:p>12796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6" calcext:value-type="float">
            <text:p>6</text:p>
          </table:table-cell>
          <table:table-cell office:value-type="float" office:value="12797" calcext:value-type="float">
            <text:p>1279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7" calcext:value-type="float">
            <text:p>7</text:p>
          </table:table-cell>
          <table:table-cell office:value-type="float" office:value="12798" calcext:value-type="float">
            <text:p>12798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8" calcext:value-type="float">
            <text:p>8</text:p>
          </table:table-cell>
          <table:table-cell office:value-type="float" office:value="12799" calcext:value-type="float">
            <text:p>12799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float" office:value="9" calcext:value-type="float">
            <text:p>9</text:p>
          </table:table-cell>
          <table:table-cell office:value-type="float" office:value="12800" calcext:value-type="float">
            <text:p>1280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Очень обременяют</text:p>
          </table:table-cell>
          <table:table-cell office:value-type="float" office:value="12801" calcext:value-type="float">
            <text:p>12801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GP)</text:p>
          </table:table-cell>
          <table:table-cell office:value-type="float" office:value="12802" calcext:value-type="float">
            <text:p>12802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Очень плохое влияние</text:p>
          </table:table-cell>
          <table:table-cell office:value-type="float" office:value="12767" calcext:value-type="float">
            <text:p>1276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12768" calcext:value-type="float">
            <text:p>12768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12769" calcext:value-type="float">
            <text:p>1276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12770" calcext:value-type="float">
            <text:p>1277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12771" calcext:value-type="float">
            <text:p>12771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12772" calcext:value-type="float">
            <text:p>12772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12773" calcext:value-type="float">
            <text:p>12773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12774" calcext:value-type="float">
            <text:p>12774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12775" calcext:value-type="float">
            <text:p>1277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12776" calcext:value-type="float">
            <text:p>12776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Очень хорошее влияние</text:p>
          </table:table-cell>
          <table:table-cell office:value-type="float" office:value="12777" calcext:value-type="float">
            <text:p>1277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GP)</text:p>
          </table:table-cell>
          <table:table-cell office:value-type="float" office:value="12778" calcext:value-type="float">
            <text:p>12778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Вносят очень маленький вклад в экономику</text:p>
          </table:table-cell>
          <table:table-cell office:value-type="float" office:value="12779" calcext:value-type="float">
            <text:p>1277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12780" calcext:value-type="float">
            <text:p>1278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12781" calcext:value-type="float">
            <text:p>12781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12782" calcext:value-type="float">
            <text:p>1278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12783" calcext:value-type="float">
            <text:p>12783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12784" calcext:value-type="float">
            <text:p>12784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12785" calcext:value-type="float">
            <text:p>12785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12786" calcext:value-type="float">
            <text:p>1278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12787" calcext:value-type="float">
            <text:p>12787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12788" calcext:value-type="float">
            <text:p>12788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Вносят очень большой вклад в экономику</text:p>
          </table:table-cell>
          <table:table-cell office:value-type="float" office:value="12789" calcext:value-type="float">
            <text:p>12789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GP)</text:p>
          </table:table-cell>
          <table:table-cell office:value-type="float" office:value="12790" calcext:value-type="float">
            <text:p>1279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6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6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6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6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6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6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7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7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7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7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7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7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8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8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8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5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0</text:p>
          </table:table-cell>
          <table:table-cell office:value-type="string" calcext:value-type="string">
            <text:p>E20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0</text:p>
          </table:table-cell>
          <table:table-cell office:value-type="string" calcext:value-type="string">
            <text:p>E20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0</text:p>
          </table:table-cell>
          <table:table-cell office:value-type="string" calcext:value-type="string">
            <text:p>E20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1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1</text:p>
          </table:table-cell>
          <table:table-cell office:value-type="string" calcext:value-type="string">
            <text:p>E21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1</text:p>
          </table:table-cell>
          <table:table-cell office:value-type="string" calcext:value-type="string">
            <text:p>E21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1</text:p>
          </table:table-cell>
          <table:table-cell office:value-type="string" calcext:value-type="string">
            <text:p>E21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1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1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2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Нет такой вероятности, что их считают такими</text:p>
          </table:table-cell>
          <table:table-cell office:value-type="float" office:value="12803" calcext:value-type="float">
            <text:p>12803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2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12804" calcext:value-type="float">
            <text:p>1280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2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12805" calcext:value-type="float">
            <text:p>12805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2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12806" calcext:value-type="float">
            <text:p>1280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2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Очень вероятно, что их считают такими</text:p>
          </table:table-cell>
          <table:table-cell office:value-type="float" office:value="12807" calcext:value-type="float">
            <text:p>128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2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GP)</text:p>
          </table:table-cell>
          <table:table-cell office:value-type="float" office:value="12808" calcext:value-type="float">
            <text:p>1280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Совершенно неприемлемо</text:p>
          </table:table-cell>
          <table:table-cell office:value-type="float" office:value="12809" calcext:value-type="float">
            <text:p>1280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12810" calcext:value-type="float">
            <text:p>1281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12811" calcext:value-type="float">
            <text:p>12811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12812" calcext:value-type="float">
            <text:p>12812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12813" calcext:value-type="float">
            <text:p>12813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12814" calcext:value-type="float">
            <text:p>12814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12815" calcext:value-type="float">
            <text:p>12815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12816" calcext:value-type="float">
            <text:p>12816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12817" calcext:value-type="float">
            <text:p>1281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12818" calcext:value-type="float">
            <text:p>12818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Совершенно приемлемо</text:p>
          </table:table-cell>
          <table:table-cell office:value-type="float" office:value="12819" calcext:value-type="float">
            <text:p>1281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GP)</text:p>
          </table:table-cell>
          <table:table-cell office:value-type="float" office:value="12820" calcext:value-type="float">
            <text:p>1282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Совершенно неприемлемо</text:p>
          </table:table-cell>
          <table:table-cell office:value-type="float" office:value="12809" calcext:value-type="float">
            <text:p>1280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12810" calcext:value-type="float">
            <text:p>1281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12811" calcext:value-type="float">
            <text:p>12811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12812" calcext:value-type="float">
            <text:p>12812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12813" calcext:value-type="float">
            <text:p>12813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12814" calcext:value-type="float">
            <text:p>12814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12815" calcext:value-type="float">
            <text:p>12815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12816" calcext:value-type="float">
            <text:p>12816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12817" calcext:value-type="float">
            <text:p>1281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12818" calcext:value-type="float">
            <text:p>12818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Совершенно приемлемо</text:p>
          </table:table-cell>
          <table:table-cell office:value-type="float" office:value="12819" calcext:value-type="float">
            <text:p>1281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GP)</text:p>
          </table:table-cell>
          <table:table-cell office:value-type="float" office:value="12820" calcext:value-type="float">
            <text:p>1282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6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6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6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6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6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6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7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7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7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7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7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7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8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8</text:p>
          </table:table-cell>
          <table:table-cell office:value-type="string" calcext:value-type="string">
            <text:p>E28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8</text:p>
          </table:table-cell>
          <table:table-cell office:value-type="string" calcext:value-type="string">
            <text:p>E28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8</text:p>
          </table:table-cell>
          <table:table-cell office:value-type="string" calcext:value-type="string">
            <text:p>E28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8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8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69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0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0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0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0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0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0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1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1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1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1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1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1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2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Нет такой вероятности</text:p>
          </table:table-cell>
          <table:table-cell office:value-type="float" office:value="12821" calcext:value-type="float">
            <text:p>1282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2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12822" calcext:value-type="float">
            <text:p>12822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2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12823" calcext:value-type="float">
            <text:p>12823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2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12824" calcext:value-type="float">
            <text:p>1282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2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Очень вероятно</text:p>
          </table:table-cell>
          <table:table-cell office:value-type="float" office:value="12825" calcext:value-type="float">
            <text:p>12825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2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GP)</text:p>
          </table:table-cell>
          <table:table-cell office:value-type="float" office:value="12826" calcext:value-type="float">
            <text:p>128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Очень негативно</text:p>
          </table:table-cell>
          <table:table-cell office:value-type="float" office:value="12827" calcext:value-type="float">
            <text:p>1282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12828" calcext:value-type="float">
            <text:p>1282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12829" calcext:value-type="float">
            <text:p>12829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12830" calcext:value-type="float">
            <text:p>12830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12831" calcext:value-type="float">
            <text:p>12831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12832" calcext:value-type="float">
            <text:p>12832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12833" calcext:value-type="float">
            <text:p>12833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12834" calcext:value-type="float">
            <text:p>12834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12835" calcext:value-type="float">
            <text:p>12835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12836" calcext:value-type="float">
            <text:p>12836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Очень позитивно</text:p>
          </table:table-cell>
          <table:table-cell office:value-type="float" office:value="12837" calcext:value-type="float">
            <text:p>1283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GP)</text:p>
          </table:table-cell>
          <table:table-cell office:value-type="float" office:value="12838" calcext:value-type="float">
            <text:p>1283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Очень негативно</text:p>
          </table:table-cell>
          <table:table-cell office:value-type="float" office:value="12827" calcext:value-type="float">
            <text:p>1282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12828" calcext:value-type="float">
            <text:p>1282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12829" calcext:value-type="float">
            <text:p>12829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12830" calcext:value-type="float">
            <text:p>12830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12831" calcext:value-type="float">
            <text:p>12831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12832" calcext:value-type="float">
            <text:p>12832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12833" calcext:value-type="float">
            <text:p>12833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12834" calcext:value-type="float">
            <text:p>12834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12835" calcext:value-type="float">
            <text:p>12835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12836" calcext:value-type="float">
            <text:p>12836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Очень позитивно</text:p>
          </table:table-cell>
          <table:table-cell office:value-type="float" office:value="12837" calcext:value-type="float">
            <text:p>1283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GP)</text:p>
          </table:table-cell>
          <table:table-cell office:value-type="float" office:value="12838" calcext:value-type="float">
            <text:p>12838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Ни разу</text:p>
          </table:table-cell>
          <table:table-cell office:value-type="float" office:value="12839" calcext:value-type="float">
            <text:p>12839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2840" calcext:value-type="float">
            <text:p>1284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2841" calcext:value-type="float">
            <text:p>12841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2842" calcext:value-type="float">
            <text:p>12842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843" calcext:value-type="float">
            <text:p>12843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5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GP)</text:p>
          </table:table-cell>
          <table:table-cell office:value-type="float" office:value="12844" calcext:value-type="float">
            <text:p>12844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6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Ни разу</text:p>
          </table:table-cell>
          <table:table-cell office:value-type="float" office:value="12839" calcext:value-type="float">
            <text:p>12839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6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2840" calcext:value-type="float">
            <text:p>1284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6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2841" calcext:value-type="float">
            <text:p>12841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6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2842" calcext:value-type="float">
            <text:p>12842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6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843" calcext:value-type="float">
            <text:p>12843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6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GP)</text:p>
          </table:table-cell>
          <table:table-cell office:value-type="float" office:value="12844" calcext:value-type="float">
            <text:p>12844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7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Ни разу</text:p>
          </table:table-cell>
          <table:table-cell office:value-type="float" office:value="12839" calcext:value-type="float">
            <text:p>12839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7</text:p>
          </table:table-cell>
          <table:table-cell office:value-type="string" calcext:value-type="string">
            <text:p>E37</text:p>
          </table:table-cell>
          <table:table-cell office:value-type="float" office:value="1" calcext:value-type="float">
            <text:p>1</text:p>
          </table:table-cell>
          <table:table-cell office:value-type="float" office:value="12840" calcext:value-type="float">
            <text:p>1284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7</text:p>
          </table:table-cell>
          <table:table-cell office:value-type="string" calcext:value-type="string">
            <text:p>E37</text:p>
          </table:table-cell>
          <table:table-cell office:value-type="float" office:value="2" calcext:value-type="float">
            <text:p>2</text:p>
          </table:table-cell>
          <table:table-cell office:value-type="float" office:value="12841" calcext:value-type="float">
            <text:p>12841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7</text:p>
          </table:table-cell>
          <table:table-cell office:value-type="string" calcext:value-type="string">
            <text:p>E37</text:p>
          </table:table-cell>
          <table:table-cell office:value-type="float" office:value="3" calcext:value-type="float">
            <text:p>3</text:p>
          </table:table-cell>
          <table:table-cell office:value-type="float" office:value="12842" calcext:value-type="float">
            <text:p>12842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7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843" calcext:value-type="float">
            <text:p>12843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7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GP)</text:p>
          </table:table-cell>
          <table:table-cell office:value-type="float" office:value="12844" calcext:value-type="float">
            <text:p>12844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Ни разу</text:p>
          </table:table-cell>
          <table:table-cell office:value-type="float" office:value="12839" calcext:value-type="float">
            <text:p>12839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12840" calcext:value-type="float">
            <text:p>1284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12841" calcext:value-type="float">
            <text:p>12841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12842" calcext:value-type="float">
            <text:p>12842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843" calcext:value-type="float">
            <text:p>12843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8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GP)</text:p>
          </table:table-cell>
          <table:table-cell office:value-type="float" office:value="12844" calcext:value-type="float">
            <text:p>12844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Ни разу</text:p>
          </table:table-cell>
          <table:table-cell office:value-type="float" office:value="12839" calcext:value-type="float">
            <text:p>12839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12840" calcext:value-type="float">
            <text:p>1284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12841" calcext:value-type="float">
            <text:p>12841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12842" calcext:value-type="float">
            <text:p>12842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2843" calcext:value-type="float">
            <text:p>12843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79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GP)</text:p>
          </table:table-cell>
          <table:table-cell office:value-type="float" office:value="12844" calcext:value-type="float">
            <text:p>12844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Ни одного</text:p>
          </table:table-cell>
          <table:table-cell office:value-type="float" office:value="12845" calcext:value-type="float">
            <text:p>12845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Один 2</text:p>
          </table:table-cell>
          <table:table-cell office:value-type="float" office:value="12846" calcext:value-type="float">
            <text:p>12846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От 2 до 5</text:p>
          </table:table-cell>
          <table:table-cell office:value-type="float" office:value="12847" calcext:value-type="float">
            <text:p>12847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От 6 до 9</text:p>
          </table:table-cell>
          <table:table-cell office:value-type="float" office:value="12848" calcext:value-type="float">
            <text:p>1284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и больше</text:p>
          </table:table-cell>
          <table:table-cell office:value-type="float" office:value="12849" calcext:value-type="float">
            <text:p>12849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4_2008_RUS_LV_18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GP)</text:p>
          </table:table-cell>
          <table:table-cell office:value-type="float" office:value="12850" calcext:value-type="float">
            <text:p>12850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Я могу обсуждать любые личные проблемы</text:p>
          </table:table-cell>
          <table:table-cell office:value-type="float" office:value="12851" calcext:value-type="float">
            <text:p>1285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почти все личные проблемы</text:p>
          </table:table-cell>
          <table:table-cell office:value-type="float" office:value="12852" calcext:value-type="float">
            <text:p>12852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большинство личных проблем</text:p>
          </table:table-cell>
          <table:table-cell office:value-type="float" office:value="12853" calcext:value-type="float">
            <text:p>1285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немало личных проблем</text:p>
          </table:table-cell>
          <table:table-cell office:value-type="float" office:value="12854" calcext:value-type="float">
            <text:p>12854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отдельные личные проблемы</text:p>
          </table:table-cell>
          <table:table-cell office:value-type="float" office:value="12855" calcext:value-type="float">
            <text:p>1285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Не могу обсуждать с ними личные проблемы</text:p>
          </table:table-cell>
          <table:table-cell office:value-type="float" office:value="12856" calcext:value-type="float">
            <text:p>1285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1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GP)</text:p>
          </table:table-cell>
          <table:table-cell office:value-type="float" office:value="12857" calcext:value-type="float">
            <text:p>12857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Ни одного</text:p>
          </table:table-cell>
          <table:table-cell office:value-type="float" office:value="12858" calcext:value-type="float">
            <text:p>12858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float" office:value="1" calcext:value-type="float">
            <text:p>1</text:p>
          </table:table-cell>
          <table:table-cell office:value-type="float" office:value="12859" calcext:value-type="float">
            <text:p>12859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2-5</text:p>
          </table:table-cell>
          <table:table-cell office:value-type="float" office:value="12860" calcext:value-type="float">
            <text:p>12860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6-9</text:p>
          </table:table-cell>
          <table:table-cell office:value-type="float" office:value="12861" calcext:value-type="float">
            <text:p>1286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и больше</text:p>
          </table:table-cell>
          <table:table-cell office:value-type="float" office:value="12862" calcext:value-type="float">
            <text:p>1286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GP)</text:p>
          </table:table-cell>
          <table:table-cell office:value-type="float" office:value="12863" calcext:value-type="float">
            <text:p>12863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Я могу обсуждать любые личные проблемы</text:p>
          </table:table-cell>
          <table:table-cell office:value-type="float" office:value="12851" calcext:value-type="float">
            <text:p>1285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почти все личные проблемы</text:p>
          </table:table-cell>
          <table:table-cell office:value-type="float" office:value="12852" calcext:value-type="float">
            <text:p>12852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большинство личных проблем</text:p>
          </table:table-cell>
          <table:table-cell office:value-type="float" office:value="12853" calcext:value-type="float">
            <text:p>1285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немало личных проблем</text:p>
          </table:table-cell>
          <table:table-cell office:value-type="float" office:value="12854" calcext:value-type="float">
            <text:p>12854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отдельные личные проблемы</text:p>
          </table:table-cell>
          <table:table-cell office:value-type="float" office:value="12855" calcext:value-type="float">
            <text:p>1285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Не могу обсуждать с ними личные проблемы</text:p>
          </table:table-cell>
          <table:table-cell office:value-type="float" office:value="12856" calcext:value-type="float">
            <text:p>1285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3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GP)</text:p>
          </table:table-cell>
          <table:table-cell office:value-type="float" office:value="12857" calcext:value-type="float">
            <text:p>12857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4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29 или меньше</text:p>
          </table:table-cell>
          <table:table-cell office:value-type="float" office:value="12864" calcext:value-type="float">
            <text:p>1286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ESS_R04_2008_RUS_LV_184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30 или больше</text:p>
          </table:table-cell>
          <table:table-cell office:value-type="float" office:value="12865" calcext:value-type="float">
            <text:p>1286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ESS_R04_2008_RUS_LV_184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(GP)</text:p>
          </table:table-cell>
          <table:table-cell office:value-type="float" office:value="12866" calcext:value-type="float">
            <text:p>1286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ESS_R04_2008_RUS_LV_18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18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18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Я могу обсуждать любые личные проблемы</text:p>
          </table:table-cell>
          <table:table-cell office:value-type="float" office:value="12851" calcext:value-type="float">
            <text:p>1285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почти все личные проблемы</text:p>
          </table:table-cell>
          <table:table-cell office:value-type="float" office:value="12852" calcext:value-type="float">
            <text:p>12852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большинство личных проблем</text:p>
          </table:table-cell>
          <table:table-cell office:value-type="float" office:value="12853" calcext:value-type="float">
            <text:p>1285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немало личных проблем</text:p>
          </table:table-cell>
          <table:table-cell office:value-type="float" office:value="12854" calcext:value-type="float">
            <text:p>12854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отдельные личные проблемы</text:p>
          </table:table-cell>
          <table:table-cell office:value-type="float" office:value="12855" calcext:value-type="float">
            <text:p>1285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Не могу обсуждать с ними личные проблемы</text:p>
          </table:table-cell>
          <table:table-cell office:value-type="float" office:value="12856" calcext:value-type="float">
            <text:p>1285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(GP)</text:p>
          </table:table-cell>
          <table:table-cell office:value-type="float" office:value="12857" calcext:value-type="float">
            <text:p>12857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18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18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Я могу обсуждать любые личные проблемы</text:p>
          </table:table-cell>
          <table:table-cell office:value-type="float" office:value="12851" calcext:value-type="float">
            <text:p>1285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почти все личные проблемы</text:p>
          </table:table-cell>
          <table:table-cell office:value-type="float" office:value="12852" calcext:value-type="float">
            <text:p>12852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большинство личных проблем</text:p>
          </table:table-cell>
          <table:table-cell office:value-type="float" office:value="12853" calcext:value-type="float">
            <text:p>12853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немало личных проблем</text:p>
          </table:table-cell>
          <table:table-cell office:value-type="float" office:value="12854" calcext:value-type="float">
            <text:p>12854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отдельные личные проблемы</text:p>
          </table:table-cell>
          <table:table-cell office:value-type="float" office:value="12855" calcext:value-type="float">
            <text:p>1285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Не могу обсуждать с ними личные проблемы</text:p>
          </table:table-cell>
          <table:table-cell office:value-type="float" office:value="12856" calcext:value-type="float">
            <text:p>1285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(GP)</text:p>
          </table:table-cell>
          <table:table-cell office:value-type="float" office:value="12857" calcext:value-type="float">
            <text:p>12857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, только оплачиваемая работа</text:p>
          </table:table-cell>
          <table:table-cell office:value-type="float" office:value="12867" calcext:value-type="float">
            <text:p>12867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, только добровольная работа</text:p>
          </table:table-cell>
          <table:table-cell office:value-type="float" office:value="12868" calcext:value-type="float">
            <text:p>1286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Да, и оплачиваемая, и добровольная работа</text:p>
          </table:table-cell>
          <table:table-cell office:value-type="float" office:value="12869" calcext:value-type="float">
            <text:p>12869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Нет, не работал/-а</text:p>
          </table:table-cell>
          <table:table-cell office:value-type="float" office:value="12870" calcext:value-type="float">
            <text:p>1287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(GP)</text:p>
          </table:table-cell>
          <table:table-cell office:value-type="float" office:value="12871" calcext:value-type="float">
            <text:p>12871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исколько</text:p>
          </table:table-cell>
          <table:table-cell office:value-type="float" office:value="12872" calcext:value-type="float">
            <text:p>12872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Часть времени</text:p>
          </table:table-cell>
          <table:table-cell office:value-type="float" office:value="12873" calcext:value-type="float">
            <text:p>12873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Бóльшую часть времени</text:p>
          </table:table-cell>
          <table:table-cell office:value-type="float" office:value="12874" calcext:value-type="float">
            <text:p>12874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се или почти все время</text:p>
          </table:table-cell>
          <table:table-cell office:value-type="float" office:value="12875" calcext:value-type="float">
            <text:p>12875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Не работал/-а с другими людьми в тече- ние последнего месяца)</text:p>
          </table:table-cell>
          <table:table-cell office:value-type="float" office:value="12876" calcext:value-type="float">
            <text:p>1287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0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GP)</text:p>
          </table:table-cell>
          <table:table-cell office:value-type="float" office:value="12877" calcext:value-type="float">
            <text:p>12877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исколько</text:p>
          </table:table-cell>
          <table:table-cell office:value-type="float" office:value="12872" calcext:value-type="float">
            <text:p>12872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Часть времени</text:p>
          </table:table-cell>
          <table:table-cell office:value-type="float" office:value="12873" calcext:value-type="float">
            <text:p>12873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Бóльшую часть времени</text:p>
          </table:table-cell>
          <table:table-cell office:value-type="float" office:value="12874" calcext:value-type="float">
            <text:p>12874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Все или почти все время</text:p>
          </table:table-cell>
          <table:table-cell office:value-type="float" office:value="12875" calcext:value-type="float">
            <text:p>12875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Не работал/-а с другими людьми в тече- ние последнего месяца)</text:p>
          </table:table-cell>
          <table:table-cell office:value-type="float" office:value="12876" calcext:value-type="float">
            <text:p>12876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GP)</text:p>
          </table:table-cell>
          <table:table-cell office:value-type="float" office:value="12877" calcext:value-type="float">
            <text:p>12877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к одну группу</text:p>
          </table:table-cell>
          <table:table-cell office:value-type="float" office:value="12878" calcext:value-type="float">
            <text:p>12878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к две отдельные группы, которые являются частью общности</text:p>
          </table:table-cell>
          <table:table-cell office:value-type="float" office:value="12879" calcext:value-type="float">
            <text:p>12879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Как две отдельные группы, которые не являются частью одной общности</text:p>
          </table:table-cell>
          <table:table-cell office:value-type="float" office:value="12880" calcext:value-type="float">
            <text:p>1288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Только как отдельных людей, но не как группы</text:p>
          </table:table-cell>
          <table:table-cell office:value-type="float" office:value="12881" calcext:value-type="float">
            <text:p>12881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(GP)</text:p>
          </table:table-cell>
          <table:table-cell office:value-type="float" office:value="12882" calcext:value-type="float">
            <text:p>12882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Совершенно не важно</text:p>
          </table:table-cell>
          <table:table-cell office:value-type="float" office:value="12883" calcext:value-type="float">
            <text:p>1288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1" calcext:value-type="float">
            <text:p>1</text:p>
          </table:table-cell>
          <table:table-cell office:value-type="float" office:value="12884" calcext:value-type="float">
            <text:p>1288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2" calcext:value-type="float">
            <text:p>2</text:p>
          </table:table-cell>
          <table:table-cell office:value-type="float" office:value="12885" calcext:value-type="float">
            <text:p>12885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3" calcext:value-type="float">
            <text:p>3</text:p>
          </table:table-cell>
          <table:table-cell office:value-type="float" office:value="12886" calcext:value-type="float">
            <text:p>12886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4" calcext:value-type="float">
            <text:p>4</text:p>
          </table:table-cell>
          <table:table-cell office:value-type="float" office:value="12887" calcext:value-type="float">
            <text:p>12887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5" calcext:value-type="float">
            <text:p>5</text:p>
          </table:table-cell>
          <table:table-cell office:value-type="float" office:value="12888" calcext:value-type="float">
            <text:p>12888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6" calcext:value-type="float">
            <text:p>6</text:p>
          </table:table-cell>
          <table:table-cell office:value-type="float" office:value="12889" calcext:value-type="float">
            <text:p>12889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7" calcext:value-type="float">
            <text:p>7</text:p>
          </table:table-cell>
          <table:table-cell office:value-type="float" office:value="12890" calcext:value-type="float">
            <text:p>12890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8" calcext:value-type="float">
            <text:p>8</text:p>
          </table:table-cell>
          <table:table-cell office:value-type="float" office:value="12891" calcext:value-type="float">
            <text:p>12891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float" office:value="9" calcext:value-type="float">
            <text:p>9</text:p>
          </table:table-cell>
          <table:table-cell office:value-type="float" office:value="12892" calcext:value-type="float">
            <text:p>12892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Очень важно</text:p>
          </table:table-cell>
          <table:table-cell office:value-type="float" office:value="12893" calcext:value-type="float">
            <text:p>1289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(GP)</text:p>
          </table:table-cell>
          <table:table-cell office:value-type="float" office:value="12894" calcext:value-type="float">
            <text:p>1289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Совершенно не важно</text:p>
          </table:table-cell>
          <table:table-cell office:value-type="float" office:value="12883" calcext:value-type="float">
            <text:p>1288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1" calcext:value-type="float">
            <text:p>1</text:p>
          </table:table-cell>
          <table:table-cell office:value-type="float" office:value="12884" calcext:value-type="float">
            <text:p>1288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2" calcext:value-type="float">
            <text:p>2</text:p>
          </table:table-cell>
          <table:table-cell office:value-type="float" office:value="12885" calcext:value-type="float">
            <text:p>12885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3" calcext:value-type="float">
            <text:p>3</text:p>
          </table:table-cell>
          <table:table-cell office:value-type="float" office:value="12886" calcext:value-type="float">
            <text:p>12886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4" calcext:value-type="float">
            <text:p>4</text:p>
          </table:table-cell>
          <table:table-cell office:value-type="float" office:value="12887" calcext:value-type="float">
            <text:p>12887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5" calcext:value-type="float">
            <text:p>5</text:p>
          </table:table-cell>
          <table:table-cell office:value-type="float" office:value="12888" calcext:value-type="float">
            <text:p>12888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6" calcext:value-type="float">
            <text:p>6</text:p>
          </table:table-cell>
          <table:table-cell office:value-type="float" office:value="12889" calcext:value-type="float">
            <text:p>12889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7" calcext:value-type="float">
            <text:p>7</text:p>
          </table:table-cell>
          <table:table-cell office:value-type="float" office:value="12890" calcext:value-type="float">
            <text:p>12890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8" calcext:value-type="float">
            <text:p>8</text:p>
          </table:table-cell>
          <table:table-cell office:value-type="float" office:value="12891" calcext:value-type="float">
            <text:p>12891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float" office:value="9" calcext:value-type="float">
            <text:p>9</text:p>
          </table:table-cell>
          <table:table-cell office:value-type="float" office:value="12892" calcext:value-type="float">
            <text:p>12892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Очень важно</text:p>
          </table:table-cell>
          <table:table-cell office:value-type="float" office:value="12893" calcext:value-type="float">
            <text:p>12893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4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(GP)</text:p>
          </table:table-cell>
          <table:table-cell office:value-type="float" office:value="12894" calcext:value-type="float">
            <text:p>12894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Очень сильна</text:p>
          </table:table-cell>
          <table:table-cell office:value-type="float" office:value="12895" calcext:value-type="float">
            <text:p>12895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Довольно сильна</text:p>
          </table:table-cell>
          <table:table-cell office:value-type="float" office:value="12896" calcext:value-type="float">
            <text:p>1289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Не очень сильна</text:p>
          </table:table-cell>
          <table:table-cell office:value-type="float" office:value="12897" calcext:value-type="float">
            <text:p>12897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Совершенно не сильна</text:p>
          </table:table-cell>
          <table:table-cell office:value-type="float" office:value="12898" calcext:value-type="float">
            <text:p>12898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По-разному)</text:p>
          </table:table-cell>
          <table:table-cell office:value-type="float" office:value="12899" calcext:value-type="float">
            <text:p>12899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В Латвии вообще нет дискриминации по возрастному признаку)</text:p>
          </table:table-cell>
          <table:table-cell office:value-type="float" office:value="12900" calcext:value-type="float">
            <text:p>12900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4_2008_RUS_LV_195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GP)</text:p>
          </table:table-cell>
          <table:table-cell office:value-type="float" office:value="12901" calcext:value-type="float">
            <text:p>12901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string" calcext:value-type="string">
            <text:p>ESS_R04_2008_RUS_LV_197</text:p>
          </table:table-cell>
          <table:table-cell office:value-type="string" calcext:value-type="string">
            <text:p>F0a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198</text:p>
          </table:table-cell>
          <table:table-cell office:value-type="string" calcext:value-type="string">
            <text:p>F0b</text:p>
          </table:table-cell>
          <table:table-cell office:value-type="string" calcext:value-type="string">
            <text:p>Мужчина</text:p>
          </table:table-cell>
          <table:table-cell office:value-type="float" office:value="12902" calcext:value-type="float">
            <text:p>12902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4_2008_RUS_LV_198</text:p>
          </table:table-cell>
          <table:table-cell office:value-type="string" calcext:value-type="string">
            <text:p>F0b</text:p>
          </table:table-cell>
          <table:table-cell office:value-type="string" calcext:value-type="string">
            <text:p>Женщина</text:p>
          </table:table-cell>
          <table:table-cell office:value-type="float" office:value="12903" calcext:value-type="float">
            <text:p>12903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4_2008_RUS_LV_198</text:p>
          </table:table-cell>
          <table:table-cell office:value-type="string" calcext:value-type="string">
            <text:p>F0b</text:p>
          </table:table-cell>
          <table:table-cell office:value-type="string" calcext:value-type="string">
            <text:p>(GP)</text:p>
          </table:table-cell>
          <table:table-cell office:value-type="float" office:value="12904" calcext:value-type="float">
            <text:p>12904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4_2008_RUS_LV_199</text:p>
          </table:table-cell>
          <table:table-cell office:value-type="string" calcext:value-type="string">
            <text:p>F1a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Мужчина</text:p>
          </table:table-cell>
          <table:table-cell office:value-type="float" office:value="12902" calcext:value-type="float">
            <text:p>12902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4_2008_RUS_LV_2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Женщина</text:p>
          </table:table-cell>
          <table:table-cell office:value-type="float" office:value="12903" calcext:value-type="float">
            <text:p>12903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4_2008_RUS_LV_2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GP)</text:p>
          </table:table-cell>
          <table:table-cell office:value-type="float" office:value="12904" calcext:value-type="float">
            <text:p>12904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string" calcext:value-type="string">
            <text:p>ESS_R04_2008_RUS_LV_20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/жена/партнер</text:p>
          </table:table-cell>
          <table:table-cell office:value-type="float" office:value="12905" calcext:value-type="float">
            <text:p>12905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/дочь (в т.ч. приемные, пасынки/падчерицы,дети партнера, дети на воспитании)</text:p>
          </table:table-cell>
          <table:table-cell office:value-type="float" office:value="12906" calcext:value-type="float">
            <text:p>12906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ь, приемный родитель</text:p>
          </table:table-cell>
          <table:table-cell office:value-type="float" office:value="12907" calcext:value-type="float">
            <text:p>12907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/сестра (в т.ч. приемные, принятые на воспитание и т. д.)</text:p>
          </table:table-cell>
          <table:table-cell office:value-type="float" office:value="12908" calcext:value-type="float">
            <text:p>1290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 родственники</text:p>
          </table:table-cell>
          <table:table-cell office:value-type="float" office:value="12909" calcext:value-type="float">
            <text:p>12909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ие люди, не родственники</text:p>
          </table:table-cell>
          <table:table-cell office:value-type="float" office:value="12910" calcext:value-type="float">
            <text:p>12910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4_2008_RUS_LV_20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GP)</text:p>
          </table:table-cell>
          <table:table-cell office:value-type="float" office:value="12911" calcext:value-type="float">
            <text:p>12911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Большой город</text:p>
          </table:table-cell>
          <table:table-cell office:value-type="float" office:value="12912" calcext:value-type="float">
            <text:p>12912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12913" calcext:value-type="float">
            <text:p>12913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Небольшой город</text:p>
          </table:table-cell>
          <table:table-cell office:value-type="float" office:value="12914" calcext:value-type="float">
            <text:p>12914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Деревня, поселок</text:p>
          </table:table-cell>
          <table:table-cell office:value-type="float" office:value="12915" calcext:value-type="float">
            <text:p>12915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Хутор</text:p>
          </table:table-cell>
          <table:table-cell office:value-type="float" office:value="12916" calcext:value-type="float">
            <text:p>12916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4_2008_RUS_LV_2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GP)</text:p>
          </table:table-cell>
          <table:table-cell office:value-type="float" office:value="12917" calcext:value-type="float">
            <text:p>12917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 учился в школе</text:p>
          </table:table-cell>
          <table:table-cell office:value-type="float" office:value="12918" calcext:value-type="float">
            <text:p>1291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чальное/ незаконченное основное</text:p>
          </table:table-cell>
          <table:table-cell office:value-type="float" office:value="12919" calcext:value-type="float">
            <text:p>1291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сновное образование</text:p>
          </table:table-cell>
          <table:table-cell office:value-type="float" office:value="12920" calcext:value-type="float">
            <text:p>129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реднее общее</text:p>
          </table:table-cell>
          <table:table-cell office:value-type="float" office:value="12921" calcext:value-type="float">
            <text:p>12921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Основное профессиональное (без среднего)</text:p>
          </table:table-cell>
          <table:table-cell office:value-type="float" office:value="12922" calcext:value-type="float">
            <text:p>1292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реднее профессиональное (профобразование, среднее специальное)</text:p>
          </table:table-cell>
          <table:table-cell office:value-type="float" office:value="12923" calcext:value-type="float">
            <text:p>12923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сшее образование 1-го уровня (колледж)</text:p>
          </table:table-cell>
          <table:table-cell office:value-type="float" office:value="12924" calcext:value-type="float">
            <text:p>1292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тепень бакалавра (академическая или профессиональная)</text:p>
          </table:table-cell>
          <table:table-cell office:value-type="float" office:value="12925" calcext:value-type="float">
            <text:p>12925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тепень магистра(академическая или профессиональная)</text:p>
          </table:table-cell>
          <table:table-cell office:value-type="float" office:value="12926" calcext:value-type="float">
            <text:p>12926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Высшее образование, полученное в советское время</text:p>
          </table:table-cell>
          <table:table-cell office:value-type="float" office:value="12927" calcext:value-type="float">
            <text:p>1292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тепень доктора</text:p>
          </table:table-cell>
          <table:table-cell office:value-type="float" office:value="12928" calcext:value-type="float">
            <text:p>1292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GP)</text:p>
          </table:table-cell>
          <table:table-cell office:value-type="float" office:value="12929" calcext:value-type="float">
            <text:p>1292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Нет определенной области, общее</text:p>
          </table:table-cell>
          <table:table-cell office:value-type="float" office:value="12930" calcext:value-type="float">
            <text:p>1293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Искусство – изобразительное или прикладное</text:p>
          </table:table-cell>
          <table:table-cell office:value-type="float" office:value="12931" calcext:value-type="float">
            <text:p>12931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Гуманитарные науки – языки, история, теология и т. д.</text:p>
          </table:table-cell>
          <table:table-cell office:value-type="float" office:value="12932" calcext:value-type="float">
            <text:p>12932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ехнические и инженерные науки, в т. ч. архитектура и планирование (землеустройство), строительство, производство, ремесло и т. д.</text:p>
          </table:table-cell>
          <table:table-cell office:value-type="float" office:value="12933" calcext:value-type="float">
            <text:p>12933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ельское и лесное хозяйство</text:p>
          </table:table-cell>
          <table:table-cell office:value-type="float" office:value="12934" calcext:value-type="float">
            <text:p>12934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Преподавание, образование</text:p>
          </table:table-cell>
          <table:table-cell office:value-type="float" office:value="12935" calcext:value-type="float">
            <text:p>12935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еоретическая наука, математика, вычислительная техника и т. п.</text:p>
          </table:table-cell>
          <table:table-cell office:value-type="float" office:value="12936" calcext:value-type="float">
            <text:p>12936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Медицина, здравоохранение, уход за больными и т. п.</text:p>
          </table:table-cell>
          <table:table-cell office:value-type="float" office:value="12937" calcext:value-type="float">
            <text:p>12937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Экономика, коммерция, управление предпринимательской деятельностью, бухгалтерский учет и т. п.</text:p>
          </table:table-cell>
          <table:table-cell office:value-type="float" office:value="12938" calcext:value-type="float">
            <text:p>1293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оциальные науки, управление государством, медиа, культура, спорт и т. д.</text:p>
          </table:table-cell>
          <table:table-cell office:value-type="float" office:value="12939" calcext:value-type="float">
            <text:p>12939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Юриспруденция и юридические услуги</text:p>
          </table:table-cell>
          <table:table-cell office:value-type="float" office:value="12940" calcext:value-type="float">
            <text:p>1294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Сфера услуг – общественное питание, стрижка, обслуживание домов и т. п.</text:p>
          </table:table-cell>
          <table:table-cell office:value-type="float" office:value="12941" calcext:value-type="float">
            <text:p>12941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щественный порядок и безопасность – полиция, армия, пожарная служба и т. п.</text:p>
          </table:table-cell>
          <table:table-cell office:value-type="float" office:value="12942" calcext:value-type="float">
            <text:p>12942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ранспорт и телекоммуникации</text:p>
          </table:table-cell>
          <table:table-cell office:value-type="float" office:value="12943" calcext:value-type="float">
            <text:p>12943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GP)</text:p>
          </table:table-cell>
          <table:table-cell office:value-type="float" office:value="12944" calcext:value-type="float">
            <text:p>12944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ESS_R04_2008_RUS_LV_20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Работал на оплачиваемой работе (в т.ч. в отпуске, командировке) (наемный работник, самозанятой, работал в своем или семейном бизнесе)</text:p>
          </table:table-cell>
          <table:table-cell office:value-type="float" office:value="12945" calcext:value-type="float">
            <text:p>1294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Учился (обучение не оплачивал работодатель), даже если на каникулах</text:p>
          </table:table-cell>
          <table:table-cell office:value-type="float" office:value="12946" calcext:value-type="float">
            <text:p>1294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Не работал и активно искал работу</text:p>
          </table:table-cell>
          <table:table-cell office:value-type="float" office:value="12947" calcext:value-type="float">
            <text:p>12947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Не работал, хотел работать, но активно не искал работу</text:p>
          </table:table-cell>
          <table:table-cell office:value-type="float" office:value="12948" calcext:value-type="float">
            <text:p>12948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Хронически болен или нетрудоспособен, инвалидность</text:p>
          </table:table-cell>
          <table:table-cell office:value-type="float" office:value="12949" calcext:value-type="float">
            <text:p>1294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На пенсии</text:p>
          </table:table-cell>
          <table:table-cell office:value-type="float" office:value="12950" calcext:value-type="float">
            <text:p>1295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Занимался хозяйством, присматривал за детьми или за другими персонами</text:p>
          </table:table-cell>
          <table:table-cell office:value-type="float" office:value="12951" calcext:value-type="float">
            <text:p>1295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Другое</text:p>
          </table:table-cell>
          <table:table-cell office:value-type="float" office:value="12952" calcext:value-type="float">
            <text:p>1295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GP)</text:p>
          </table:table-cell>
          <table:table-cell office:value-type="float" office:value="12953" calcext:value-type="float">
            <text:p>1295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Работал на оплачиваемой работе (в т.ч. в отпуске, командировке) (наемный работник, самозанятой, работал в своем или семейном бизнесе)</text:p>
          </table:table-cell>
          <table:table-cell office:value-type="float" office:value="12945" calcext:value-type="float">
            <text:p>1294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Учился (обучение не оплачивал работодатель), даже если на каникулах</text:p>
          </table:table-cell>
          <table:table-cell office:value-type="float" office:value="12946" calcext:value-type="float">
            <text:p>1294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Не работал и активно искал работу</text:p>
          </table:table-cell>
          <table:table-cell office:value-type="float" office:value="12947" calcext:value-type="float">
            <text:p>12947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Не работал, хотел работать, но активно не искал работу</text:p>
          </table:table-cell>
          <table:table-cell office:value-type="float" office:value="12948" calcext:value-type="float">
            <text:p>12948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Хронически болен или нетрудоспособен, инвалидность</text:p>
          </table:table-cell>
          <table:table-cell office:value-type="float" office:value="12949" calcext:value-type="float">
            <text:p>1294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На пенсии</text:p>
          </table:table-cell>
          <table:table-cell office:value-type="float" office:value="12950" calcext:value-type="float">
            <text:p>1295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Занимался хозяйством, присматривал за детьми или за другими персонами</text:p>
          </table:table-cell>
          <table:table-cell office:value-type="float" office:value="12951" calcext:value-type="float">
            <text:p>1295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Другое</text:p>
          </table:table-cell>
          <table:table-cell office:value-type="float" office:value="12952" calcext:value-type="float">
            <text:p>1295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GP)</text:p>
          </table:table-cell>
          <table:table-cell office:value-type="float" office:value="12953" calcext:value-type="float">
            <text:p>1295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0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0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0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1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наемным работником</text:p>
          </table:table-cell>
          <table:table-cell office:value-type="float" office:value="12954" calcext:value-type="float">
            <text:p>12954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ESS_R04_2008_RUS_LV_2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самозанятым или предпринимателем</text:p>
          </table:table-cell>
          <table:table-cell office:value-type="float" office:value="12955" calcext:value-type="float">
            <text:p>12955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ESS_R04_2008_RUS_LV_2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или работали в Вашем семейном бизнесе?</text:p>
          </table:table-cell>
          <table:table-cell office:value-type="float" office:value="12956" calcext:value-type="float">
            <text:p>12956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ESS_R04_2008_RUS_LV_21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GP)</text:p>
          </table:table-cell>
          <table:table-cell office:value-type="float" office:value="12957" calcext:value-type="float">
            <text:p>12957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ESS_R04_2008_RUS_LV_21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на неопределённый срок</text:p>
          </table:table-cell>
          <table:table-cell office:value-type="float" office:value="12958" calcext:value-type="float">
            <text:p>1295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ESS_R04_2008_RUS_LV_2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или на определённый срок</text:p>
          </table:table-cell>
          <table:table-cell office:value-type="float" office:value="12959" calcext:value-type="float">
            <text:p>12959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ESS_R04_2008_RUS_LV_2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или у Вас нет трудового договора?</text:p>
          </table:table-cell>
          <table:table-cell office:value-type="float" office:value="12960" calcext:value-type="float">
            <text:p>1296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ESS_R04_2008_RUS_LV_21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GP)</text:p>
          </table:table-cell>
          <table:table-cell office:value-type="float" office:value="12961" calcext:value-type="float">
            <text:p>12961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Меньше 10,</text:p>
          </table:table-cell>
          <table:table-cell office:value-type="float" office:value="12962" calcext:value-type="float">
            <text:p>12962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 до 24,</text:p>
          </table:table-cell>
          <table:table-cell office:value-type="float" office:value="12963" calcext:value-type="float">
            <text:p>12963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25 до 99,</text:p>
          </table:table-cell>
          <table:table-cell office:value-type="float" office:value="12964" calcext:value-type="float">
            <text:p>12964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0 до 499,</text:p>
          </table:table-cell>
          <table:table-cell office:value-type="float" office:value="12965" calcext:value-type="float">
            <text:p>12965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или 500 и больше?</text:p>
          </table:table-cell>
          <table:table-cell office:value-type="float" office:value="12966" calcext:value-type="float">
            <text:p>12966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4_2008_RUS_LV_21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GP)</text:p>
          </table:table-cell>
          <table:table-cell office:value-type="float" office:value="12967" calcext:value-type="float">
            <text:p>12967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ESS_R04_2008_RUS_LV_2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1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1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Я не имею/ не имел влияния на это</text:p>
          </table:table-cell>
          <table:table-cell office:value-type="float" office:value="12968" calcext:value-type="float">
            <text:p>1296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12969" calcext:value-type="float">
            <text:p>1296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12970" calcext:value-type="float">
            <text:p>1297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12971" calcext:value-type="float">
            <text:p>12971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12972" calcext:value-type="float">
            <text:p>1297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12973" calcext:value-type="float">
            <text:p>12973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12974" calcext:value-type="float">
            <text:p>12974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12975" calcext:value-type="float">
            <text:p>12975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12976" calcext:value-type="float">
            <text:p>12976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12977" calcext:value-type="float">
            <text:p>12977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У меня есть/был полный контроль</text:p>
          </table:table-cell>
          <table:table-cell office:value-type="float" office:value="12978" calcext:value-type="float">
            <text:p>1297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GP)</text:p>
          </table:table-cell>
          <table:table-cell office:value-type="float" office:value="12979" calcext:value-type="float">
            <text:p>1297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Я не имею/ не имел влияния на это</text:p>
          </table:table-cell>
          <table:table-cell office:value-type="float" office:value="12968" calcext:value-type="float">
            <text:p>1296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12969" calcext:value-type="float">
            <text:p>1296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12970" calcext:value-type="float">
            <text:p>1297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12971" calcext:value-type="float">
            <text:p>12971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12972" calcext:value-type="float">
            <text:p>1297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12973" calcext:value-type="float">
            <text:p>12973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12974" calcext:value-type="float">
            <text:p>12974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12975" calcext:value-type="float">
            <text:p>12975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12976" calcext:value-type="float">
            <text:p>12976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12977" calcext:value-type="float">
            <text:p>12977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У меня есть/был полный контроль</text:p>
          </table:table-cell>
          <table:table-cell office:value-type="float" office:value="12978" calcext:value-type="float">
            <text:p>1297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1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GP)</text:p>
          </table:table-cell>
          <table:table-cell office:value-type="float" office:value="12979" calcext:value-type="float">
            <text:p>12979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ESS_R04_2008_RUS_LV_2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2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2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Государственное или муниципальное учреждение</text:p>
          </table:table-cell>
          <table:table-cell office:value-type="float" office:value="12980" calcext:value-type="float">
            <text:p>12980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Другая организация в общественном секторе (например, образование или здравоохранение)</text:p>
          </table:table-cell>
          <table:table-cell office:value-type="float" office:value="12981" calcext:value-type="float">
            <text:p>12981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Предприятие с государственным капиталом</text:p>
          </table:table-cell>
          <table:table-cell office:value-type="float" office:value="12982" calcext:value-type="float">
            <text:p>1298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Частная фирма/ предприятие</text:p>
          </table:table-cell>
          <table:table-cell office:value-type="float" office:value="12983" calcext:value-type="float">
            <text:p>12983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Самозанятый</text:p>
          </table:table-cell>
          <table:table-cell office:value-type="float" office:value="12984" calcext:value-type="float">
            <text:p>12984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Другая</text:p>
          </table:table-cell>
          <table:table-cell office:value-type="float" office:value="12985" calcext:value-type="float">
            <text:p>12985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4_2008_RUS_LV_223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GP)</text:p>
          </table:table-cell>
          <table:table-cell office:value-type="float" office:value="12986" calcext:value-type="float">
            <text:p>1298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ESS_R04_2008_RUS_LV_224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2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26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2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2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3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3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3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3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является сейчас</text:p>
          </table:table-cell>
          <table:table-cell office:value-type="float" office:value="12987" calcext:value-type="float">
            <text:p>1298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ESS_R04_2008_RUS_LV_23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был раньше</text:p>
          </table:table-cell>
          <table:table-cell office:value-type="float" office:value="12988" calcext:value-type="float">
            <text:p>12988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ESS_R04_2008_RUS_LV_23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Нет</text:p>
          </table:table-cell>
          <table:table-cell office:value-type="float" office:value="12989" calcext:value-type="float">
            <text:p>12989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ESS_R04_2008_RUS_LV_23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GP)</text:p>
          </table:table-cell>
          <table:table-cell office:value-type="float" office:value="12990" calcext:value-type="float">
            <text:p>12990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Зарплаты</text:p>
          </table:table-cell>
          <table:table-cell office:value-type="float" office:value="12991" calcext:value-type="float">
            <text:p>12991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индивидуального предпринимательства (кроме фермерства)</text:p>
          </table:table-cell>
          <table:table-cell office:value-type="float" office:value="12992" calcext:value-type="float">
            <text:p>12992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сельскохозяйственной деятельности</text:p>
          </table:table-cell>
          <table:table-cell office:value-type="float" office:value="12993" calcext:value-type="float">
            <text:p>1299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енсии</text:p>
          </table:table-cell>
          <table:table-cell office:value-type="float" office:value="12994" calcext:value-type="float">
            <text:p>12994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собие по безработице или выходное пособие</text:p>
          </table:table-cell>
          <table:table-cell office:value-type="float" office:value="12995" calcext:value-type="float">
            <text:p>12995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ругие социальные пособия или стипендии</text:p>
          </table:table-cell>
          <table:table-cell office:value-type="float" office:value="12996" calcext:value-type="float">
            <text:p>12996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инвестиций, сбережений, страховок или недвижимости</text:p>
          </table:table-cell>
          <table:table-cell office:value-type="float" office:value="12997" calcext:value-type="float">
            <text:p>12997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из других источников</text:p>
          </table:table-cell>
          <table:table-cell office:value-type="float" office:value="12998" calcext:value-type="float">
            <text:p>12998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GP)</text:p>
          </table:table-cell>
          <table:table-cell office:value-type="float" office:value="12999" calcext:value-type="float">
            <text:p>12999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95 Ls и меньше (J)</text:p>
          </table:table-cell>
          <table:table-cell office:value-type="float" office:value="13000" calcext:value-type="float">
            <text:p>13000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96 - 190 (R)</text:p>
          </table:table-cell>
          <table:table-cell office:value-type="float" office:value="13001" calcext:value-type="float">
            <text:p>13001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91 - 280 (C)</text:p>
          </table:table-cell>
          <table:table-cell office:value-type="float" office:value="13002" calcext:value-type="float">
            <text:p>13002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281 - 360 (M)</text:p>
          </table:table-cell>
          <table:table-cell office:value-type="float" office:value="13003" calcext:value-type="float">
            <text:p>13003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361 - 420 (F)</text:p>
          </table:table-cell>
          <table:table-cell office:value-type="float" office:value="13004" calcext:value-type="float">
            <text:p>13004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421 - 480 (S)</text:p>
          </table:table-cell>
          <table:table-cell office:value-type="float" office:value="13005" calcext:value-type="float">
            <text:p>13005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481 - 580 (K)</text:p>
          </table:table-cell>
          <table:table-cell office:value-type="float" office:value="13006" calcext:value-type="float">
            <text:p>13006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581 - 690 (P)</text:p>
          </table:table-cell>
          <table:table-cell office:value-type="float" office:value="13007" calcext:value-type="float">
            <text:p>13007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691 - 1060 (D)</text:p>
          </table:table-cell>
          <table:table-cell office:value-type="float" office:value="13008" calcext:value-type="float">
            <text:p>1300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061 Ls и больше (H)</text:p>
          </table:table-cell>
          <table:table-cell office:value-type="float" office:value="13009" calcext:value-type="float">
            <text:p>13009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3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GP)</text:p>
          </table:table-cell>
          <table:table-cell office:value-type="float" office:value="13010" calcext:value-type="float">
            <text:p>13010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ESS_R04_2008_RUS_LV_234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Живем обеспеченно при нынешнем уровне доходов</text:p>
          </table:table-cell>
          <table:table-cell office:value-type="float" office:value="13011" calcext:value-type="float">
            <text:p>13011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ESS_R04_2008_RUS_LV_234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Справляемся при нынешнем уровне доходов</text:p>
          </table:table-cell>
          <table:table-cell office:value-type="float" office:value="13012" calcext:value-type="float">
            <text:p>13012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ESS_R04_2008_RUS_LV_234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Сложно жить при нынешнем уровне доходов</text:p>
          </table:table-cell>
          <table:table-cell office:value-type="float" office:value="13013" calcext:value-type="float">
            <text:p>13013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ESS_R04_2008_RUS_LV_234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Очень сложно жить при нынешнем уровне доходов</text:p>
          </table:table-cell>
          <table:table-cell office:value-type="float" office:value="13014" calcext:value-type="float">
            <text:p>1301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ESS_R04_2008_RUS_LV_234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GP)</text:p>
          </table:table-cell>
          <table:table-cell office:value-type="float" office:value="13015" calcext:value-type="float">
            <text:p>13015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сложно</text:p>
          </table:table-cell>
          <table:table-cell office:value-type="float" office:value="13016" calcext:value-type="float">
            <text:p>13016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вольно сложно</text:p>
          </table:table-cell>
          <table:table-cell office:value-type="float" office:value="13017" calcext:value-type="float">
            <text:p>13017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Ни сложно, ни просто</text:p>
          </table:table-cell>
          <table:table-cell office:value-type="float" office:value="13018" calcext:value-type="float">
            <text:p>13018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овольно просто</text:p>
          </table:table-cell>
          <table:table-cell office:value-type="float" office:value="13019" calcext:value-type="float">
            <text:p>13019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просто</text:p>
          </table:table-cell>
          <table:table-cell office:value-type="float" office:value="13020" calcext:value-type="float">
            <text:p>1302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GP)</text:p>
          </table:table-cell>
          <table:table-cell office:value-type="float" office:value="13021" calcext:value-type="float">
            <text:p>1302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ESS_R04_2008_RUS_LV_23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РЕСПОНДЕНТ ЖИВЁТ ВМЕСТЕ С ЖЕНОЙ/ МУЖЕМ/ ПАРТНЕРОМ</text:p>
          </table:table-cell>
          <table:table-cell office:value-type="float" office:value="13022" calcext:value-type="float">
            <text:p>13022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ESS_R04_2008_RUS_LV_23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НЕ ЖИВЁТ ВМЕСТЕ С ЖЕНОЙ/ МУЖЕМ/ ПАРТНЕРОМ</text:p>
          </table:table-cell>
          <table:table-cell office:value-type="float" office:value="13023" calcext:value-type="float">
            <text:p>1302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ESS_R04_2008_RUS_LV_23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(GP)</text:p>
          </table:table-cell>
          <table:table-cell office:value-type="float" office:value="13024" calcext:value-type="float">
            <text:p>13024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 учился в школе</text:p>
          </table:table-cell>
          <table:table-cell office:value-type="float" office:value="12918" calcext:value-type="float">
            <text:p>1291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ачальное/ незаконченное основное</text:p>
          </table:table-cell>
          <table:table-cell office:value-type="float" office:value="12919" calcext:value-type="float">
            <text:p>1291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Основное образование</text:p>
          </table:table-cell>
          <table:table-cell office:value-type="float" office:value="12920" calcext:value-type="float">
            <text:p>129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реднее общее</text:p>
          </table:table-cell>
          <table:table-cell office:value-type="float" office:value="12921" calcext:value-type="float">
            <text:p>12921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Основное профессиональное (без среднего)</text:p>
          </table:table-cell>
          <table:table-cell office:value-type="float" office:value="12922" calcext:value-type="float">
            <text:p>1292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реднее профессиональное (профобразование, среднее специальное)</text:p>
          </table:table-cell>
          <table:table-cell office:value-type="float" office:value="12923" calcext:value-type="float">
            <text:p>12923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Высшее образование 1-го уровня (колледж)</text:p>
          </table:table-cell>
          <table:table-cell office:value-type="float" office:value="12924" calcext:value-type="float">
            <text:p>1292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тепень бакалавра (академическая или профессиональная)</text:p>
          </table:table-cell>
          <table:table-cell office:value-type="float" office:value="12925" calcext:value-type="float">
            <text:p>12925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тепень магистра(академическая или профессиональная)</text:p>
          </table:table-cell>
          <table:table-cell office:value-type="float" office:value="12926" calcext:value-type="float">
            <text:p>12926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Высшее образование, полученное в советское время</text:p>
          </table:table-cell>
          <table:table-cell office:value-type="float" office:value="12927" calcext:value-type="float">
            <text:p>1292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тепень доктора</text:p>
          </table:table-cell>
          <table:table-cell office:value-type="float" office:value="12928" calcext:value-type="float">
            <text:p>1292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GP)</text:p>
          </table:table-cell>
          <table:table-cell office:value-type="float" office:value="12929" calcext:value-type="float">
            <text:p>1292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Работал на оплачиваемой работе (в т.ч. в отпуске, командировке) (наемный работник, самозанятой, работал в своем или семейном бизнесе)</text:p>
          </table:table-cell>
          <table:table-cell office:value-type="float" office:value="12945" calcext:value-type="float">
            <text:p>1294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Учился (обучение не оплачивал работодатель), даже если на каникулах</text:p>
          </table:table-cell>
          <table:table-cell office:value-type="float" office:value="12946" calcext:value-type="float">
            <text:p>1294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е работал и активно искал работу</text:p>
          </table:table-cell>
          <table:table-cell office:value-type="float" office:value="12947" calcext:value-type="float">
            <text:p>12947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е работал, хотел работать, но активно не искал работу</text:p>
          </table:table-cell>
          <table:table-cell office:value-type="float" office:value="12948" calcext:value-type="float">
            <text:p>12948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Хронически болен или нетрудоспособен, инвалидность</text:p>
          </table:table-cell>
          <table:table-cell office:value-type="float" office:value="12949" calcext:value-type="float">
            <text:p>1294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а пенсии</text:p>
          </table:table-cell>
          <table:table-cell office:value-type="float" office:value="12950" calcext:value-type="float">
            <text:p>1295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Занимался хозяйством, присматривал за детьми или за другими персонами</text:p>
          </table:table-cell>
          <table:table-cell office:value-type="float" office:value="12951" calcext:value-type="float">
            <text:p>1295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Другое</text:p>
          </table:table-cell>
          <table:table-cell office:value-type="float" office:value="12952" calcext:value-type="float">
            <text:p>1295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GP)</text:p>
          </table:table-cell>
          <table:table-cell office:value-type="float" office:value="12953" calcext:value-type="float">
            <text:p>1295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Работал на оплачиваемой работе (в т.ч. в отпуске, командировке) (наемный работник, самозанятой, работал в своем или семейном бизнесе)</text:p>
          </table:table-cell>
          <table:table-cell office:value-type="float" office:value="12945" calcext:value-type="float">
            <text:p>12945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Учился (обучение не оплачивал работодатель), даже если на каникулах</text:p>
          </table:table-cell>
          <table:table-cell office:value-type="float" office:value="12946" calcext:value-type="float">
            <text:p>1294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Не работал и активно искал работу</text:p>
          </table:table-cell>
          <table:table-cell office:value-type="float" office:value="12947" calcext:value-type="float">
            <text:p>12947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Не работал, хотел работать, но активно не искал работу</text:p>
          </table:table-cell>
          <table:table-cell office:value-type="float" office:value="12948" calcext:value-type="float">
            <text:p>12948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Хронически болен или нетрудоспособен, инвалидность</text:p>
          </table:table-cell>
          <table:table-cell office:value-type="float" office:value="12949" calcext:value-type="float">
            <text:p>1294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На пенсии</text:p>
          </table:table-cell>
          <table:table-cell office:value-type="float" office:value="12950" calcext:value-type="float">
            <text:p>1295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Занимался хозяйством, присматривал за детьми или за другими персонами</text:p>
          </table:table-cell>
          <table:table-cell office:value-type="float" office:value="12951" calcext:value-type="float">
            <text:p>12951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Другое</text:p>
          </table:table-cell>
          <table:table-cell office:value-type="float" office:value="12952" calcext:value-type="float">
            <text:p>12952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39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GP)</text:p>
          </table:table-cell>
          <table:table-cell office:value-type="float" office:value="12953" calcext:value-type="float">
            <text:p>1295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SS_R04_2008_RUS_LV_24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42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4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наемным работником,</text:p>
          </table:table-cell>
          <table:table-cell office:value-type="float" office:value="13025" calcext:value-type="float">
            <text:p>13025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ESS_R04_2008_RUS_LV_24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самозанятым или предпринимателем,</text:p>
          </table:table-cell>
          <table:table-cell office:value-type="float" office:value="13026" calcext:value-type="float">
            <text:p>13026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ESS_R04_2008_RUS_LV_24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или работали в Вашем семейном бизнесе?</text:p>
          </table:table-cell>
          <table:table-cell office:value-type="float" office:value="13027" calcext:value-type="float">
            <text:p>13027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ESS_R04_2008_RUS_LV_24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GP)</text:p>
          </table:table-cell>
          <table:table-cell office:value-type="float" office:value="13028" calcext:value-type="float">
            <text:p>13028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ESS_R04_2008_RUS_LV_244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4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5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46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Он / она не имеет на это никакого влияния</text:p>
          </table:table-cell>
          <table:table-cell office:value-type="float" office:value="13029" calcext:value-type="float">
            <text:p>13029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13030" calcext:value-type="float">
            <text:p>13030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13031" calcext:value-type="float">
            <text:p>13031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13032" calcext:value-type="float">
            <text:p>1303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13033" calcext:value-type="float">
            <text:p>13033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13034" calcext:value-type="float">
            <text:p>13034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13035" calcext:value-type="float">
            <text:p>13035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13036" calcext:value-type="float">
            <text:p>13036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13037" calcext:value-type="float">
            <text:p>13037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13038" calcext:value-type="float">
            <text:p>1303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Он / она имеет полный контроль</text:p>
          </table:table-cell>
          <table:table-cell office:value-type="float" office:value="13039" calcext:value-type="float">
            <text:p>13039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7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GP)</text:p>
          </table:table-cell>
          <table:table-cell office:value-type="float" office:value="13040" calcext:value-type="float">
            <text:p>13040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Он / она не имеет на это никакого влияния</text:p>
          </table:table-cell>
          <table:table-cell office:value-type="float" office:value="13029" calcext:value-type="float">
            <text:p>13029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13030" calcext:value-type="float">
            <text:p>13030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13031" calcext:value-type="float">
            <text:p>13031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13032" calcext:value-type="float">
            <text:p>1303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13033" calcext:value-type="float">
            <text:p>13033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13034" calcext:value-type="float">
            <text:p>13034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13035" calcext:value-type="float">
            <text:p>13035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13036" calcext:value-type="float">
            <text:p>13036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13037" calcext:value-type="float">
            <text:p>13037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13038" calcext:value-type="float">
            <text:p>1303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Он / она имеет полный контроль</text:p>
          </table:table-cell>
          <table:table-cell office:value-type="float" office:value="13039" calcext:value-type="float">
            <text:p>13039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8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GP)</text:p>
          </table:table-cell>
          <table:table-cell office:value-type="float" office:value="13040" calcext:value-type="float">
            <text:p>13040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ESS_R04_2008_RUS_LV_249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 учился в школе</text:p>
          </table:table-cell>
          <table:table-cell office:value-type="float" office:value="12918" calcext:value-type="float">
            <text:p>1291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ачальное/ незаконченное основное</text:p>
          </table:table-cell>
          <table:table-cell office:value-type="float" office:value="12919" calcext:value-type="float">
            <text:p>1291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Основное образование</text:p>
          </table:table-cell>
          <table:table-cell office:value-type="float" office:value="12920" calcext:value-type="float">
            <text:p>129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реднее общее</text:p>
          </table:table-cell>
          <table:table-cell office:value-type="float" office:value="12921" calcext:value-type="float">
            <text:p>12921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Основное профессиональное (без среднего)</text:p>
          </table:table-cell>
          <table:table-cell office:value-type="float" office:value="12922" calcext:value-type="float">
            <text:p>1292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реднее профессиональное (профобразование, среднее специальное)</text:p>
          </table:table-cell>
          <table:table-cell office:value-type="float" office:value="12923" calcext:value-type="float">
            <text:p>12923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Высшее образование 1-го уровня (колледж)</text:p>
          </table:table-cell>
          <table:table-cell office:value-type="float" office:value="12924" calcext:value-type="float">
            <text:p>1292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тепень бакалавра (академическая или профессиональная)</text:p>
          </table:table-cell>
          <table:table-cell office:value-type="float" office:value="12925" calcext:value-type="float">
            <text:p>12925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тепень магистра(академическая или профессиональная)</text:p>
          </table:table-cell>
          <table:table-cell office:value-type="float" office:value="12926" calcext:value-type="float">
            <text:p>12926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Высшее образование, полученное в советское время</text:p>
          </table:table-cell>
          <table:table-cell office:value-type="float" office:value="12927" calcext:value-type="float">
            <text:p>1292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тепень доктора</text:p>
          </table:table-cell>
          <table:table-cell office:value-type="float" office:value="12928" calcext:value-type="float">
            <text:p>1292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GP)</text:p>
          </table:table-cell>
          <table:table-cell office:value-type="float" office:value="12929" calcext:value-type="float">
            <text:p>1292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аемный работник</text:p>
          </table:table-cell>
          <table:table-cell office:value-type="float" office:value="13041" calcext:value-type="float">
            <text:p>13041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ESS_R04_2008_RUS_LV_25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Самозанятой или предприниматель</text:p>
          </table:table-cell>
          <table:table-cell office:value-type="float" office:value="13042" calcext:value-type="float">
            <text:p>13042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ESS_R04_2008_RUS_LV_25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е работал</text:p>
          </table:table-cell>
          <table:table-cell office:value-type="float" office:value="13043" calcext:value-type="float">
            <text:p>13043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ESS_R04_2008_RUS_LV_25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Отец умер/ не проживал вместе с респондентом, когда респонденту было 14</text:p>
          </table:table-cell>
          <table:table-cell office:value-type="float" office:value="13044" calcext:value-type="float">
            <text:p>13044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ESS_R04_2008_RUS_LV_251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GP)</text:p>
          </table:table-cell>
          <table:table-cell office:value-type="float" office:value="13045" calcext:value-type="float">
            <text:p>13045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ESS_R04_2008_RUS_LV_25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исколько</text:p>
          </table:table-cell>
          <table:table-cell office:value-type="float" office:value="13046" calcext:value-type="float">
            <text:p>13046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От 1 до 24</text:p>
          </table:table-cell>
          <table:table-cell office:value-type="float" office:value="13047" calcext:value-type="float">
            <text:p>13047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или больше</text:p>
          </table:table-cell>
          <table:table-cell office:value-type="float" office:value="13048" calcext:value-type="float">
            <text:p>13048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2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GP)</text:p>
          </table:table-cell>
          <table:table-cell office:value-type="float" office:value="13049" calcext:value-type="float">
            <text:p>13049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3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4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55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 учился в школе</text:p>
          </table:table-cell>
          <table:table-cell office:value-type="float" office:value="12918" calcext:value-type="float">
            <text:p>1291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ачальное/ незаконченное основное</text:p>
          </table:table-cell>
          <table:table-cell office:value-type="float" office:value="12919" calcext:value-type="float">
            <text:p>1291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Основное образование</text:p>
          </table:table-cell>
          <table:table-cell office:value-type="float" office:value="12920" calcext:value-type="float">
            <text:p>1292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реднее общее</text:p>
          </table:table-cell>
          <table:table-cell office:value-type="float" office:value="12921" calcext:value-type="float">
            <text:p>12921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Основное профессиональное (без среднего)</text:p>
          </table:table-cell>
          <table:table-cell office:value-type="float" office:value="12922" calcext:value-type="float">
            <text:p>1292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реднее профессиональное (профобразование, среднее специальное)</text:p>
          </table:table-cell>
          <table:table-cell office:value-type="float" office:value="12923" calcext:value-type="float">
            <text:p>12923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Высшее образование 1-го уровня (колледж)</text:p>
          </table:table-cell>
          <table:table-cell office:value-type="float" office:value="12924" calcext:value-type="float">
            <text:p>1292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тепень бакалавра (академическая или профессиональная)</text:p>
          </table:table-cell>
          <table:table-cell office:value-type="float" office:value="12925" calcext:value-type="float">
            <text:p>12925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тепень магистра(академическая или профессиональная)</text:p>
          </table:table-cell>
          <table:table-cell office:value-type="float" office:value="12926" calcext:value-type="float">
            <text:p>12926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Высшее образование, полученное в советское время</text:p>
          </table:table-cell>
          <table:table-cell office:value-type="float" office:value="12927" calcext:value-type="float">
            <text:p>12927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тепень доктора</text:p>
          </table:table-cell>
          <table:table-cell office:value-type="float" office:value="12928" calcext:value-type="float">
            <text:p>1292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GP)</text:p>
          </table:table-cell>
          <table:table-cell office:value-type="float" office:value="12929" calcext:value-type="float">
            <text:p>12929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ESS_R04_2008_RUS_LV_25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Была наемным работником</text:p>
          </table:table-cell>
          <table:table-cell office:value-type="float" office:value="13050" calcext:value-type="float">
            <text:p>13050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SS_R04_2008_RUS_LV_25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Cамозанятая или предприниматель</text:p>
          </table:table-cell>
          <table:table-cell office:value-type="float" office:value="13051" calcext:value-type="float">
            <text:p>13051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SS_R04_2008_RUS_LV_25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е работала</text:p>
          </table:table-cell>
          <table:table-cell office:value-type="float" office:value="13052" calcext:value-type="float">
            <text:p>13052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SS_R04_2008_RUS_LV_25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Мать умерла/отсутствовала когда респонденту было 14 лет)</text:p>
          </table:table-cell>
          <table:table-cell office:value-type="float" office:value="13053" calcext:value-type="float">
            <text:p>13053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SS_R04_2008_RUS_LV_257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GP)</text:p>
          </table:table-cell>
          <table:table-cell office:value-type="float" office:value="13054" calcext:value-type="float">
            <text:p>13054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SS_R04_2008_RUS_LV_25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Нисколько</text:p>
          </table:table-cell>
          <table:table-cell office:value-type="float" office:value="13046" calcext:value-type="float">
            <text:p>13046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От 1 до 24</text:p>
          </table:table-cell>
          <table:table-cell office:value-type="float" office:value="13047" calcext:value-type="float">
            <text:p>13047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или больше</text:p>
          </table:table-cell>
          <table:table-cell office:value-type="float" office:value="13048" calcext:value-type="float">
            <text:p>13048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8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GP)</text:p>
          </table:table-cell>
          <table:table-cell office:value-type="float" office:value="13049" calcext:value-type="float">
            <text:p>13049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ESS_R04_2008_RUS_LV_25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59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0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6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ВПИШИТЕ)</text:p>
          </table:table-cell>
          <table:table-cell office:value-type="float" office:value="11390" calcext:value-type="float">
            <text:p>1139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4_2008_RUS_LV_26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2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енат/ замужем</text:p>
          </table:table-cell>
          <table:table-cell office:value-type="float" office:value="13055" calcext:value-type="float">
            <text:p>13055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ивем отдельно, но не разведены</text:p>
          </table:table-cell>
          <table:table-cell office:value-type="float" office:value="13056" calcext:value-type="float">
            <text:p>13056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Разведен/ разведена</text:p>
          </table:table-cell>
          <table:table-cell office:value-type="float" office:value="13057" calcext:value-type="float">
            <text:p>13057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Вдовец/ вдова</text:p>
          </table:table-cell>
          <table:table-cell office:value-type="float" office:value="13058" calcext:value-type="float">
            <text:p>1305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Никогда не был женат/ не была замужем</text:p>
          </table:table-cell>
          <table:table-cell office:value-type="float" office:value="13059" calcext:value-type="float">
            <text:p>13059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Отказ</text:p>
          </table:table-cell>
          <table:table-cell office:value-type="float" office:value="13060" calcext:value-type="float">
            <text:p>13060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4_2008_RUS_LV_263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GP)</text:p>
          </table:table-cell>
          <table:table-cell office:value-type="float" office:value="13061" calcext:value-type="float">
            <text:p>13061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ESS_R04_2008_RUS_LV_26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4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5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6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7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8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69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0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Да</text:p>
          </table:table-cell>
          <table:table-cell office:value-type="float" office:value="12355" calcext:value-type="float">
            <text:p>12355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Нет</text:p>
          </table:table-cell>
          <table:table-cell office:value-type="float" office:value="12356" calcext:value-type="float">
            <text:p>12356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1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GP)</text:p>
          </table:table-cell>
          <table:table-cell office:value-type="float" office:value="12357" calcext:value-type="float">
            <text:p>1235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Нисколько</text:p>
          </table:table-cell>
          <table:table-cell office:value-type="float" office:value="13062" calcext:value-type="float">
            <text:p>13062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Меньше, чем ½ часа</text:p>
          </table:table-cell>
          <table:table-cell office:value-type="float" office:value="13063" calcext:value-type="float">
            <text:p>13063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½ часа, до 1-го часа</text:p>
          </table:table-cell>
          <table:table-cell office:value-type="float" office:value="13064" calcext:value-type="float">
            <text:p>13064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Больше 1-го часа, до 1 ½ часов</text:p>
          </table:table-cell>
          <table:table-cell office:value-type="float" office:value="13065" calcext:value-type="float">
            <text:p>13065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Больше чем 1½ часа, до 2-х часов</text:p>
          </table:table-cell>
          <table:table-cell office:value-type="float" office:value="13066" calcext:value-type="float">
            <text:p>13066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Больше чем 2 часа, до 2½ часов</text:p>
          </table:table-cell>
          <table:table-cell office:value-type="float" office:value="13067" calcext:value-type="float">
            <text:p>13067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Больше чем 2½ часа, до 3-х часов</text:p>
          </table:table-cell>
          <table:table-cell office:value-type="float" office:value="13068" calcext:value-type="float">
            <text:p>1306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Больше 3-х часов</text:p>
          </table:table-cell>
          <table:table-cell office:value-type="float" office:value="13069" calcext:value-type="float">
            <text:p>13069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GP)</text:p>
          </table:table-cell>
          <table:table-cell office:value-type="float" office:value="13070" calcext:value-type="float">
            <text:p>13070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Нисколько</text:p>
          </table:table-cell>
          <table:table-cell office:value-type="float" office:value="13062" calcext:value-type="float">
            <text:p>13062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Меньше, чем ½ часа</text:p>
          </table:table-cell>
          <table:table-cell office:value-type="float" office:value="13063" calcext:value-type="float">
            <text:p>13063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½ часа, до 1-го часа</text:p>
          </table:table-cell>
          <table:table-cell office:value-type="float" office:value="13064" calcext:value-type="float">
            <text:p>13064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Больше 1-го часа, до 1 ½ часов</text:p>
          </table:table-cell>
          <table:table-cell office:value-type="float" office:value="13065" calcext:value-type="float">
            <text:p>13065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Больше чем 1½ часа, до 2-х часов</text:p>
          </table:table-cell>
          <table:table-cell office:value-type="float" office:value="13066" calcext:value-type="float">
            <text:p>13066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Больше чем 2 часа, до 2½ часов</text:p>
          </table:table-cell>
          <table:table-cell office:value-type="float" office:value="13067" calcext:value-type="float">
            <text:p>13067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Больше чем 2½ часа, до 3-х часов</text:p>
          </table:table-cell>
          <table:table-cell office:value-type="float" office:value="13068" calcext:value-type="float">
            <text:p>1306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Больше 3-х часов</text:p>
          </table:table-cell>
          <table:table-cell office:value-type="float" office:value="13069" calcext:value-type="float">
            <text:p>13069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GP)</text:p>
          </table:table-cell>
          <table:table-cell office:value-type="float" office:value="13070" calcext:value-type="float">
            <text:p>13070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Нисколько</text:p>
          </table:table-cell>
          <table:table-cell office:value-type="float" office:value="13062" calcext:value-type="float">
            <text:p>13062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Меньше, чем ½ часа</text:p>
          </table:table-cell>
          <table:table-cell office:value-type="float" office:value="13063" calcext:value-type="float">
            <text:p>13063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½ часа, до 1-го часа</text:p>
          </table:table-cell>
          <table:table-cell office:value-type="float" office:value="13064" calcext:value-type="float">
            <text:p>13064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Больше 1-го часа, до 1 ½ часов</text:p>
          </table:table-cell>
          <table:table-cell office:value-type="float" office:value="13065" calcext:value-type="float">
            <text:p>13065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Больше чем 1½ часа, до 2-х часов</text:p>
          </table:table-cell>
          <table:table-cell office:value-type="float" office:value="13066" calcext:value-type="float">
            <text:p>13066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Больше чем 2 часа, до 2½ часов</text:p>
          </table:table-cell>
          <table:table-cell office:value-type="float" office:value="13067" calcext:value-type="float">
            <text:p>13067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Больше чем 2½ часа, до 3-х часов</text:p>
          </table:table-cell>
          <table:table-cell office:value-type="float" office:value="13068" calcext:value-type="float">
            <text:p>1306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Больше 3-х часов</text:p>
          </table:table-cell>
          <table:table-cell office:value-type="float" office:value="13069" calcext:value-type="float">
            <text:p>13069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GP)</text:p>
          </table:table-cell>
          <table:table-cell office:value-type="float" office:value="13070" calcext:value-type="float">
            <text:p>13070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Нужно быть очень осторожным</text:p>
          </table:table-cell>
          <table:table-cell office:value-type="float" office:value="13071" calcext:value-type="float">
            <text:p>13071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2" calcext:value-type="float">
            <text:p>13072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3" calcext:value-type="float">
            <text:p>13073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4" calcext:value-type="float">
            <text:p>13074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5" calcext:value-type="float">
            <text:p>13075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6" calcext:value-type="float">
            <text:p>13076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7" calcext:value-type="float">
            <text:p>13077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8" calcext:value-type="float">
            <text:p>13078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79" calcext:value-type="float">
            <text:p>13079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13080" calcext:value-type="float">
            <text:p>13080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13081" calcext:value-type="float">
            <text:p>13081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GP)</text:p>
          </table:table-cell>
          <table:table-cell office:value-type="float" office:value="13082" calcext:value-type="float">
            <text:p>13082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пытались бы меня использовать</text:p>
          </table:table-cell>
          <table:table-cell office:value-type="float" office:value="13083" calcext:value-type="float">
            <text:p>1308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84" calcext:value-type="float">
            <text:p>13084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85" calcext:value-type="float">
            <text:p>13085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86" calcext:value-type="float">
            <text:p>13086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87" calcext:value-type="float">
            <text:p>13087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88" calcext:value-type="float">
            <text:p>1308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89" calcext:value-type="float">
            <text:p>13089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90" calcext:value-type="float">
            <text:p>13090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91" calcext:value-type="float">
            <text:p>13091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13092" calcext:value-type="float">
            <text:p>13092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Старались бы быть честными</text:p>
          </table:table-cell>
          <table:table-cell office:value-type="float" office:value="13093" calcext:value-type="float">
            <text:p>13093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GP)</text:p>
          </table:table-cell>
          <table:table-cell office:value-type="float" office:value="13094" calcext:value-type="float">
            <text:p>13094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е</text:p>
          </table:table-cell>
          <table:table-cell office:value-type="float" office:value="13095" calcext:value-type="float">
            <text:p>13095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096" calcext:value-type="float">
            <text:p>13096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097" calcext:value-type="float">
            <text:p>13097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098" calcext:value-type="float">
            <text:p>13098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099" calcext:value-type="float">
            <text:p>13099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100" calcext:value-type="float">
            <text:p>13100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101" calcext:value-type="float">
            <text:p>13101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102" calcext:value-type="float">
            <text:p>13102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103" calcext:value-type="float">
            <text:p>13103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13104" calcext:value-type="float">
            <text:p>13104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е</text:p>
          </table:table-cell>
          <table:table-cell office:value-type="float" office:value="13105" calcext:value-type="float">
            <text:p>13105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GP)</text:p>
          </table:table-cell>
          <table:table-cell office:value-type="float" office:value="13106" calcext:value-type="float">
            <text:p>13106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Очень нe удовлетворен</text:p>
          </table:table-cell>
          <table:table-cell office:value-type="float" office:value="13107" calcext:value-type="float">
            <text:p>13107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08" calcext:value-type="float">
            <text:p>13108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09" calcext:value-type="float">
            <text:p>13109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10" calcext:value-type="float">
            <text:p>13110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11" calcext:value-type="float">
            <text:p>13111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12" calcext:value-type="float">
            <text:p>13112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13" calcext:value-type="float">
            <text:p>13113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14" calcext:value-type="float">
            <text:p>13114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15" calcext:value-type="float">
            <text:p>13115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13116" calcext:value-type="float">
            <text:p>13116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3117" calcext:value-type="float">
            <text:p>13117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GP)</text:p>
          </table:table-cell>
          <table:table-cell office:value-type="float" office:value="13118" calcext:value-type="float">
            <text:p>13118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Очень нe удовлетворен</text:p>
          </table:table-cell>
          <table:table-cell office:value-type="float" office:value="13119" calcext:value-type="float">
            <text:p>13119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0" calcext:value-type="float">
            <text:p>13120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1" calcext:value-type="float">
            <text:p>13121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2" calcext:value-type="float">
            <text:p>13122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3" calcext:value-type="float">
            <text:p>13123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4" calcext:value-type="float">
            <text:p>13124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5" calcext:value-type="float">
            <text:p>13125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6" calcext:value-type="float">
            <text:p>13126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7" calcext:value-type="float">
            <text:p>13127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13128" calcext:value-type="float">
            <text:p>1312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3129" calcext:value-type="float">
            <text:p>13129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GP)</text:p>
          </table:table-cell>
          <table:table-cell office:value-type="float" office:value="13130" calcext:value-type="float">
            <text:p>13130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Очень нe удовлетворен</text:p>
          </table:table-cell>
          <table:table-cell office:value-type="float" office:value="13131" calcext:value-type="float">
            <text:p>1313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2" calcext:value-type="float">
            <text:p>1313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3" calcext:value-type="float">
            <text:p>1313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4" calcext:value-type="float">
            <text:p>13134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5" calcext:value-type="float">
            <text:p>1313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6" calcext:value-type="float">
            <text:p>13136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7" calcext:value-type="float">
            <text:p>13137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8" calcext:value-type="float">
            <text:p>13138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39" calcext:value-type="float">
            <text:p>13139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13140" calcext:value-type="float">
            <text:p>13140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Очень удовлетворен</text:p>
          </table:table-cell>
          <table:table-cell office:value-type="float" office:value="13141" calcext:value-type="float">
            <text:p>13141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GP)</text:p>
          </table:table-cell>
          <table:table-cell office:value-type="float" office:value="13142" calcext:value-type="float">
            <text:p>1314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Согласен</text:p>
          </table:table-cell>
          <table:table-cell office:value-type="float" office:value="13144" calcext:value-type="float">
            <text:p>13144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Ни согласен, ни не согласен</text:p>
          </table:table-cell>
          <table:table-cell office:value-type="float" office:value="13145" calcext:value-type="float">
            <text:p>1314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Не согласен</text:p>
          </table:table-cell>
          <table:table-cell office:value-type="float" office:value="13146" calcext:value-type="float">
            <text:p>13146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Полностью не согласен</text:p>
          </table:table-cell>
          <table:table-cell office:value-type="float" office:value="13147" calcext:value-type="float">
            <text:p>13147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GP)</text:p>
          </table:table-cell>
          <table:table-cell office:value-type="float" office:value="13148" calcext:value-type="float">
            <text:p>1314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3149" calcext:value-type="float">
            <text:p>13149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0" calcext:value-type="float">
            <text:p>13150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1" calcext:value-type="float">
            <text:p>13151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2" calcext:value-type="float">
            <text:p>13152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3" calcext:value-type="float">
            <text:p>13153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4" calcext:value-type="float">
            <text:p>13154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5" calcext:value-type="float">
            <text:p>13155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6" calcext:value-type="float">
            <text:p>13156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7" calcext:value-type="float">
            <text:p>13157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13158" calcext:value-type="float">
            <text:p>1315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159" calcext:value-type="float">
            <text:p>13159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GP)</text:p>
          </table:table-cell>
          <table:table-cell office:value-type="float" office:value="13160" calcext:value-type="float">
            <text:p>13160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3161" calcext:value-type="float">
            <text:p>13161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2" calcext:value-type="float">
            <text:p>13162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3" calcext:value-type="float">
            <text:p>13163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4" calcext:value-type="float">
            <text:p>13164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5" calcext:value-type="float">
            <text:p>13165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6" calcext:value-type="float">
            <text:p>13166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7" calcext:value-type="float">
            <text:p>13167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8" calcext:value-type="float">
            <text:p>13168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69" calcext:value-type="float">
            <text:p>13169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13170" calcext:value-type="float">
            <text:p>13170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171" calcext:value-type="float">
            <text:p>13171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GP)</text:p>
          </table:table-cell>
          <table:table-cell office:value-type="float" office:value="13172" calcext:value-type="float">
            <text:p>13172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3173" calcext:value-type="float">
            <text:p>1317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74" calcext:value-type="float">
            <text:p>1317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75" calcext:value-type="float">
            <text:p>13175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76" calcext:value-type="float">
            <text:p>13176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77" calcext:value-type="float">
            <text:p>13177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78" calcext:value-type="float">
            <text:p>1317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79" calcext:value-type="float">
            <text:p>13179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80" calcext:value-type="float">
            <text:p>1318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81" calcext:value-type="float">
            <text:p>13181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13182" calcext:value-type="float">
            <text:p>1318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183" calcext:value-type="float">
            <text:p>1318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GP)</text:p>
          </table:table-cell>
          <table:table-cell office:value-type="float" office:value="13184" calcext:value-type="float">
            <text:p>1318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ESS_R04_2008_RUS_LV_28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(ВПИШИТЕ)</text:p>
          </table:table-cell>
          <table:table-cell office:value-type="float" office:value="13185" calcext:value-type="float">
            <text:p>13185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28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(GP)</text:p>
          </table:table-cell>
          <table:table-cell office:value-type="float" office:value="13186" calcext:value-type="float">
            <text:p>1318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ESS_R04_2008_RUS_LV_28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Определенно дожно</text:p>
          </table:table-cell>
          <table:table-cell office:value-type="float" office:value="13187" calcext:value-type="float">
            <text:p>13187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Возможно должно</text:p>
          </table:table-cell>
          <table:table-cell office:value-type="float" office:value="13188" calcext:value-type="float">
            <text:p>1318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Нет предпочтения</text:p>
          </table:table-cell>
          <table:table-cell office:value-type="float" office:value="13189" calcext:value-type="float">
            <text:p>13189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Возможно не должно</text:p>
          </table:table-cell>
          <table:table-cell office:value-type="float" office:value="13190" calcext:value-type="float">
            <text:p>1319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<text:s/>Определенно не должно</text:p>
          </table:table-cell>
          <table:table-cell office:value-type="float" office:value="13191" calcext:value-type="float">
            <text:p>13191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7</text:p>
          </table:table-cell>
          <table:table-cell office:value-type="string" calcext:value-type="string">
            <text:p>HS10</text:p>
          </table:table-cell>
          <table:table-cell office:value-type="string" calcext:value-type="string">
            <text:p>(GP)</text:p>
          </table:table-cell>
          <table:table-cell office:value-type="float" office:value="13192" calcext:value-type="float">
            <text:p>13192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Определенно дожно</text:p>
          </table:table-cell>
          <table:table-cell office:value-type="float" office:value="13187" calcext:value-type="float">
            <text:p>13187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Возможно должно</text:p>
          </table:table-cell>
          <table:table-cell office:value-type="float" office:value="13188" calcext:value-type="float">
            <text:p>1318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Нет предпочтения</text:p>
          </table:table-cell>
          <table:table-cell office:value-type="float" office:value="13189" calcext:value-type="float">
            <text:p>13189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Возможно не должно</text:p>
          </table:table-cell>
          <table:table-cell office:value-type="float" office:value="13190" calcext:value-type="float">
            <text:p>1319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<text:s/>Определенно не должно</text:p>
          </table:table-cell>
          <table:table-cell office:value-type="float" office:value="13191" calcext:value-type="float">
            <text:p>13191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8</text:p>
          </table:table-cell>
          <table:table-cell office:value-type="string" calcext:value-type="string">
            <text:p>HS11</text:p>
          </table:table-cell>
          <table:table-cell office:value-type="string" calcext:value-type="string">
            <text:p>(GP)</text:p>
          </table:table-cell>
          <table:table-cell office:value-type="float" office:value="13192" calcext:value-type="float">
            <text:p>13192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Определенно дожно</text:p>
          </table:table-cell>
          <table:table-cell office:value-type="float" office:value="13187" calcext:value-type="float">
            <text:p>13187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Возможно должно</text:p>
          </table:table-cell>
          <table:table-cell office:value-type="float" office:value="13188" calcext:value-type="float">
            <text:p>1318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Нет предпочтения</text:p>
          </table:table-cell>
          <table:table-cell office:value-type="float" office:value="13189" calcext:value-type="float">
            <text:p>13189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Возможно не должно</text:p>
          </table:table-cell>
          <table:table-cell office:value-type="float" office:value="13190" calcext:value-type="float">
            <text:p>1319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<text:s/>Определенно не должно</text:p>
          </table:table-cell>
          <table:table-cell office:value-type="float" office:value="13191" calcext:value-type="float">
            <text:p>13191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89</text:p>
          </table:table-cell>
          <table:table-cell office:value-type="string" calcext:value-type="string">
            <text:p>HS12</text:p>
          </table:table-cell>
          <table:table-cell office:value-type="string" calcext:value-type="string">
            <text:p>(GP)</text:p>
          </table:table-cell>
          <table:table-cell office:value-type="float" office:value="13192" calcext:value-type="float">
            <text:p>13192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Нисколько</text:p>
          </table:table-cell>
          <table:table-cell office:value-type="float" office:value="13193" calcext:value-type="float">
            <text:p>13193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Очень мало времени</text:p>
          </table:table-cell>
          <table:table-cell office:value-type="float" office:value="13194" calcext:value-type="float">
            <text:p>1319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Мало времени</text:p>
          </table:table-cell>
          <table:table-cell office:value-type="float" office:value="13195" calcext:value-type="float">
            <text:p>1319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3196" calcext:value-type="float">
            <text:p>13196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3197" calcext:value-type="float">
            <text:p>13197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3198" calcext:value-type="float">
            <text:p>1319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3199" calcext:value-type="float">
            <text:p>13199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(GP)</text:p>
          </table:table-cell>
          <table:table-cell office:value-type="float" office:value="13200" calcext:value-type="float">
            <text:p>13200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Нисколько</text:p>
          </table:table-cell>
          <table:table-cell office:value-type="float" office:value="13193" calcext:value-type="float">
            <text:p>13193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Очень мало времени</text:p>
          </table:table-cell>
          <table:table-cell office:value-type="float" office:value="13194" calcext:value-type="float">
            <text:p>1319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Мало времени</text:p>
          </table:table-cell>
          <table:table-cell office:value-type="float" office:value="13195" calcext:value-type="float">
            <text:p>1319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3196" calcext:value-type="float">
            <text:p>13196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3197" calcext:value-type="float">
            <text:p>13197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3198" calcext:value-type="float">
            <text:p>1319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3199" calcext:value-type="float">
            <text:p>13199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(GP)</text:p>
          </table:table-cell>
          <table:table-cell office:value-type="float" office:value="13200" calcext:value-type="float">
            <text:p>13200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Нисколько</text:p>
          </table:table-cell>
          <table:table-cell office:value-type="float" office:value="13193" calcext:value-type="float">
            <text:p>13193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Очень мало времени</text:p>
          </table:table-cell>
          <table:table-cell office:value-type="float" office:value="13194" calcext:value-type="float">
            <text:p>13194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Мало времени</text:p>
          </table:table-cell>
          <table:table-cell office:value-type="float" office:value="13195" calcext:value-type="float">
            <text:p>1319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Некоторое время</text:p>
          </table:table-cell>
          <table:table-cell office:value-type="float" office:value="13196" calcext:value-type="float">
            <text:p>13196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Довольно много времени</text:p>
          </table:table-cell>
          <table:table-cell office:value-type="float" office:value="13197" calcext:value-type="float">
            <text:p>13197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Много времени</text:p>
          </table:table-cell>
          <table:table-cell office:value-type="float" office:value="13198" calcext:value-type="float">
            <text:p>1319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<text:s/>Очень много времени</text:p>
          </table:table-cell>
          <table:table-cell office:value-type="float" office:value="13199" calcext:value-type="float">
            <text:p>13199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(GP)</text:p>
          </table:table-cell>
          <table:table-cell office:value-type="float" office:value="13200" calcext:value-type="float">
            <text:p>13200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3201" calcext:value-type="float">
            <text:p>13201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3202" calcext:value-type="float">
            <text:p>1320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3203" calcext:value-type="float">
            <text:p>13203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3204" calcext:value-type="float">
            <text:p>13204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NaN</text:p>
          </table:table-cell>
          <table:table-cell office:value-type="float" office:value="13205" calcext:value-type="float">
            <text:p>13205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206" calcext:value-type="float">
            <text:p>13206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4_2008_RUS_LV_293</text:p>
          </table:table-cell>
          <table:table-cell office:value-type="string" calcext:value-type="string">
            <text:p>HS16</text:p>
          </table:table-cell>
          <table:table-cell office:value-type="string" calcext:value-type="string">
            <text:p>(GP)</text:p>
          </table:table-cell>
          <table:table-cell office:value-type="float" office:value="13207" calcext:value-type="float">
            <text:p>13207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3208" calcext:value-type="float">
            <text:p>1320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3209" calcext:value-type="float">
            <text:p>13209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3210" calcext:value-type="float">
            <text:p>13210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3211" calcext:value-type="float">
            <text:p>13211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NaN</text:p>
          </table:table-cell>
          <table:table-cell office:value-type="float" office:value="13212" calcext:value-type="float">
            <text:p>13212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213" calcext:value-type="float">
            <text:p>13213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4_2008_RUS_LV_294</text:p>
          </table:table-cell>
          <table:table-cell office:value-type="string" calcext:value-type="string">
            <text:p>HS17</text:p>
          </table:table-cell>
          <table:table-cell office:value-type="string" calcext:value-type="string">
            <text:p>(GP)</text:p>
          </table:table-cell>
          <table:table-cell office:value-type="float" office:value="13214" calcext:value-type="float">
            <text:p>13214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13215" calcext:value-type="float">
            <text:p>13215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3216" calcext:value-type="float">
            <text:p>13216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3217" calcext:value-type="float">
            <text:p>13217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3218" calcext:value-type="float">
            <text:p>13218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NaN</text:p>
          </table:table-cell>
          <table:table-cell office:value-type="float" office:value="13219" calcext:value-type="float">
            <text:p>13219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13220" calcext:value-type="float">
            <text:p>13220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4_2008_RUS_LV_295</text:p>
          </table:table-cell>
          <table:table-cell office:value-type="string" calcext:value-type="string">
            <text:p>HS18</text:p>
          </table:table-cell>
          <table:table-cell office:value-type="string" calcext:value-type="string">
            <text:p>(GP)</text:p>
          </table:table-cell>
          <table:table-cell office:value-type="float" office:value="13221" calcext:value-type="float">
            <text:p>13221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ESS_R04_2008_RUS_LV_296</text:p>
          </table:table-cell>
          <table:table-cell office:value-type="string" calcext:value-type="string">
            <text:p>HS19</text:p>
          </table:table-cell>
          <table:table-cell office:value-type="string" calcext:value-type="string">
            <text:p><text:s/>Полностью согласен</text:p>
          </table:table-cell>
          <table:table-cell office:value-type="float" office:value="13143" calcext:value-type="float">
            <text:p>13143</text:p>
          </table:table-cell>
          <table:table-cell office:value-type="float" office:value="1665" calcext:value-type="float">
            <text:p>1665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LV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мы хотели бы задать Вам несколько вопросов о политике и правительстве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ESS_R04_2008_RUS_LV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несколько вопросов о Вас и вашей жизни.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SS_R04_2008_RUS_LV_14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мы хотим задать Вам несколько вопросов на тему возраста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4_2008_RUS_LV_19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мы хотели бы задать Вам несколько вопросов о Вас и других членах Вашего домохозяйства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4_2008_RUS_LV_277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В политике иногда говорят о левых и правых.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При обсуждении политики часто говорят о левых и правых.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4_2008_RUS_LV_306</text:p>
          </table:table-cell>
          <table:table-cell office:value-type="string" calcext:value-type="string">
            <text:p>HS28</text:p>
          </table:table-cell>
          <table:table-cell office:value-type="string" calcext:value-type="string">
            <text:p>Теперь несколько вопросов о политике и правительстве.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При обсуждении политики часто говорят о левых и правых.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4_2008_RUS_LV_319</text:p>
          </table:table-cell>
          <table:table-cell office:value-type="string" calcext:value-type="string">
            <text:p>HS7</text:p>
          </table:table-cell>
          <table:table-cell office:value-type="string" calcext:value-type="string">
            <text:p>Теперь несколько вопросов о политике и правительстве.</text:p>
          </table:table-cell>
          <table:table-cell office:value-type="float" office:value="274" calcext:value-type="float">
            <text:p>274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LV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Используйте, пожалуйста, карточку.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ESS_R04_2008_RUS_LV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спользуйте эту карточку.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ESS_R04_2008_RUS_LV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Используйте эту карточку.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ESS_R04_2008_RUS_LV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4_2008_RUS_LV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4_2008_RUS_LV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нова используйте эту карточку.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ESS_R04_2008_RUS_LV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СПРАШИВАЙТЕ ВСЕХ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ESS_R04_2008_RUS_LV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ОТМЕТЬТЕ ВСЕ НАЗВАННЫЕ ОТВЕТЫ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ESS_R04_2008_RUS_LV_83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120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Используйте ту же карточку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ESS_R04_2008_RUS_LV_12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ДИН ОТВЕТ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ESS_R04_2008_RUS_LV_12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ОТМЕТЬТЕ ОДИН ОТВЕТ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ESS_R04_2008_RUS_LV_126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ОДИН ОТВЕТ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ESS_R04_2008_RUS_LV_127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ОДИН ОТВЕТ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ESS_R04_2008_RUS_LV_134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ОДИН ОТВЕТ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ESS_R04_2008_RUS_LV_135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ОДИН ОТВЕТ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ESS_R04_2008_RUS_LV_137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Используйте ту же карточку!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ESS_R04_2008_RUS_LV_139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Используйте ту же карточку.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ESS_R04_2008_RUS_LV_14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ОТМЕТЬТЕ ТОЛЬКО ОДИН ОТВЕТ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ESS_R04_2008_RUS_LV_182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СПРАШИВАТЬ ВСЕХ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ESS_R04_2008_RUS_LV_184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СПРАШИВАЙТЕ ВСЕХ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ESS_R04_2008_RUS_LV_18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СПРАШИВАЙТЕ ВСЕХ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ESS_R04_2008_RUS_LV_189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СПРАШИВАЙТЕ ВСЕХ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ESS_R04_2008_RUS_LV_19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ОДИН ОТВЕТ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ESS_R04_2008_RUS_LV_198</text:p>
          </table:table-cell>
          <table:table-cell office:value-type="string" calcext:value-type="string">
            <text:p>F0b</text:p>
          </table:table-cell>
          <table:table-cell office:value-type="string" calcext:value-type="string">
            <text:p>ПОЛ РЕСПОНДЕНТА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ESS_R04_2008_RUS_LV_20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Используйте, пожалуйста эту карточку.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ESS_R04_2008_RUS_LV_20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ыберите только одну.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ESS_R04_2008_RUS_LV_20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ОТМЕТЬТЕ ВСЕ ПОХОДЯЩИЕ ВАРИАНТЫ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ESS_R04_2008_RUS_LV_22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СПРАШИВАЙТЕ ВСЕХ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ESS_R04_2008_RUS_LV_23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235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Используйте, пожалуйста эту карточку.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ESS_R04_2008_RUS_LV_236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ИНТЕРВЬЮЕР, ОТМЕТЬТЕ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ESS_R04_2008_RUS_LV_237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СПРОСИТЕ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ESS_R04_2008_RUS_LV_238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ОТМЕТЬТЕ ВСЕ НАЗВАННЫЕ ОТВЕТЫ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ESS_R04_2008_RUS_LV_250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256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Используйте, пожалуйста, эту карточку.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ESS_R04_2008_RUS_LV_278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Используйте эту карточку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ESS_R04_2008_RUS_LV_279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Используйте эту карточку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ESS_R04_2008_RUS_LV_280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Используйте эту карточку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ESS_R04_2008_RUS_LV_286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Впишите, пожалуйста.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ESS_R04_2008_RUS_LV_290</text:p>
          </table:table-cell>
          <table:table-cell office:value-type="string" calcext:value-type="string">
            <text:p>HS13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291</text:p>
          </table:table-cell>
          <table:table-cell office:value-type="string" calcext:value-type="string">
            <text:p>HS14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292</text:p>
          </table:table-cell>
          <table:table-cell office:value-type="string" calcext:value-type="string">
            <text:p>HS15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297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Впишите, пожалуйста.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ESS_R04_2008_RUS_LV_300</text:p>
          </table:table-cell>
          <table:table-cell office:value-type="string" calcext:value-type="string">
            <text:p>HS22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301</text:p>
          </table:table-cell>
          <table:table-cell office:value-type="string" calcext:value-type="string">
            <text:p>HS23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302</text:p>
          </table:table-cell>
          <table:table-cell office:value-type="string" calcext:value-type="string">
            <text:p>HS24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303</text:p>
          </table:table-cell>
          <table:table-cell office:value-type="string" calcext:value-type="string">
            <text:p>HS25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308</text:p>
          </table:table-cell>
          <table:table-cell office:value-type="string" calcext:value-type="string">
            <text:p>HS3</text:p>
          </table:table-cell>
          <table:table-cell office:value-type="string" calcext:value-type="string">
            <text:p>Впишите, пожалуйста.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ESS_R04_2008_RUS_LV_313</text:p>
          </table:table-cell>
          <table:table-cell office:value-type="string" calcext:value-type="string">
            <text:p>HS34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314</text:p>
          </table:table-cell>
          <table:table-cell office:value-type="string" calcext:value-type="string">
            <text:p>HS35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315</text:p>
          </table:table-cell>
          <table:table-cell office:value-type="string" calcext:value-type="string">
            <text:p>HS36</text:p>
          </table:table-cell>
          <table:table-cell office:value-type="string" calcext:value-type="string">
            <text:p>Отметьте один ответ.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ESS_R04_2008_RUS_LV_316</text:p>
          </table:table-cell>
          <table:table-cell office:value-type="string" calcext:value-type="string">
            <text:p>HS4</text:p>
          </table:table-cell>
          <table:table-cell office:value-type="string" calcext:value-type="string">
            <text:p>Отметьте один ответ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ESS_R04_2008_RUS_LV_317</text:p>
          </table:table-cell>
          <table:table-cell office:value-type="string" calcext:value-type="string">
            <text:p>HS5</text:p>
          </table:table-cell>
          <table:table-cell office:value-type="string" calcext:value-type="string">
            <text:p>Отметьте один ответ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ESS_R04_2008_RUS_LV_318</text:p>
          </table:table-cell>
          <table:table-cell office:value-type="string" calcext:value-type="string">
            <text:p>HS6</text:p>
          </table:table-cell>
          <table:table-cell office:value-type="string" calcext:value-type="string">
            <text:p>Отметьте один ответ</text:p>
          </table:table-cell>
          <table:table-cell office:value-type="float" office:value="873" calcext:value-type="float">
            <text:p>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25:03.741853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26:04.809690146</dc:date>
    <meta:editing-duration>PT2M52S</meta:editing-duration>
    <meta:editing-cycles>9</meta:editing-cycles>
    <meta:generator>LibreOffice/6.0.7.3$Linux_X86_64 LibreOffice_project/00m0$Build-3</meta:generator>
    <meta:document-statistic meta:table-count="4" meta:cell-count="13747" meta:object-count="0"/>
  </office:meta>
</office:document-meta>
</file>